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85208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dj Close</text:p>
          </table:table-cell>
          <table:table-cell office:value-type="string" table:style-name="ce1">
            <text:p>Volume</text:p>
          </table:table-cell>
          <table:table-cell table:number-columns-repeated="16377"/>
        </table:table-row>
        <table:table-row table:style-name="ro1">
          <table:table-cell office:value-type="date" office:date-value="2019-11-05T00:00:00" table:style-name="ce2">
            <text:p>11/5/2019</text:p>
          </table:table-cell>
          <table:table-cell office:value-type="float" office:value="64.262496999999996" table:style-name="ce1">
            <text:p>64.262497</text:p>
          </table:table-cell>
          <table:table-cell office:value-type="float" office:value="64.547500999999997" table:style-name="ce1">
            <text:p>64.547501</text:p>
          </table:table-cell>
          <table:table-cell office:value-type="float" office:value="64.080001999999993" table:style-name="ce1">
            <text:p>64.080002</text:p>
          </table:table-cell>
          <table:table-cell office:value-type="float" office:value="64.282500999999996" table:style-name="ce1">
            <text:p>64.282501</text:p>
          </table:table-cell>
          <table:table-cell office:value-type="float" office:value="63.650970000000001" table:style-name="ce1">
            <text:p>63.65097</text:p>
          </table:table-cell>
          <table:table-cell office:value-type="float" office:value="79897600" table:style-name="ce1">
            <text:p>79897600</text:p>
          </table:table-cell>
          <table:table-cell table:number-columns-repeated="16377"/>
        </table:table-row>
        <table:table-row table:style-name="ro1">
          <table:table-cell office:value-type="date" office:date-value="2019-11-06T00:00:00" table:style-name="ce2">
            <text:p>11/6/2019</text:p>
          </table:table-cell>
          <table:table-cell office:value-type="float" office:value="64.192497000000003" table:style-name="ce1">
            <text:p>64.192497</text:p>
          </table:table-cell>
          <table:table-cell office:value-type="float" office:value="64.372497999999993" table:style-name="ce1">
            <text:p>64.372498</text:p>
          </table:table-cell>
          <table:table-cell office:value-type="float" office:value="63.842498999999997" table:style-name="ce1">
            <text:p>63.842499</text:p>
          </table:table-cell>
          <table:table-cell office:value-type="float" office:value="64.309997999999993" table:style-name="ce1">
            <text:p>64.309998</text:p>
          </table:table-cell>
          <table:table-cell office:value-type="float" office:value="63.678192000000003" table:style-name="ce1">
            <text:p>63.678192</text:p>
          </table:table-cell>
          <table:table-cell office:value-type="float" office:value="75864400" table:style-name="ce1">
            <text:p>75864400</text:p>
          </table:table-cell>
          <table:table-cell table:number-columns-repeated="16377"/>
        </table:table-row>
        <table:table-row table:style-name="ro1">
          <table:table-cell office:value-type="date" office:date-value="2019-11-07T00:00:00" table:style-name="ce2">
            <text:p>11/7/2019</text:p>
          </table:table-cell>
          <table:table-cell office:value-type="float" office:value="64.684997999999993" table:style-name="ce1">
            <text:p>64.684998</text:p>
          </table:table-cell>
          <table:table-cell office:value-type="float" office:value="65.087502000000001" table:style-name="ce1">
            <text:p>65.087502</text:p>
          </table:table-cell>
          <table:table-cell office:value-type="float" office:value="64.527495999999999" table:style-name="ce1">
            <text:p>64.527496</text:p>
          </table:table-cell>
          <table:table-cell office:value-type="float" office:value="64.857498000000007" table:style-name="ce1">
            <text:p>64.857498</text:p>
          </table:table-cell>
          <table:table-cell office:value-type="float" office:value="64.413116000000002" table:style-name="ce1">
            <text:p>64.413116</text:p>
          </table:table-cell>
          <table:table-cell office:value-type="float" office:value="94940400" table:style-name="ce1">
            <text:p>94940400</text:p>
          </table:table-cell>
          <table:table-cell table:number-columns-repeated="16377"/>
        </table:table-row>
        <table:table-row table:style-name="ro1">
          <table:table-cell office:value-type="date" office:date-value="2019-11-08T00:00:00" table:style-name="ce2">
            <text:p>11/8/2019</text:p>
          </table:table-cell>
          <table:table-cell office:value-type="float" office:value="64.672500999999997" table:style-name="ce1">
            <text:p>64.672501</text:p>
          </table:table-cell>
          <table:table-cell office:value-type="float" office:value="65.110000999999997" table:style-name="ce1">
            <text:p>65.110001</text:p>
          </table:table-cell>
          <table:table-cell office:value-type="float" office:value="64.212502000000001" table:style-name="ce1">
            <text:p>64.212502</text:p>
          </table:table-cell>
          <table:table-cell office:value-type="float" office:value="65.035004000000001" table:style-name="ce1">
            <text:p>65.035004</text:p>
          </table:table-cell>
          <table:table-cell office:value-type="float" office:value="64.589409000000003" table:style-name="ce1">
            <text:p>64.589409</text:p>
          </table:table-cell>
          <table:table-cell office:value-type="float" office:value="69986400" table:style-name="ce1">
            <text:p>69986400</text:p>
          </table:table-cell>
          <table:table-cell table:number-columns-repeated="16377"/>
        </table:table-row>
        <table:table-row table:style-name="ro1">
          <table:table-cell office:value-type="date" office:date-value="2019-11-11T00:00:00" table:style-name="ce2">
            <text:p>11/11/2019</text:p>
          </table:table-cell>
          <table:table-cell office:value-type="float" office:value="64.574996999999996" table:style-name="ce1">
            <text:p>64.574997</text:p>
          </table:table-cell>
          <table:table-cell office:value-type="float" office:value="65.617500000000007" table:style-name="ce1">
            <text:p>65.6175</text:p>
          </table:table-cell>
          <table:table-cell office:value-type="float" office:value="64.569999999999993" table:style-name="ce1">
            <text:p>64.57</text:p>
          </table:table-cell>
          <table:table-cell office:value-type="float" office:value="65.550003000000004" table:style-name="ce1">
            <text:p>65.550003</text:p>
          </table:table-cell>
          <table:table-cell office:value-type="float" office:value="65.100876" table:style-name="ce1">
            <text:p>65.100876</text:p>
          </table:table-cell>
          <table:table-cell office:value-type="float" office:value="81821200" table:style-name="ce1">
            <text:p>81821200</text:p>
          </table:table-cell>
          <table:table-cell table:number-columns-repeated="16377"/>
        </table:table-row>
        <table:table-row table:style-name="ro1">
          <table:table-cell office:value-type="date" office:date-value="2019-11-12T00:00:00" table:style-name="ce2">
            <text:p>11/12/2019</text:p>
          </table:table-cell>
          <table:table-cell office:value-type="float" office:value="65.387496999999996" table:style-name="ce1">
            <text:p>65.387497</text:p>
          </table:table-cell>
          <table:table-cell office:value-type="float" office:value="65.697502" table:style-name="ce1">
            <text:p>65.697502</text:p>
          </table:table-cell>
          <table:table-cell office:value-type="float" office:value="65.230002999999996" table:style-name="ce1">
            <text:p>65.230003</text:p>
          </table:table-cell>
          <table:table-cell office:value-type="float" office:value="65.489998" table:style-name="ce1">
            <text:p>65.489998</text:p>
          </table:table-cell>
          <table:table-cell office:value-type="float" office:value="65.041283000000007" table:style-name="ce1">
            <text:p>65.041283</text:p>
          </table:table-cell>
          <table:table-cell office:value-type="float" office:value="87388800" table:style-name="ce1">
            <text:p>87388800</text:p>
          </table:table-cell>
          <table:table-cell table:number-columns-repeated="16377"/>
        </table:table-row>
        <table:table-row table:style-name="ro1">
          <table:table-cell office:value-type="date" office:date-value="2019-11-13T00:00:00" table:style-name="ce2">
            <text:p>11/13/2019</text:p>
          </table:table-cell>
          <table:table-cell office:value-type="float" office:value="65.282500999999996" table:style-name="ce1">
            <text:p>65.282501</text:p>
          </table:table-cell>
          <table:table-cell office:value-type="float" office:value="66.194999999999993" table:style-name="ce1">
            <text:p>66.195</text:p>
          </table:table-cell>
          <table:table-cell office:value-type="float" office:value="65.267501999999993" table:style-name="ce1">
            <text:p>65.267502</text:p>
          </table:table-cell>
          <table:table-cell office:value-type="float" office:value="66.117500000000007" table:style-name="ce1">
            <text:p>66.1175</text:p>
          </table:table-cell>
          <table:table-cell office:value-type="float" office:value="65.664490000000001" table:style-name="ce1">
            <text:p>65.66449</text:p>
          </table:table-cell>
          <table:table-cell office:value-type="float" office:value="102734400" table:style-name="ce1">
            <text:p>102734400</text:p>
          </table:table-cell>
          <table:table-cell table:number-columns-repeated="16377"/>
        </table:table-row>
        <table:table-row table:style-name="ro1">
          <table:table-cell office:value-type="date" office:date-value="2019-11-14T00:00:00" table:style-name="ce2">
            <text:p>11/14/2019</text:p>
          </table:table-cell>
          <table:table-cell office:value-type="float" office:value="65.9375" table:style-name="ce1">
            <text:p>65.9375</text:p>
          </table:table-cell>
          <table:table-cell office:value-type="float" office:value="66.220000999999996" table:style-name="ce1">
            <text:p>66.220001</text:p>
          </table:table-cell>
          <table:table-cell office:value-type="float" office:value="65.525002000000001" table:style-name="ce1">
            <text:p>65.525002</text:p>
          </table:table-cell>
          <table:table-cell office:value-type="float" office:value="65.660004000000001" table:style-name="ce1">
            <text:p>65.660004</text:p>
          </table:table-cell>
          <table:table-cell office:value-type="float" office:value="65.210121000000001" table:style-name="ce1">
            <text:p>65.210121</text:p>
          </table:table-cell>
          <table:table-cell office:value-type="float" office:value="89182800" table:style-name="ce1">
            <text:p>89182800</text:p>
          </table:table-cell>
          <table:table-cell table:number-columns-repeated="16377"/>
        </table:table-row>
        <table:table-row table:style-name="ro1">
          <table:table-cell office:value-type="date" office:date-value="2019-11-15T00:00:00" table:style-name="ce2">
            <text:p>11/15/2019</text:p>
          </table:table-cell>
          <table:table-cell office:value-type="float" office:value="65.919998000000007" table:style-name="ce1">
            <text:p>65.919998</text:p>
          </table:table-cell>
          <table:table-cell office:value-type="float" office:value="66.444999999999993" table:style-name="ce1">
            <text:p>66.445</text:p>
          </table:table-cell>
          <table:table-cell office:value-type="float" office:value="65.752502000000007" table:style-name="ce1">
            <text:p>65.752502</text:p>
          </table:table-cell>
          <table:table-cell office:value-type="float" office:value="66.440002000000007" table:style-name="ce1">
            <text:p>66.440002</text:p>
          </table:table-cell>
          <table:table-cell office:value-type="float" office:value="65.984779000000003" table:style-name="ce1">
            <text:p>65.984779</text:p>
          </table:table-cell>
          <table:table-cell office:value-type="float" office:value="100206400" table:style-name="ce1">
            <text:p>100206400</text:p>
          </table:table-cell>
          <table:table-cell table:number-columns-repeated="16377"/>
        </table:table-row>
        <table:table-row table:style-name="ro1">
          <table:table-cell office:value-type="date" office:date-value="2019-11-18T00:00:00" table:style-name="ce2">
            <text:p>11/18/2019</text:p>
          </table:table-cell>
          <table:table-cell office:value-type="float" office:value="66.449996999999996" table:style-name="ce1">
            <text:p>66.449997</text:p>
          </table:table-cell>
          <table:table-cell office:value-type="float" office:value="66.857498000000007" table:style-name="ce1">
            <text:p>66.857498</text:p>
          </table:table-cell>
          <table:table-cell office:value-type="float" office:value="66.057502999999997" table:style-name="ce1">
            <text:p>66.057503</text:p>
          </table:table-cell>
          <table:table-cell office:value-type="float" office:value="66.775002000000001" table:style-name="ce1">
            <text:p>66.775002</text:p>
          </table:table-cell>
          <table:table-cell office:value-type="float" office:value="66.317490000000006" table:style-name="ce1">
            <text:p>66.31749</text:p>
          </table:table-cell>
          <table:table-cell office:value-type="float" office:value="86703200" table:style-name="ce1">
            <text:p>86703200</text:p>
          </table:table-cell>
          <table:table-cell table:number-columns-repeated="16377"/>
        </table:table-row>
        <table:table-row table:style-name="ro1">
          <table:table-cell office:value-type="date" office:date-value="2019-11-19T00:00:00" table:style-name="ce2">
            <text:p>11/19/2019</text:p>
          </table:table-cell>
          <table:table-cell office:value-type="float" office:value="66.974997999999999" table:style-name="ce1">
            <text:p>66.974998</text:p>
          </table:table-cell>
          <table:table-cell office:value-type="float" office:value="67" table:style-name="ce1">
            <text:p>67</text:p>
          </table:table-cell>
          <table:table-cell office:value-type="float" office:value="66.347504000000001" table:style-name="ce1">
            <text:p>66.347504</text:p>
          </table:table-cell>
          <table:table-cell office:value-type="float" office:value="66.572502" table:style-name="ce1">
            <text:p>66.572502</text:p>
          </table:table-cell>
          <table:table-cell office:value-type="float" office:value="66.116371000000001" table:style-name="ce1">
            <text:p>66.116371</text:p>
          </table:table-cell>
          <table:table-cell office:value-type="float" office:value="76167200" table:style-name="ce1">
            <text:p>76167200</text:p>
          </table:table-cell>
          <table:table-cell table:number-columns-repeated="16377"/>
        </table:table-row>
        <table:table-row table:style-name="ro1">
          <table:table-cell office:value-type="date" office:date-value="2019-11-20T00:00:00" table:style-name="ce2">
            <text:p>11/20/2019</text:p>
          </table:table-cell>
          <table:table-cell office:value-type="float" office:value="66.385002" table:style-name="ce1">
            <text:p>66.385002</text:p>
          </table:table-cell>
          <table:table-cell office:value-type="float" office:value="66.519997000000004" table:style-name="ce1">
            <text:p>66.519997</text:p>
          </table:table-cell>
          <table:table-cell office:value-type="float" office:value="65.099997999999999" table:style-name="ce1">
            <text:p>65.099998</text:p>
          </table:table-cell>
          <table:table-cell office:value-type="float" office:value="65.797500999999997" table:style-name="ce1">
            <text:p>65.797501</text:p>
          </table:table-cell>
          <table:table-cell office:value-type="float" office:value="65.346687000000003" table:style-name="ce1">
            <text:p>65.346687</text:p>
          </table:table-cell>
          <table:table-cell office:value-type="float" office:value="106234400" table:style-name="ce1">
            <text:p>106234400</text:p>
          </table:table-cell>
          <table:table-cell table:number-columns-repeated="16377"/>
        </table:table-row>
        <table:table-row table:style-name="ro1">
          <table:table-cell office:value-type="date" office:date-value="2019-11-21T00:00:00" table:style-name="ce2">
            <text:p>11/21/2019</text:p>
          </table:table-cell>
          <table:table-cell office:value-type="float" office:value="65.922500999999997" table:style-name="ce1">
            <text:p>65.922501</text:p>
          </table:table-cell>
          <table:table-cell office:value-type="float" office:value="66.002502000000007" table:style-name="ce1">
            <text:p>66.002502</text:p>
          </table:table-cell>
          <table:table-cell office:value-type="float" office:value="65.294998000000007" table:style-name="ce1">
            <text:p>65.294998</text:p>
          </table:table-cell>
          <table:table-cell office:value-type="float" office:value="65.502502000000007" table:style-name="ce1">
            <text:p>65.502502</text:p>
          </table:table-cell>
          <table:table-cell office:value-type="float" office:value="65.053702999999999" table:style-name="ce1">
            <text:p>65.053703</text:p>
          </table:table-cell>
          <table:table-cell office:value-type="float" office:value="121395200" table:style-name="ce1">
            <text:p>121395200</text:p>
          </table:table-cell>
          <table:table-cell table:number-columns-repeated="16377"/>
        </table:table-row>
        <table:table-row table:style-name="ro1">
          <table:table-cell office:value-type="date" office:date-value="2019-11-22T00:00:00" table:style-name="ce2">
            <text:p>11/22/2019</text:p>
          </table:table-cell>
          <table:table-cell office:value-type="float" office:value="65.647498999999996" table:style-name="ce1">
            <text:p>65.647499</text:p>
          </table:table-cell>
          <table:table-cell office:value-type="float" office:value="65.794998000000007" table:style-name="ce1">
            <text:p>65.794998</text:p>
          </table:table-cell>
          <table:table-cell office:value-type="float" office:value="65.209998999999996" table:style-name="ce1">
            <text:p>65.209999</text:p>
          </table:table-cell>
          <table:table-cell office:value-type="float" office:value="65.444999999999993" table:style-name="ce1">
            <text:p>65.445</text:p>
          </table:table-cell>
          <table:table-cell office:value-type="float" office:value="64.996596999999994" table:style-name="ce1">
            <text:p>64.996597</text:p>
          </table:table-cell>
          <table:table-cell office:value-type="float" office:value="65325200" table:style-name="ce1">
            <text:p>65325200</text:p>
          </table:table-cell>
          <table:table-cell table:number-columns-repeated="16377"/>
        </table:table-row>
        <table:table-row table:style-name="ro1">
          <table:table-cell office:value-type="date" office:date-value="2019-11-25T00:00:00" table:style-name="ce2">
            <text:p>11/25/2019</text:p>
          </table:table-cell>
          <table:table-cell office:value-type="float" office:value="65.677498" table:style-name="ce1">
            <text:p>65.677498</text:p>
          </table:table-cell>
          <table:table-cell office:value-type="float" office:value="66.610000999999997" table:style-name="ce1">
            <text:p>66.610001</text:p>
          </table:table-cell>
          <table:table-cell office:value-type="float" office:value="65.629997000000003" table:style-name="ce1">
            <text:p>65.629997</text:p>
          </table:table-cell>
          <table:table-cell office:value-type="float" office:value="66.592499000000004" table:style-name="ce1">
            <text:p>66.592499</text:p>
          </table:table-cell>
          <table:table-cell office:value-type="float" office:value="66.136229999999998" table:style-name="ce1">
            <text:p>66.13623</text:p>
          </table:table-cell>
          <table:table-cell office:value-type="float" office:value="84020400" table:style-name="ce1">
            <text:p>84020400</text:p>
          </table:table-cell>
          <table:table-cell table:number-columns-repeated="16377"/>
        </table:table-row>
        <table:table-row table:style-name="ro1">
          <table:table-cell office:value-type="date" office:date-value="2019-11-26T00:00:00" table:style-name="ce2">
            <text:p>11/26/2019</text:p>
          </table:table-cell>
          <table:table-cell office:value-type="float" office:value="66.735000999999997" table:style-name="ce1">
            <text:p>66.735001</text:p>
          </table:table-cell>
          <table:table-cell office:value-type="float" office:value="66.790001000000004" table:style-name="ce1">
            <text:p>66.790001</text:p>
          </table:table-cell>
          <table:table-cell office:value-type="float" office:value="65.625" table:style-name="ce1">
            <text:p>65.625</text:p>
          </table:table-cell>
          <table:table-cell office:value-type="float" office:value="66.072502" table:style-name="ce1">
            <text:p>66.072502</text:p>
          </table:table-cell>
          <table:table-cell office:value-type="float" office:value="65.619788999999997" table:style-name="ce1">
            <text:p>65.619789</text:p>
          </table:table-cell>
          <table:table-cell office:value-type="float" office:value="105207600" table:style-name="ce1">
            <text:p>105207600</text:p>
          </table:table-cell>
          <table:table-cell table:number-columns-repeated="16377"/>
        </table:table-row>
        <table:table-row table:style-name="ro1">
          <table:table-cell office:value-type="date" office:date-value="2019-11-27T00:00:00" table:style-name="ce2">
            <text:p>11/27/2019</text:p>
          </table:table-cell>
          <table:table-cell office:value-type="float" office:value="66.394997000000004" table:style-name="ce1">
            <text:p>66.394997</text:p>
          </table:table-cell>
          <table:table-cell office:value-type="float" office:value="66.995002999999997" table:style-name="ce1">
            <text:p>66.995003</text:p>
          </table:table-cell>
          <table:table-cell office:value-type="float" office:value="66.327499000000003" table:style-name="ce1">
            <text:p>66.327499</text:p>
          </table:table-cell>
          <table:table-cell office:value-type="float" office:value="66.959998999999996" table:style-name="ce1">
            <text:p>66.959999</text:p>
          </table:table-cell>
          <table:table-cell office:value-type="float" office:value="66.501213000000007" table:style-name="ce1">
            <text:p>66.501213</text:p>
          </table:table-cell>
          <table:table-cell office:value-type="float" office:value="65235600" table:style-name="ce1">
            <text:p>65235600</text:p>
          </table:table-cell>
          <table:table-cell table:number-columns-repeated="16377"/>
        </table:table-row>
        <table:table-row table:style-name="ro1">
          <table:table-cell office:value-type="date" office:date-value="2019-11-29T00:00:00" table:style-name="ce2">
            <text:p>11/29/2019</text:p>
          </table:table-cell>
          <table:table-cell office:value-type="float" office:value="66.650002000000001" table:style-name="ce1">
            <text:p>66.650002</text:p>
          </table:table-cell>
          <table:table-cell office:value-type="float" office:value="67" table:style-name="ce1">
            <text:p>67</text:p>
          </table:table-cell>
          <table:table-cell office:value-type="float" office:value="66.474997999999999" table:style-name="ce1">
            <text:p>66.474998</text:p>
          </table:table-cell>
          <table:table-cell office:value-type="float" office:value="66.8125" table:style-name="ce1">
            <text:p>66.8125</text:p>
          </table:table-cell>
          <table:table-cell office:value-type="float" office:value="66.354729000000006" table:style-name="ce1">
            <text:p>66.354729</text:p>
          </table:table-cell>
          <table:table-cell office:value-type="float" office:value="46617600" table:style-name="ce1">
            <text:p>46617600</text:p>
          </table:table-cell>
          <table:table-cell table:number-columns-repeated="16377"/>
        </table:table-row>
        <table:table-row table:style-name="ro1">
          <table:table-cell office:value-type="date" office:date-value="2019-12-02T00:00:00" table:style-name="ce2">
            <text:p>12/2/2019</text:p>
          </table:table-cell>
          <table:table-cell office:value-type="float" office:value="66.817497000000003" table:style-name="ce1">
            <text:p>66.817497</text:p>
          </table:table-cell>
          <table:table-cell office:value-type="float" office:value="67.0625" table:style-name="ce1">
            <text:p>67.0625</text:p>
          </table:table-cell>
          <table:table-cell office:value-type="float" office:value="65.862503000000004" table:style-name="ce1">
            <text:p>65.862503</text:p>
          </table:table-cell>
          <table:table-cell office:value-type="float" office:value="66.040001000000004" table:style-name="ce1">
            <text:p>66.040001</text:p>
          </table:table-cell>
          <table:table-cell office:value-type="float" office:value="65.587517000000005" table:style-name="ce1">
            <text:p>65.587517</text:p>
          </table:table-cell>
          <table:table-cell office:value-type="float" office:value="94487200" table:style-name="ce1">
            <text:p>94487200</text:p>
          </table:table-cell>
          <table:table-cell table:number-columns-repeated="16377"/>
        </table:table-row>
        <table:table-row table:style-name="ro1">
          <table:table-cell office:value-type="date" office:date-value="2019-12-03T00:00:00" table:style-name="ce2">
            <text:p>12/3/2019</text:p>
          </table:table-cell>
          <table:table-cell office:value-type="float" office:value="64.577499000000003" table:style-name="ce1">
            <text:p>64.577499</text:p>
          </table:table-cell>
          <table:table-cell office:value-type="float" office:value="64.882499999999993" table:style-name="ce1">
            <text:p>64.8825</text:p>
          </table:table-cell>
          <table:table-cell office:value-type="float" office:value="64.072502" table:style-name="ce1">
            <text:p>64.072502</text:p>
          </table:table-cell>
          <table:table-cell office:value-type="float" office:value="64.862503000000004" table:style-name="ce1">
            <text:p>64.862503</text:p>
          </table:table-cell>
          <table:table-cell office:value-type="float" office:value="64.418091000000004" table:style-name="ce1">
            <text:p>64.418091</text:p>
          </table:table-cell>
          <table:table-cell office:value-type="float" office:value="114430400" table:style-name="ce1">
            <text:p>114430400</text:p>
          </table:table-cell>
          <table:table-cell table:number-columns-repeated="16377"/>
        </table:table-row>
        <table:table-row table:style-name="ro1">
          <table:table-cell office:value-type="date" office:date-value="2019-12-04T00:00:00" table:style-name="ce2">
            <text:p>12/4/2019</text:p>
          </table:table-cell>
          <table:table-cell office:value-type="float" office:value="65.267501999999993" table:style-name="ce1">
            <text:p>65.267502</text:p>
          </table:table-cell>
          <table:table-cell office:value-type="float" office:value="65.827499000000003" table:style-name="ce1">
            <text:p>65.827499</text:p>
          </table:table-cell>
          <table:table-cell office:value-type="float" office:value="65.169998000000007" table:style-name="ce1">
            <text:p>65.169998</text:p>
          </table:table-cell>
          <table:table-cell office:value-type="float" office:value="65.434997999999993" table:style-name="ce1">
            <text:p>65.434998</text:p>
          </table:table-cell>
          <table:table-cell office:value-type="float" office:value="64.986664000000005" table:style-name="ce1">
            <text:p>64.986664</text:p>
          </table:table-cell>
          <table:table-cell office:value-type="float" office:value="67181600" table:style-name="ce1">
            <text:p>67181600</text:p>
          </table:table-cell>
          <table:table-cell table:number-columns-repeated="16377"/>
        </table:table-row>
        <table:table-row table:style-name="ro1">
          <table:table-cell office:value-type="date" office:date-value="2019-12-05T00:00:00" table:style-name="ce2">
            <text:p>12/5/2019</text:p>
          </table:table-cell>
          <table:table-cell office:value-type="float" office:value="65.947502" table:style-name="ce1">
            <text:p>65.947502</text:p>
          </table:table-cell>
          <table:table-cell office:value-type="float" office:value="66.472504000000001" table:style-name="ce1">
            <text:p>66.472504</text:p>
          </table:table-cell>
          <table:table-cell office:value-type="float" office:value="65.682502999999997" table:style-name="ce1">
            <text:p>65.682503</text:p>
          </table:table-cell>
          <table:table-cell office:value-type="float" office:value="66.394997000000004" table:style-name="ce1">
            <text:p>66.394997</text:p>
          </table:table-cell>
          <table:table-cell office:value-type="float" office:value="65.940085999999994" table:style-name="ce1">
            <text:p>65.940086</text:p>
          </table:table-cell>
          <table:table-cell office:value-type="float" office:value="74424400" table:style-name="ce1">
            <text:p>74424400</text:p>
          </table:table-cell>
          <table:table-cell table:number-columns-repeated="16377"/>
        </table:table-row>
        <table:table-row table:style-name="ro1">
          <table:table-cell office:value-type="date" office:date-value="2019-12-06T00:00:00" table:style-name="ce2">
            <text:p>12/6/2019</text:p>
          </table:table-cell>
          <table:table-cell office:value-type="float" office:value="66.870002999999997" table:style-name="ce1">
            <text:p>66.870003</text:p>
          </table:table-cell>
          <table:table-cell office:value-type="float" office:value="67.75" table:style-name="ce1">
            <text:p>67.75</text:p>
          </table:table-cell>
          <table:table-cell office:value-type="float" office:value="66.824996999999996" table:style-name="ce1">
            <text:p>66.824997</text:p>
          </table:table-cell>
          <table:table-cell office:value-type="float" office:value="67.677498" table:style-name="ce1">
            <text:p>67.677498</text:p>
          </table:table-cell>
          <table:table-cell office:value-type="float" office:value="67.213798999999995" table:style-name="ce1">
            <text:p>67.213799</text:p>
          </table:table-cell>
          <table:table-cell office:value-type="float" office:value="106075600" table:style-name="ce1">
            <text:p>106075600</text:p>
          </table:table-cell>
          <table:table-cell table:number-columns-repeated="16377"/>
        </table:table-row>
        <table:table-row table:style-name="ro1">
          <table:table-cell office:value-type="date" office:date-value="2019-12-09T00:00:00" table:style-name="ce2">
            <text:p>12/9/2019</text:p>
          </table:table-cell>
          <table:table-cell office:value-type="float" office:value="67.5" table:style-name="ce1">
            <text:p>67.5</text:p>
          </table:table-cell>
          <table:table-cell office:value-type="float" office:value="67.699996999999996" table:style-name="ce1">
            <text:p>67.699997</text:p>
          </table:table-cell>
          <table:table-cell office:value-type="float" office:value="66.227501000000004" table:style-name="ce1">
            <text:p>66.227501</text:p>
          </table:table-cell>
          <table:table-cell office:value-type="float" office:value="66.730002999999996" table:style-name="ce1">
            <text:p>66.730003</text:p>
          </table:table-cell>
          <table:table-cell office:value-type="float" office:value="66.272789000000003" table:style-name="ce1">
            <text:p>66.272789</text:p>
          </table:table-cell>
          <table:table-cell office:value-type="float" office:value="128042400" table:style-name="ce1">
            <text:p>128042400</text:p>
          </table:table-cell>
          <table:table-cell table:number-columns-repeated="16377"/>
        </table:table-row>
        <table:table-row table:style-name="ro1">
          <table:table-cell office:value-type="date" office:date-value="2019-12-10T00:00:00" table:style-name="ce2">
            <text:p>12/10/2019</text:p>
          </table:table-cell>
          <table:table-cell office:value-type="float" office:value="67.150002000000001" table:style-name="ce1">
            <text:p>67.150002</text:p>
          </table:table-cell>
          <table:table-cell office:value-type="float" office:value="67.517501999999993" table:style-name="ce1">
            <text:p>67.517502</text:p>
          </table:table-cell>
          <table:table-cell office:value-type="float" office:value="66.464995999999999" table:style-name="ce1">
            <text:p>66.464996</text:p>
          </table:table-cell>
          <table:table-cell office:value-type="float" office:value="67.120002999999997" table:style-name="ce1">
            <text:p>67.120003</text:p>
          </table:table-cell>
          <table:table-cell office:value-type="float" office:value="66.660126000000005" table:style-name="ce1">
            <text:p>66.660126</text:p>
          </table:table-cell>
          <table:table-cell office:value-type="float" office:value="90420400" table:style-name="ce1">
            <text:p>90420400</text:p>
          </table:table-cell>
          <table:table-cell table:number-columns-repeated="16377"/>
        </table:table-row>
        <table:table-row table:style-name="ro1">
          <table:table-cell office:value-type="date" office:date-value="2019-12-11T00:00:00" table:style-name="ce2">
            <text:p>12/11/2019</text:p>
          </table:table-cell>
          <table:table-cell office:value-type="float" office:value="67.202499000000003" table:style-name="ce1">
            <text:p>67.202499</text:p>
          </table:table-cell>
          <table:table-cell office:value-type="float" office:value="67.775002000000001" table:style-name="ce1">
            <text:p>67.775002</text:p>
          </table:table-cell>
          <table:table-cell office:value-type="float" office:value="67.125" table:style-name="ce1">
            <text:p>67.125</text:p>
          </table:table-cell>
          <table:table-cell office:value-type="float" office:value="67.692497000000003" table:style-name="ce1">
            <text:p>67.692497</text:p>
          </table:table-cell>
          <table:table-cell office:value-type="float" office:value="67.228699000000006" table:style-name="ce1">
            <text:p>67.228699</text:p>
          </table:table-cell>
          <table:table-cell office:value-type="float" office:value="78756800" table:style-name="ce1">
            <text:p>78756800</text:p>
          </table:table-cell>
          <table:table-cell table:number-columns-repeated="16377"/>
        </table:table-row>
        <table:table-row table:style-name="ro1">
          <table:table-cell office:value-type="date" office:date-value="2019-12-12T00:00:00" table:style-name="ce2">
            <text:p>12/12/2019</text:p>
          </table:table-cell>
          <table:table-cell office:value-type="float" office:value="66.944999999999993" table:style-name="ce1">
            <text:p>66.945</text:p>
          </table:table-cell>
          <table:table-cell office:value-type="float" office:value="68.139999000000003" table:style-name="ce1">
            <text:p>68.139999</text:p>
          </table:table-cell>
          <table:table-cell office:value-type="float" office:value="66.830001999999993" table:style-name="ce1">
            <text:p>66.830002</text:p>
          </table:table-cell>
          <table:table-cell office:value-type="float" office:value="67.864998" table:style-name="ce1">
            <text:p>67.864998</text:p>
          </table:table-cell>
          <table:table-cell office:value-type="float" office:value="67.400017000000005" table:style-name="ce1">
            <text:p>67.400017</text:p>
          </table:table-cell>
          <table:table-cell office:value-type="float" office:value="137310400" table:style-name="ce1">
            <text:p>137310400</text:p>
          </table:table-cell>
          <table:table-cell table:number-columns-repeated="16377"/>
        </table:table-row>
        <table:table-row table:style-name="ro1">
          <table:table-cell office:value-type="date" office:date-value="2019-12-13T00:00:00" table:style-name="ce2">
            <text:p>12/13/2019</text:p>
          </table:table-cell>
          <table:table-cell office:value-type="float" office:value="67.864998" table:style-name="ce1">
            <text:p>67.864998</text:p>
          </table:table-cell>
          <table:table-cell office:value-type="float" office:value="68.824996999999996" table:style-name="ce1">
            <text:p>68.824997</text:p>
          </table:table-cell>
          <table:table-cell office:value-type="float" office:value="67.732498000000007" table:style-name="ce1">
            <text:p>67.732498</text:p>
          </table:table-cell>
          <table:table-cell office:value-type="float" office:value="68.787497999999999" table:style-name="ce1">
            <text:p>68.787498</text:p>
          </table:table-cell>
          <table:table-cell office:value-type="float" office:value="68.316192999999998" table:style-name="ce1">
            <text:p>68.316193</text:p>
          </table:table-cell>
          <table:table-cell office:value-type="float" office:value="133587600" table:style-name="ce1">
            <text:p>133587600</text:p>
          </table:table-cell>
          <table:table-cell table:number-columns-repeated="16377"/>
        </table:table-row>
        <table:table-row table:style-name="ro1">
          <table:table-cell office:value-type="date" office:date-value="2019-12-16T00:00:00" table:style-name="ce2">
            <text:p>12/16/2019</text:p>
          </table:table-cell>
          <table:table-cell office:value-type="float" office:value="69.25" table:style-name="ce1">
            <text:p>69.25</text:p>
          </table:table-cell>
          <table:table-cell office:value-type="float" office:value="70.197502" table:style-name="ce1">
            <text:p>70.197502</text:p>
          </table:table-cell>
          <table:table-cell office:value-type="float" office:value="69.245002999999997" table:style-name="ce1">
            <text:p>69.245003</text:p>
          </table:table-cell>
          <table:table-cell office:value-type="float" office:value="69.964995999999999" table:style-name="ce1">
            <text:p>69.964996</text:p>
          </table:table-cell>
          <table:table-cell office:value-type="float" office:value="69.485619" table:style-name="ce1">
            <text:p>69.485619</text:p>
          </table:table-cell>
          <table:table-cell office:value-type="float" office:value="128186000" table:style-name="ce1">
            <text:p>128186000</text:p>
          </table:table-cell>
          <table:table-cell table:number-columns-repeated="16377"/>
        </table:table-row>
        <table:table-row table:style-name="ro1">
          <table:table-cell office:value-type="date" office:date-value="2019-12-17T00:00:00" table:style-name="ce2">
            <text:p>12/17/2019</text:p>
          </table:table-cell>
          <table:table-cell office:value-type="float" office:value="69.892501999999993" table:style-name="ce1">
            <text:p>69.892502</text:p>
          </table:table-cell>
          <table:table-cell office:value-type="float" office:value="70.442497000000003" table:style-name="ce1">
            <text:p>70.442497</text:p>
          </table:table-cell>
          <table:table-cell office:value-type="float" office:value="69.699996999999996" table:style-name="ce1">
            <text:p>69.699997</text:p>
          </table:table-cell>
          <table:table-cell office:value-type="float" office:value="70.102501000000004" table:style-name="ce1">
            <text:p>70.102501</text:p>
          </table:table-cell>
          <table:table-cell office:value-type="float" office:value="69.622191999999998" table:style-name="ce1">
            <text:p>69.622192</text:p>
          </table:table-cell>
          <table:table-cell office:value-type="float" office:value="114158400" table:style-name="ce1">
            <text:p>114158400</text:p>
          </table:table-cell>
          <table:table-cell table:number-columns-repeated="16377"/>
        </table:table-row>
        <table:table-row table:style-name="ro1">
          <table:table-cell office:value-type="date" office:date-value="2019-12-18T00:00:00" table:style-name="ce2">
            <text:p>12/18/2019</text:p>
          </table:table-cell>
          <table:table-cell office:value-type="float" office:value="69.949996999999996" table:style-name="ce1">
            <text:p>69.949997</text:p>
          </table:table-cell>
          <table:table-cell office:value-type="float" office:value="70.474997999999999" table:style-name="ce1">
            <text:p>70.474998</text:p>
          </table:table-cell>
          <table:table-cell office:value-type="float" office:value="69.779999000000004" table:style-name="ce1">
            <text:p>69.779999</text:p>
          </table:table-cell>
          <table:table-cell office:value-type="float" office:value="69.934997999999993" table:style-name="ce1">
            <text:p>69.934998</text:p>
          </table:table-cell>
          <table:table-cell office:value-type="float" office:value="69.455832999999998" table:style-name="ce1">
            <text:p>69.455833</text:p>
          </table:table-cell>
          <table:table-cell office:value-type="float" office:value="116028400" table:style-name="ce1">
            <text:p>116028400</text:p>
          </table:table-cell>
          <table:table-cell table:number-columns-repeated="16377"/>
        </table:table-row>
        <table:table-row table:style-name="ro1">
          <table:table-cell office:value-type="date" office:date-value="2019-12-19T00:00:00" table:style-name="ce2">
            <text:p>12/19/2019</text:p>
          </table:table-cell>
          <table:table-cell office:value-type="float" office:value="69.875" table:style-name="ce1">
            <text:p>69.875</text:p>
          </table:table-cell>
          <table:table-cell office:value-type="float" office:value="70.294998000000007" table:style-name="ce1">
            <text:p>70.294998</text:p>
          </table:table-cell>
          <table:table-cell office:value-type="float" office:value="69.737503000000004" table:style-name="ce1">
            <text:p>69.737503</text:p>
          </table:table-cell>
          <table:table-cell office:value-type="float" office:value="70.004997000000003" table:style-name="ce1">
            <text:p>70.004997</text:p>
          </table:table-cell>
          <table:table-cell office:value-type="float" office:value="69.525351999999998" table:style-name="ce1">
            <text:p>69.525352</text:p>
          </table:table-cell>
          <table:table-cell office:value-type="float" office:value="98369200" table:style-name="ce1">
            <text:p>98369200</text:p>
          </table:table-cell>
          <table:table-cell table:number-columns-repeated="16377"/>
        </table:table-row>
        <table:table-row table:style-name="ro1">
          <table:table-cell office:value-type="date" office:date-value="2019-12-20T00:00:00" table:style-name="ce2">
            <text:p>12/20/2019</text:p>
          </table:table-cell>
          <table:table-cell office:value-type="float" office:value="70.557502999999997" table:style-name="ce1">
            <text:p>70.557503</text:p>
          </table:table-cell>
          <table:table-cell office:value-type="float" office:value="70.662497999999999" table:style-name="ce1">
            <text:p>70.662498</text:p>
          </table:table-cell>
          <table:table-cell office:value-type="float" office:value="69.639999000000003" table:style-name="ce1">
            <text:p>69.639999</text:p>
          </table:table-cell>
          <table:table-cell office:value-type="float" office:value="69.860000999999997" table:style-name="ce1">
            <text:p>69.860001</text:p>
          </table:table-cell>
          <table:table-cell office:value-type="float" office:value="69.381348000000003" table:style-name="ce1">
            <text:p>69.381348</text:p>
          </table:table-cell>
          <table:table-cell office:value-type="float" office:value="275978000" table:style-name="ce1">
            <text:p>275978000</text:p>
          </table:table-cell>
          <table:table-cell table:number-columns-repeated="16377"/>
        </table:table-row>
        <table:table-row table:style-name="ro1">
          <table:table-cell office:value-type="date" office:date-value="2019-12-23T00:00:00" table:style-name="ce2">
            <text:p>12/23/2019</text:p>
          </table:table-cell>
          <table:table-cell office:value-type="float" office:value="70.132499999999993" table:style-name="ce1">
            <text:p>70.1325</text:p>
          </table:table-cell>
          <table:table-cell office:value-type="float" office:value="71.0625" table:style-name="ce1">
            <text:p>71.0625</text:p>
          </table:table-cell>
          <table:table-cell office:value-type="float" office:value="70.092499000000004" table:style-name="ce1">
            <text:p>70.092499</text:p>
          </table:table-cell>
          <table:table-cell office:value-type="float" office:value="71" table:style-name="ce1">
            <text:p>71</text:p>
          </table:table-cell>
          <table:table-cell office:value-type="float" office:value="70.513535000000005" table:style-name="ce1">
            <text:p>70.513535</text:p>
          </table:table-cell>
          <table:table-cell office:value-type="float" office:value="98572000" table:style-name="ce1">
            <text:p>98572000</text:p>
          </table:table-cell>
          <table:table-cell table:number-columns-repeated="16377"/>
        </table:table-row>
        <table:table-row table:style-name="ro1">
          <table:table-cell office:value-type="date" office:date-value="2019-12-24T00:00:00" table:style-name="ce2">
            <text:p>12/24/2019</text:p>
          </table:table-cell>
          <table:table-cell office:value-type="float" office:value="71.172500999999997" table:style-name="ce1">
            <text:p>71.172501</text:p>
          </table:table-cell>
          <table:table-cell office:value-type="float" office:value="71.222504000000001" table:style-name="ce1">
            <text:p>71.222504</text:p>
          </table:table-cell>
          <table:table-cell office:value-type="float" office:value="70.730002999999996" table:style-name="ce1">
            <text:p>70.730003</text:p>
          </table:table-cell>
          <table:table-cell office:value-type="float" office:value="71.067497000000003" table:style-name="ce1">
            <text:p>71.067497</text:p>
          </table:table-cell>
          <table:table-cell office:value-type="float" office:value="70.580566000000005" table:style-name="ce1">
            <text:p>70.580566</text:p>
          </table:table-cell>
          <table:table-cell office:value-type="float" office:value="48478800" table:style-name="ce1">
            <text:p>48478800</text:p>
          </table:table-cell>
          <table:table-cell table:number-columns-repeated="16377"/>
        </table:table-row>
        <table:table-row table:style-name="ro1">
          <table:table-cell office:value-type="date" office:date-value="2019-12-26T00:00:00" table:style-name="ce2">
            <text:p>12/26/2019</text:p>
          </table:table-cell>
          <table:table-cell office:value-type="float" office:value="71.205001999999993" table:style-name="ce1">
            <text:p>71.205002</text:p>
          </table:table-cell>
          <table:table-cell office:value-type="float" office:value="72.495002999999997" table:style-name="ce1">
            <text:p>72.495003</text:p>
          </table:table-cell>
          <table:table-cell office:value-type="float" office:value="71.175003000000004" table:style-name="ce1">
            <text:p>71.175003</text:p>
          </table:table-cell>
          <table:table-cell office:value-type="float" office:value="72.477501000000004" table:style-name="ce1">
            <text:p>72.477501</text:p>
          </table:table-cell>
          <table:table-cell office:value-type="float" office:value="71.980911000000006" table:style-name="ce1">
            <text:p>71.980911</text:p>
          </table:table-cell>
          <table:table-cell office:value-type="float" office:value="93121200" table:style-name="ce1">
            <text:p>93121200</text:p>
          </table:table-cell>
          <table:table-cell table:number-columns-repeated="16377"/>
        </table:table-row>
        <table:table-row table:style-name="ro1">
          <table:table-cell office:value-type="date" office:date-value="2019-12-27T00:00:00" table:style-name="ce2">
            <text:p>12/27/2019</text:p>
          </table:table-cell>
          <table:table-cell office:value-type="float" office:value="72.779999000000004" table:style-name="ce1">
            <text:p>72.779999</text:p>
          </table:table-cell>
          <table:table-cell office:value-type="float" office:value="73.492500000000007" table:style-name="ce1">
            <text:p>73.4925</text:p>
          </table:table-cell>
          <table:table-cell office:value-type="float" office:value="72.029999000000004" table:style-name="ce1">
            <text:p>72.029999</text:p>
          </table:table-cell>
          <table:table-cell office:value-type="float" office:value="72.449996999999996" table:style-name="ce1">
            <text:p>72.449997</text:p>
          </table:table-cell>
          <table:table-cell office:value-type="float" office:value="71.953598" table:style-name="ce1">
            <text:p>71.953598</text:p>
          </table:table-cell>
          <table:table-cell office:value-type="float" office:value="146266000" table:style-name="ce1">
            <text:p>146266000</text:p>
          </table:table-cell>
          <table:table-cell table:number-columns-repeated="16377"/>
        </table:table-row>
        <table:table-row table:style-name="ro1">
          <table:table-cell office:value-type="date" office:date-value="2019-12-30T00:00:00" table:style-name="ce2">
            <text:p>12/30/2019</text:p>
          </table:table-cell>
          <table:table-cell office:value-type="float" office:value="72.364998" table:style-name="ce1">
            <text:p>72.364998</text:p>
          </table:table-cell>
          <table:table-cell office:value-type="float" office:value="73.172500999999997" table:style-name="ce1">
            <text:p>73.172501</text:p>
          </table:table-cell>
          <table:table-cell office:value-type="float" office:value="71.305000000000007" table:style-name="ce1">
            <text:p>71.305</text:p>
          </table:table-cell>
          <table:table-cell office:value-type="float" office:value="72.879997000000003" table:style-name="ce1">
            <text:p>72.879997</text:p>
          </table:table-cell>
          <table:table-cell office:value-type="float" office:value="72.380652999999995" table:style-name="ce1">
            <text:p>72.380653</text:p>
          </table:table-cell>
          <table:table-cell office:value-type="float" office:value="144114400" table:style-name="ce1">
            <text:p>144114400</text:p>
          </table:table-cell>
          <table:table-cell table:number-columns-repeated="16377"/>
        </table:table-row>
        <table:table-row table:style-name="ro1">
          <table:table-cell office:value-type="date" office:date-value="2019-12-31T00:00:00" table:style-name="ce2">
            <text:p>12/31/2019</text:p>
          </table:table-cell>
          <table:table-cell office:value-type="float" office:value="72.482498000000007" table:style-name="ce1">
            <text:p>72.482498</text:p>
          </table:table-cell>
          <table:table-cell office:value-type="float" office:value="73.419998000000007" table:style-name="ce1">
            <text:p>73.419998</text:p>
          </table:table-cell>
          <table:table-cell office:value-type="float" office:value="72.379997000000003" table:style-name="ce1">
            <text:p>72.379997</text:p>
          </table:table-cell>
          <table:table-cell office:value-type="float" office:value="73.412497999999999" table:style-name="ce1">
            <text:p>73.412498</text:p>
          </table:table-cell>
          <table:table-cell office:value-type="float" office:value="72.909499999999994" table:style-name="ce1">
            <text:p>72.9095</text:p>
          </table:table-cell>
          <table:table-cell office:value-type="float" office:value="100805600" table:style-name="ce1">
            <text:p>100805600</text:p>
          </table:table-cell>
          <table:table-cell table:number-columns-repeated="16377"/>
        </table:table-row>
        <table:table-row table:style-name="ro1">
          <table:table-cell office:value-type="date" office:date-value="2020-01-02T00:00:00" table:style-name="ce2">
            <text:p>1/2/2020</text:p>
          </table:table-cell>
          <table:table-cell office:value-type="float" office:value="74.059997999999993" table:style-name="ce1">
            <text:p>74.059998</text:p>
          </table:table-cell>
          <table:table-cell office:value-type="float" office:value="75.150002000000001" table:style-name="ce1">
            <text:p>75.150002</text:p>
          </table:table-cell>
          <table:table-cell office:value-type="float" office:value="73.797500999999997" table:style-name="ce1">
            <text:p>73.797501</text:p>
          </table:table-cell>
          <table:table-cell office:value-type="float" office:value="75.087502000000001" table:style-name="ce1">
            <text:p>75.087502</text:p>
          </table:table-cell>
          <table:table-cell office:value-type="float" office:value="74.573036000000002" table:style-name="ce1">
            <text:p>74.573036</text:p>
          </table:table-cell>
          <table:table-cell office:value-type="float" office:value="135480400" table:style-name="ce1">
            <text:p>135480400</text:p>
          </table:table-cell>
          <table:table-cell table:number-columns-repeated="16377"/>
        </table:table-row>
        <table:table-row table:style-name="ro1">
          <table:table-cell office:value-type="date" office:date-value="2020-01-03T00:00:00" table:style-name="ce2">
            <text:p>1/3/2020</text:p>
          </table:table-cell>
          <table:table-cell office:value-type="float" office:value="74.287497999999999" table:style-name="ce1">
            <text:p>74.287498</text:p>
          </table:table-cell>
          <table:table-cell office:value-type="float" office:value="75.144997000000004" table:style-name="ce1">
            <text:p>75.144997</text:p>
          </table:table-cell>
          <table:table-cell office:value-type="float" office:value="74.125" table:style-name="ce1">
            <text:p>74.125</text:p>
          </table:table-cell>
          <table:table-cell office:value-type="float" office:value="74.357498000000007" table:style-name="ce1">
            <text:p>74.357498</text:p>
          </table:table-cell>
          <table:table-cell office:value-type="float" office:value="73.848029999999994" table:style-name="ce1">
            <text:p>73.84803</text:p>
          </table:table-cell>
          <table:table-cell office:value-type="float" office:value="146322800" table:style-name="ce1">
            <text:p>146322800</text:p>
          </table:table-cell>
          <table:table-cell table:number-columns-repeated="16377"/>
        </table:table-row>
        <table:table-row table:style-name="ro1">
          <table:table-cell office:value-type="date" office:date-value="2020-01-06T00:00:00" table:style-name="ce2">
            <text:p>1/6/2020</text:p>
          </table:table-cell>
          <table:table-cell office:value-type="float" office:value="73.447502" table:style-name="ce1">
            <text:p>73.447502</text:p>
          </table:table-cell>
          <table:table-cell office:value-type="float" office:value="74.989998" table:style-name="ce1">
            <text:p>74.989998</text:p>
          </table:table-cell>
          <table:table-cell office:value-type="float" office:value="73.1875" table:style-name="ce1">
            <text:p>73.1875</text:p>
          </table:table-cell>
          <table:table-cell office:value-type="float" office:value="74.949996999999996" table:style-name="ce1">
            <text:p>74.949997</text:p>
          </table:table-cell>
          <table:table-cell office:value-type="float" office:value="74.43647" table:style-name="ce1">
            <text:p>74.43647</text:p>
          </table:table-cell>
          <table:table-cell office:value-type="float" office:value="118387200" table:style-name="ce1">
            <text:p>118387200</text:p>
          </table:table-cell>
          <table:table-cell table:number-columns-repeated="16377"/>
        </table:table-row>
        <table:table-row table:style-name="ro1">
          <table:table-cell office:value-type="date" office:date-value="2020-01-07T00:00:00" table:style-name="ce2">
            <text:p>1/7/2020</text:p>
          </table:table-cell>
          <table:table-cell office:value-type="float" office:value="74.959998999999996" table:style-name="ce1">
            <text:p>74.959999</text:p>
          </table:table-cell>
          <table:table-cell office:value-type="float" office:value="75.224997999999999" table:style-name="ce1">
            <text:p>75.224998</text:p>
          </table:table-cell>
          <table:table-cell office:value-type="float" office:value="74.370002999999997" table:style-name="ce1">
            <text:p>74.370003</text:p>
          </table:table-cell>
          <table:table-cell office:value-type="float" office:value="74.597504000000001" table:style-name="ce1">
            <text:p>74.597504</text:p>
          </table:table-cell>
          <table:table-cell office:value-type="float" office:value="74.086394999999996" table:style-name="ce1">
            <text:p>74.086395</text:p>
          </table:table-cell>
          <table:table-cell office:value-type="float" office:value="108872000" table:style-name="ce1">
            <text:p>108872000</text:p>
          </table:table-cell>
          <table:table-cell table:number-columns-repeated="16377"/>
        </table:table-row>
        <table:table-row table:style-name="ro1">
          <table:table-cell office:value-type="date" office:date-value="2020-01-08T00:00:00" table:style-name="ce2">
            <text:p>1/8/2020</text:p>
          </table:table-cell>
          <table:table-cell office:value-type="float" office:value="74.290001000000004" table:style-name="ce1">
            <text:p>74.290001</text:p>
          </table:table-cell>
          <table:table-cell office:value-type="float" office:value="76.110000999999997" table:style-name="ce1">
            <text:p>76.110001</text:p>
          </table:table-cell>
          <table:table-cell office:value-type="float" office:value="74.290001000000004" table:style-name="ce1">
            <text:p>74.290001</text:p>
          </table:table-cell>
          <table:table-cell office:value-type="float" office:value="75.797500999999997" table:style-name="ce1">
            <text:p>75.797501</text:p>
          </table:table-cell>
          <table:table-cell office:value-type="float" office:value="75.27816" table:style-name="ce1">
            <text:p>75.27816</text:p>
          </table:table-cell>
          <table:table-cell office:value-type="float" office:value="132079200" table:style-name="ce1">
            <text:p>132079200</text:p>
          </table:table-cell>
          <table:table-cell table:number-columns-repeated="16377"/>
        </table:table-row>
        <table:table-row table:style-name="ro1">
          <table:table-cell office:value-type="date" office:date-value="2020-01-09T00:00:00" table:style-name="ce2">
            <text:p>1/9/2020</text:p>
          </table:table-cell>
          <table:table-cell office:value-type="float" office:value="76.809997999999993" table:style-name="ce1">
            <text:p>76.809998</text:p>
          </table:table-cell>
          <table:table-cell office:value-type="float" office:value="77.607498000000007" table:style-name="ce1">
            <text:p>77.607498</text:p>
          </table:table-cell>
          <table:table-cell office:value-type="float" office:value="76.550003000000004" table:style-name="ce1">
            <text:p>76.550003</text:p>
          </table:table-cell>
          <table:table-cell office:value-type="float" office:value="77.407500999999996" table:style-name="ce1">
            <text:p>77.407501</text:p>
          </table:table-cell>
          <table:table-cell office:value-type="float" office:value="76.877135999999993" table:style-name="ce1">
            <text:p>76.877136</text:p>
          </table:table-cell>
          <table:table-cell office:value-type="float" office:value="170108400" table:style-name="ce1">
            <text:p>170108400</text:p>
          </table:table-cell>
          <table:table-cell table:number-columns-repeated="16377"/>
        </table:table-row>
        <table:table-row table:style-name="ro1">
          <table:table-cell office:value-type="date" office:date-value="2020-01-10T00:00:00" table:style-name="ce2">
            <text:p>1/10/2020</text:p>
          </table:table-cell>
          <table:table-cell office:value-type="float" office:value="77.650002000000001" table:style-name="ce1">
            <text:p>77.650002</text:p>
          </table:table-cell>
          <table:table-cell office:value-type="float" office:value="78.167502999999996" table:style-name="ce1">
            <text:p>78.167503</text:p>
          </table:table-cell>
          <table:table-cell office:value-type="float" office:value="77.0625" table:style-name="ce1">
            <text:p>77.0625</text:p>
          </table:table-cell>
          <table:table-cell office:value-type="float" office:value="77.582497000000004" table:style-name="ce1">
            <text:p>77.582497</text:p>
          </table:table-cell>
          <table:table-cell office:value-type="float" office:value="77.050926000000004" table:style-name="ce1">
            <text:p>77.050926</text:p>
          </table:table-cell>
          <table:table-cell office:value-type="float" office:value="140644800" table:style-name="ce1">
            <text:p>140644800</text:p>
          </table:table-cell>
          <table:table-cell table:number-columns-repeated="16377"/>
        </table:table-row>
        <table:table-row table:style-name="ro1">
          <table:table-cell office:value-type="date" office:date-value="2020-01-13T00:00:00" table:style-name="ce2">
            <text:p>1/13/2020</text:p>
          </table:table-cell>
          <table:table-cell office:value-type="float" office:value="77.910004000000001" table:style-name="ce1">
            <text:p>77.910004</text:p>
          </table:table-cell>
          <table:table-cell office:value-type="float" office:value="79.267501999999993" table:style-name="ce1">
            <text:p>79.267502</text:p>
          </table:table-cell>
          <table:table-cell office:value-type="float" office:value="77.787497999999999" table:style-name="ce1">
            <text:p>77.787498</text:p>
          </table:table-cell>
          <table:table-cell office:value-type="float" office:value="79.239998" table:style-name="ce1">
            <text:p>79.239998</text:p>
          </table:table-cell>
          <table:table-cell office:value-type="float" office:value="78.697074999999998" table:style-name="ce1">
            <text:p>78.697075</text:p>
          </table:table-cell>
          <table:table-cell office:value-type="float" office:value="121532000" table:style-name="ce1">
            <text:p>121532000</text:p>
          </table:table-cell>
          <table:table-cell table:number-columns-repeated="16377"/>
        </table:table-row>
        <table:table-row table:style-name="ro1">
          <table:table-cell office:value-type="date" office:date-value="2020-01-14T00:00:00" table:style-name="ce2">
            <text:p>1/14/2020</text:p>
          </table:table-cell>
          <table:table-cell office:value-type="float" office:value="79.175003000000004" table:style-name="ce1">
            <text:p>79.175003</text:p>
          </table:table-cell>
          <table:table-cell office:value-type="float" office:value="79.392501999999993" table:style-name="ce1">
            <text:p>79.392502</text:p>
          </table:table-cell>
          <table:table-cell office:value-type="float" office:value="78.042502999999996" table:style-name="ce1">
            <text:p>78.042503</text:p>
          </table:table-cell>
          <table:table-cell office:value-type="float" office:value="78.169998000000007" table:style-name="ce1">
            <text:p>78.169998</text:p>
          </table:table-cell>
          <table:table-cell office:value-type="float" office:value="77.634406999999996" table:style-name="ce1">
            <text:p>77.634407</text:p>
          </table:table-cell>
          <table:table-cell office:value-type="float" office:value="161954400" table:style-name="ce1">
            <text:p>161954400</text:p>
          </table:table-cell>
          <table:table-cell table:number-columns-repeated="16377"/>
        </table:table-row>
        <table:table-row table:style-name="ro1">
          <table:table-cell office:value-type="date" office:date-value="2020-01-15T00:00:00" table:style-name="ce2">
            <text:p>1/15/2020</text:p>
          </table:table-cell>
          <table:table-cell office:value-type="float" office:value="77.962502000000001" table:style-name="ce1">
            <text:p>77.962502</text:p>
          </table:table-cell>
          <table:table-cell office:value-type="float" office:value="78.875" table:style-name="ce1">
            <text:p>78.875</text:p>
          </table:table-cell>
          <table:table-cell office:value-type="float" office:value="77.387496999999996" table:style-name="ce1">
            <text:p>77.387497</text:p>
          </table:table-cell>
          <table:table-cell office:value-type="float" office:value="77.834998999999996" table:style-name="ce1">
            <text:p>77.834999</text:p>
          </table:table-cell>
          <table:table-cell office:value-type="float" office:value="77.301704000000001" table:style-name="ce1">
            <text:p>77.301704</text:p>
          </table:table-cell>
          <table:table-cell office:value-type="float" office:value="121923600" table:style-name="ce1">
            <text:p>121923600</text:p>
          </table:table-cell>
          <table:table-cell table:number-columns-repeated="16377"/>
        </table:table-row>
        <table:table-row table:style-name="ro1">
          <table:table-cell office:value-type="date" office:date-value="2020-01-16T00:00:00" table:style-name="ce2">
            <text:p>1/16/2020</text:p>
          </table:table-cell>
          <table:table-cell office:value-type="float" office:value="78.397498999999996" table:style-name="ce1">
            <text:p>78.397499</text:p>
          </table:table-cell>
          <table:table-cell office:value-type="float" office:value="78.925003000000004" table:style-name="ce1">
            <text:p>78.925003</text:p>
          </table:table-cell>
          <table:table-cell office:value-type="float" office:value="78.022498999999996" table:style-name="ce1">
            <text:p>78.022499</text:p>
          </table:table-cell>
          <table:table-cell office:value-type="float" office:value="78.809997999999993" table:style-name="ce1">
            <text:p>78.809998</text:p>
          </table:table-cell>
          <table:table-cell office:value-type="float" office:value="78.270020000000002" table:style-name="ce1">
            <text:p>78.27002</text:p>
          </table:table-cell>
          <table:table-cell office:value-type="float" office:value="108829200" table:style-name="ce1">
            <text:p>108829200</text:p>
          </table:table-cell>
          <table:table-cell table:number-columns-repeated="16377"/>
        </table:table-row>
        <table:table-row table:style-name="ro1">
          <table:table-cell office:value-type="date" office:date-value="2020-01-17T00:00:00" table:style-name="ce2">
            <text:p>1/17/2020</text:p>
          </table:table-cell>
          <table:table-cell office:value-type="float" office:value="79.067497000000003" table:style-name="ce1">
            <text:p>79.067497</text:p>
          </table:table-cell>
          <table:table-cell office:value-type="float" office:value="79.684997999999993" table:style-name="ce1">
            <text:p>79.684998</text:p>
          </table:table-cell>
          <table:table-cell office:value-type="float" office:value="78.75" table:style-name="ce1">
            <text:p>78.75</text:p>
          </table:table-cell>
          <table:table-cell office:value-type="float" office:value="79.682502999999997" table:style-name="ce1">
            <text:p>79.682503</text:p>
          </table:table-cell>
          <table:table-cell office:value-type="float" office:value="79.136550999999997" table:style-name="ce1">
            <text:p>79.136551</text:p>
          </table:table-cell>
          <table:table-cell office:value-type="float" office:value="137816400" table:style-name="ce1">
            <text:p>137816400</text:p>
          </table:table-cell>
          <table:table-cell table:number-columns-repeated="16377"/>
        </table:table-row>
        <table:table-row table:style-name="ro1">
          <table:table-cell office:value-type="date" office:date-value="2020-01-21T00:00:00" table:style-name="ce2">
            <text:p>1/21/2020</text:p>
          </table:table-cell>
          <table:table-cell office:value-type="float" office:value="79.297500999999997" table:style-name="ce1">
            <text:p>79.297501</text:p>
          </table:table-cell>
          <table:table-cell office:value-type="float" office:value="79.754997000000003" table:style-name="ce1">
            <text:p>79.754997</text:p>
          </table:table-cell>
          <table:table-cell office:value-type="float" office:value="79" table:style-name="ce1">
            <text:p>79</text:p>
          </table:table-cell>
          <table:table-cell office:value-type="float" office:value="79.142501999999993" table:style-name="ce1">
            <text:p>79.142502</text:p>
          </table:table-cell>
          <table:table-cell office:value-type="float" office:value="78.600250000000003" table:style-name="ce1">
            <text:p>78.60025</text:p>
          </table:table-cell>
          <table:table-cell office:value-type="float" office:value="110843200" table:style-name="ce1">
            <text:p>110843200</text:p>
          </table:table-cell>
          <table:table-cell table:number-columns-repeated="16377"/>
        </table:table-row>
        <table:table-row table:style-name="ro1">
          <table:table-cell office:value-type="date" office:date-value="2020-01-22T00:00:00" table:style-name="ce2">
            <text:p>1/22/2020</text:p>
          </table:table-cell>
          <table:table-cell office:value-type="float" office:value="79.644997000000004" table:style-name="ce1">
            <text:p>79.644997</text:p>
          </table:table-cell>
          <table:table-cell office:value-type="float" office:value="79.997497999999993" table:style-name="ce1">
            <text:p>79.997498</text:p>
          </table:table-cell>
          <table:table-cell office:value-type="float" office:value="79.327499000000003" table:style-name="ce1">
            <text:p>79.327499</text:p>
          </table:table-cell>
          <table:table-cell office:value-type="float" office:value="79.425003000000004" table:style-name="ce1">
            <text:p>79.425003</text:p>
          </table:table-cell>
          <table:table-cell office:value-type="float" office:value="78.880820999999997" table:style-name="ce1">
            <text:p>78.880821</text:p>
          </table:table-cell>
          <table:table-cell office:value-type="float" office:value="101832400" table:style-name="ce1">
            <text:p>101832400</text:p>
          </table:table-cell>
          <table:table-cell table:number-columns-repeated="16377"/>
        </table:table-row>
        <table:table-row table:style-name="ro1">
          <table:table-cell office:value-type="date" office:date-value="2020-01-23T00:00:00" table:style-name="ce2">
            <text:p>1/23/2020</text:p>
          </table:table-cell>
          <table:table-cell office:value-type="float" office:value="79.480002999999996" table:style-name="ce1">
            <text:p>79.480003</text:p>
          </table:table-cell>
          <table:table-cell office:value-type="float" office:value="79.889999000000003" table:style-name="ce1">
            <text:p>79.889999</text:p>
          </table:table-cell>
          <table:table-cell office:value-type="float" office:value="78.912497999999999" table:style-name="ce1">
            <text:p>78.912498</text:p>
          </table:table-cell>
          <table:table-cell office:value-type="float" office:value="79.807502999999997" table:style-name="ce1">
            <text:p>79.807503</text:p>
          </table:table-cell>
          <table:table-cell office:value-type="float" office:value="79.260695999999996" table:style-name="ce1">
            <text:p>79.260696</text:p>
          </table:table-cell>
          <table:table-cell office:value-type="float" office:value="104472000" table:style-name="ce1">
            <text:p>104472000</text:p>
          </table:table-cell>
          <table:table-cell table:number-columns-repeated="16377"/>
        </table:table-row>
        <table:table-row table:style-name="ro1">
          <table:table-cell office:value-type="date" office:date-value="2020-01-24T00:00:00" table:style-name="ce2">
            <text:p>1/24/2020</text:p>
          </table:table-cell>
          <table:table-cell office:value-type="float" office:value="80.0625" table:style-name="ce1">
            <text:p>80.0625</text:p>
          </table:table-cell>
          <table:table-cell office:value-type="float" office:value="80.832497000000004" table:style-name="ce1">
            <text:p>80.832497</text:p>
          </table:table-cell>
          <table:table-cell office:value-type="float" office:value="79.379997000000003" table:style-name="ce1">
            <text:p>79.379997</text:p>
          </table:table-cell>
          <table:table-cell office:value-type="float" office:value="79.577499000000003" table:style-name="ce1">
            <text:p>79.577499</text:p>
          </table:table-cell>
          <table:table-cell office:value-type="float" office:value="79.032264999999995" table:style-name="ce1">
            <text:p>79.032265</text:p>
          </table:table-cell>
          <table:table-cell office:value-type="float" office:value="146537600" table:style-name="ce1">
            <text:p>146537600</text:p>
          </table:table-cell>
          <table:table-cell table:number-columns-repeated="16377"/>
        </table:table-row>
        <table:table-row table:style-name="ro1">
          <table:table-cell office:value-type="date" office:date-value="2020-01-27T00:00:00" table:style-name="ce2">
            <text:p>1/27/2020</text:p>
          </table:table-cell>
          <table:table-cell office:value-type="float" office:value="77.514999000000003" table:style-name="ce1">
            <text:p>77.514999</text:p>
          </table:table-cell>
          <table:table-cell office:value-type="float" office:value="77.942497000000003" table:style-name="ce1">
            <text:p>77.942497</text:p>
          </table:table-cell>
          <table:table-cell office:value-type="float" office:value="76.220000999999996" table:style-name="ce1">
            <text:p>76.220001</text:p>
          </table:table-cell>
          <table:table-cell office:value-type="float" office:value="77.237503000000004" table:style-name="ce1">
            <text:p>77.237503</text:p>
          </table:table-cell>
          <table:table-cell office:value-type="float" office:value="76.708297999999999" table:style-name="ce1">
            <text:p>76.708298</text:p>
          </table:table-cell>
          <table:table-cell office:value-type="float" office:value="161940000" table:style-name="ce1">
            <text:p>161940000</text:p>
          </table:table-cell>
          <table:table-cell table:number-columns-repeated="16377"/>
        </table:table-row>
        <table:table-row table:style-name="ro1">
          <table:table-cell office:value-type="date" office:date-value="2020-01-28T00:00:00" table:style-name="ce2">
            <text:p>1/28/2020</text:p>
          </table:table-cell>
          <table:table-cell office:value-type="float" office:value="78.150002000000001" table:style-name="ce1">
            <text:p>78.150002</text:p>
          </table:table-cell>
          <table:table-cell office:value-type="float" office:value="79.599997999999999" table:style-name="ce1">
            <text:p>79.599998</text:p>
          </table:table-cell>
          <table:table-cell office:value-type="float" office:value="78.047500999999997" table:style-name="ce1">
            <text:p>78.047501</text:p>
          </table:table-cell>
          <table:table-cell office:value-type="float" office:value="79.422500999999997" table:style-name="ce1">
            <text:p>79.422501</text:p>
          </table:table-cell>
          <table:table-cell office:value-type="float" office:value="78.878326000000001" table:style-name="ce1">
            <text:p>78.878326</text:p>
          </table:table-cell>
          <table:table-cell office:value-type="float" office:value="162234000" table:style-name="ce1">
            <text:p>162234000</text:p>
          </table:table-cell>
          <table:table-cell table:number-columns-repeated="16377"/>
        </table:table-row>
        <table:table-row table:style-name="ro1">
          <table:table-cell office:value-type="date" office:date-value="2020-01-29T00:00:00" table:style-name="ce2">
            <text:p>1/29/2020</text:p>
          </table:table-cell>
          <table:table-cell office:value-type="float" office:value="81.112503000000004" table:style-name="ce1">
            <text:p>81.112503</text:p>
          </table:table-cell>
          <table:table-cell office:value-type="float" office:value="81.962502000000001" table:style-name="ce1">
            <text:p>81.962502</text:p>
          </table:table-cell>
          <table:table-cell office:value-type="float" office:value="80.345000999999996" table:style-name="ce1">
            <text:p>80.345001</text:p>
          </table:table-cell>
          <table:table-cell office:value-type="float" office:value="81.084998999999996" table:style-name="ce1">
            <text:p>81.084999</text:p>
          </table:table-cell>
          <table:table-cell office:value-type="float" office:value="80.529433999999995" table:style-name="ce1">
            <text:p>80.529434</text:p>
          </table:table-cell>
          <table:table-cell office:value-type="float" office:value="216229200" table:style-name="ce1">
            <text:p>216229200</text:p>
          </table:table-cell>
          <table:table-cell table:number-columns-repeated="16377"/>
        </table:table-row>
        <table:table-row table:style-name="ro1">
          <table:table-cell office:value-type="date" office:date-value="2020-01-30T00:00:00" table:style-name="ce2">
            <text:p>1/30/2020</text:p>
          </table:table-cell>
          <table:table-cell office:value-type="float" office:value="80.135002" table:style-name="ce1">
            <text:p>80.135002</text:p>
          </table:table-cell>
          <table:table-cell office:value-type="float" office:value="81.022498999999996" table:style-name="ce1">
            <text:p>81.022499</text:p>
          </table:table-cell>
          <table:table-cell office:value-type="float" office:value="79.6875" table:style-name="ce1">
            <text:p>79.6875</text:p>
          </table:table-cell>
          <table:table-cell office:value-type="float" office:value="80.967499000000004" table:style-name="ce1">
            <text:p>80.967499</text:p>
          </table:table-cell>
          <table:table-cell office:value-type="float" office:value="80.412743000000006" table:style-name="ce1">
            <text:p>80.412743</text:p>
          </table:table-cell>
          <table:table-cell office:value-type="float" office:value="126743200" table:style-name="ce1">
            <text:p>126743200</text:p>
          </table:table-cell>
          <table:table-cell table:number-columns-repeated="16377"/>
        </table:table-row>
        <table:table-row table:style-name="ro1">
          <table:table-cell office:value-type="date" office:date-value="2020-01-31T00:00:00" table:style-name="ce2">
            <text:p>1/31/2020</text:p>
          </table:table-cell>
          <table:table-cell office:value-type="float" office:value="80.232498000000007" table:style-name="ce1">
            <text:p>80.232498</text:p>
          </table:table-cell>
          <table:table-cell office:value-type="float" office:value="80.669998000000007" table:style-name="ce1">
            <text:p>80.669998</text:p>
          </table:table-cell>
          <table:table-cell office:value-type="float" office:value="77.072502" table:style-name="ce1">
            <text:p>77.072502</text:p>
          </table:table-cell>
          <table:table-cell office:value-type="float" office:value="77.377502000000007" table:style-name="ce1">
            <text:p>77.377502</text:p>
          </table:table-cell>
          <table:table-cell office:value-type="float" office:value="76.847342999999995" table:style-name="ce1">
            <text:p>76.847343</text:p>
          </table:table-cell>
          <table:table-cell office:value-type="float" office:value="199588400" table:style-name="ce1">
            <text:p>199588400</text:p>
          </table:table-cell>
          <table:table-cell table:number-columns-repeated="16377"/>
        </table:table-row>
        <table:table-row table:style-name="ro1">
          <table:table-cell office:value-type="date" office:date-value="2020-02-03T00:00:00" table:style-name="ce2">
            <text:p>2/3/2020</text:p>
          </table:table-cell>
          <table:table-cell office:value-type="float" office:value="76.074996999999996" table:style-name="ce1">
            <text:p>76.074997</text:p>
          </table:table-cell>
          <table:table-cell office:value-type="float" office:value="78.372497999999993" table:style-name="ce1">
            <text:p>78.372498</text:p>
          </table:table-cell>
          <table:table-cell office:value-type="float" office:value="75.555000000000007" table:style-name="ce1">
            <text:p>75.555</text:p>
          </table:table-cell>
          <table:table-cell office:value-type="float" office:value="77.165001000000004" table:style-name="ce1">
            <text:p>77.165001</text:p>
          </table:table-cell>
          <table:table-cell office:value-type="float" office:value="76.636298999999994" table:style-name="ce1">
            <text:p>76.636299</text:p>
          </table:table-cell>
          <table:table-cell office:value-type="float" office:value="173985600" table:style-name="ce1">
            <text:p>173985600</text:p>
          </table:table-cell>
          <table:table-cell table:number-columns-repeated="16377"/>
        </table:table-row>
        <table:table-row table:style-name="ro1">
          <table:table-cell office:value-type="date" office:date-value="2020-02-04T00:00:00" table:style-name="ce2">
            <text:p>2/4/2020</text:p>
          </table:table-cell>
          <table:table-cell office:value-type="float" office:value="78.827499000000003" table:style-name="ce1">
            <text:p>78.827499</text:p>
          </table:table-cell>
          <table:table-cell office:value-type="float" office:value="79.910004000000001" table:style-name="ce1">
            <text:p>79.910004</text:p>
          </table:table-cell>
          <table:table-cell office:value-type="float" office:value="78.407500999999996" table:style-name="ce1">
            <text:p>78.407501</text:p>
          </table:table-cell>
          <table:table-cell office:value-type="float" office:value="79.712502000000001" table:style-name="ce1">
            <text:p>79.712502</text:p>
          </table:table-cell>
          <table:table-cell office:value-type="float" office:value="79.166336000000001" table:style-name="ce1">
            <text:p>79.166336</text:p>
          </table:table-cell>
          <table:table-cell office:value-type="float" office:value="136616400" table:style-name="ce1">
            <text:p>136616400</text:p>
          </table:table-cell>
          <table:table-cell table:number-columns-repeated="16377"/>
        </table:table-row>
        <table:table-row table:style-name="ro1">
          <table:table-cell office:value-type="date" office:date-value="2020-02-05T00:00:00" table:style-name="ce2">
            <text:p>2/5/2020</text:p>
          </table:table-cell>
          <table:table-cell office:value-type="float" office:value="80.879997000000003" table:style-name="ce1">
            <text:p>80.879997</text:p>
          </table:table-cell>
          <table:table-cell office:value-type="float" office:value="81.190002000000007" table:style-name="ce1">
            <text:p>81.190002</text:p>
          </table:table-cell>
          <table:table-cell office:value-type="float" office:value="79.737503000000004" table:style-name="ce1">
            <text:p>79.737503</text:p>
          </table:table-cell>
          <table:table-cell office:value-type="float" office:value="80.362503000000004" table:style-name="ce1">
            <text:p>80.362503</text:p>
          </table:table-cell>
          <table:table-cell office:value-type="float" office:value="79.811897000000002" table:style-name="ce1">
            <text:p>79.811897</text:p>
          </table:table-cell>
          <table:table-cell office:value-type="float" office:value="118826800" table:style-name="ce1">
            <text:p>118826800</text:p>
          </table:table-cell>
          <table:table-cell table:number-columns-repeated="16377"/>
        </table:table-row>
        <table:table-row table:style-name="ro1">
          <table:table-cell office:value-type="date" office:date-value="2020-02-06T00:00:00" table:style-name="ce2">
            <text:p>2/6/2020</text:p>
          </table:table-cell>
          <table:table-cell office:value-type="float" office:value="80.642501999999993" table:style-name="ce1">
            <text:p>80.642502</text:p>
          </table:table-cell>
          <table:table-cell office:value-type="float" office:value="81.305000000000007" table:style-name="ce1">
            <text:p>81.305</text:p>
          </table:table-cell>
          <table:table-cell office:value-type="float" office:value="80.065002000000007" table:style-name="ce1">
            <text:p>80.065002</text:p>
          </table:table-cell>
          <table:table-cell office:value-type="float" office:value="81.302498" table:style-name="ce1">
            <text:p>81.302498</text:p>
          </table:table-cell>
          <table:table-cell office:value-type="float" office:value="80.745445000000004" table:style-name="ce1">
            <text:p>80.745445</text:p>
          </table:table-cell>
          <table:table-cell office:value-type="float" office:value="105425600" table:style-name="ce1">
            <text:p>105425600</text:p>
          </table:table-cell>
          <table:table-cell table:number-columns-repeated="16377"/>
        </table:table-row>
        <table:table-row table:style-name="ro1">
          <table:table-cell office:value-type="date" office:date-value="2020-02-07T00:00:00" table:style-name="ce2">
            <text:p>2/7/2020</text:p>
          </table:table-cell>
          <table:table-cell office:value-type="float" office:value="80.592499000000004" table:style-name="ce1">
            <text:p>80.592499</text:p>
          </table:table-cell>
          <table:table-cell office:value-type="float" office:value="80.849997999999999" table:style-name="ce1">
            <text:p>80.849998</text:p>
          </table:table-cell>
          <table:table-cell office:value-type="float" office:value="79.5" table:style-name="ce1">
            <text:p>79.5</text:p>
          </table:table-cell>
          <table:table-cell office:value-type="float" office:value="80.007499999999993" table:style-name="ce1">
            <text:p>80.0075</text:p>
          </table:table-cell>
          <table:table-cell office:value-type="float" office:value="79.647896000000003" table:style-name="ce1">
            <text:p>79.647896</text:p>
          </table:table-cell>
          <table:table-cell office:value-type="float" office:value="117684000" table:style-name="ce1">
            <text:p>117684000</text:p>
          </table:table-cell>
          <table:table-cell table:number-columns-repeated="16377"/>
        </table:table-row>
        <table:table-row table:style-name="ro1">
          <table:table-cell office:value-type="date" office:date-value="2020-02-10T00:00:00" table:style-name="ce2">
            <text:p>2/10/2020</text:p>
          </table:table-cell>
          <table:table-cell office:value-type="float" office:value="78.544998000000007" table:style-name="ce1">
            <text:p>78.544998</text:p>
          </table:table-cell>
          <table:table-cell office:value-type="float" office:value="80.387496999999996" table:style-name="ce1">
            <text:p>80.387497</text:p>
          </table:table-cell>
          <table:table-cell office:value-type="float" office:value="78.462502000000001" table:style-name="ce1">
            <text:p>78.462502</text:p>
          </table:table-cell>
          <table:table-cell office:value-type="float" office:value="80.387496999999996" table:style-name="ce1">
            <text:p>80.387497</text:p>
          </table:table-cell>
          <table:table-cell office:value-type="float" office:value="80.026191999999995" table:style-name="ce1">
            <text:p>80.026192</text:p>
          </table:table-cell>
          <table:table-cell office:value-type="float" office:value="109348800" table:style-name="ce1">
            <text:p>109348800</text:p>
          </table:table-cell>
          <table:table-cell table:number-columns-repeated="16377"/>
        </table:table-row>
        <table:table-row table:style-name="ro1">
          <table:table-cell office:value-type="date" office:date-value="2020-02-11T00:00:00" table:style-name="ce2">
            <text:p>2/11/2020</text:p>
          </table:table-cell>
          <table:table-cell office:value-type="float" office:value="80.900002000000001" table:style-name="ce1">
            <text:p>80.900002</text:p>
          </table:table-cell>
          <table:table-cell office:value-type="float" office:value="80.974997999999999" table:style-name="ce1">
            <text:p>80.974998</text:p>
          </table:table-cell>
          <table:table-cell office:value-type="float" office:value="79.677498" table:style-name="ce1">
            <text:p>79.677498</text:p>
          </table:table-cell>
          <table:table-cell office:value-type="float" office:value="79.902495999999999" table:style-name="ce1">
            <text:p>79.902496</text:p>
          </table:table-cell>
          <table:table-cell office:value-type="float" office:value="79.543364999999994" table:style-name="ce1">
            <text:p>79.543365</text:p>
          </table:table-cell>
          <table:table-cell office:value-type="float" office:value="94323200" table:style-name="ce1">
            <text:p>94323200</text:p>
          </table:table-cell>
          <table:table-cell table:number-columns-repeated="16377"/>
        </table:table-row>
        <table:table-row table:style-name="ro1">
          <table:table-cell office:value-type="date" office:date-value="2020-02-12T00:00:00" table:style-name="ce2">
            <text:p>2/12/2020</text:p>
          </table:table-cell>
          <table:table-cell office:value-type="float" office:value="80.367500000000007" table:style-name="ce1">
            <text:p>80.3675</text:p>
          </table:table-cell>
          <table:table-cell office:value-type="float" office:value="81.805000000000007" table:style-name="ce1">
            <text:p>81.805</text:p>
          </table:table-cell>
          <table:table-cell office:value-type="float" office:value="80.367500000000007" table:style-name="ce1">
            <text:p>80.3675</text:p>
          </table:table-cell>
          <table:table-cell office:value-type="float" office:value="81.800003000000004" table:style-name="ce1">
            <text:p>81.800003</text:p>
          </table:table-cell>
          <table:table-cell office:value-type="float" office:value="81.43235" table:style-name="ce1">
            <text:p>81.43235</text:p>
          </table:table-cell>
          <table:table-cell office:value-type="float" office:value="113730400" table:style-name="ce1">
            <text:p>113730400</text:p>
          </table:table-cell>
          <table:table-cell table:number-columns-repeated="16377"/>
        </table:table-row>
        <table:table-row table:style-name="ro1">
          <table:table-cell office:value-type="date" office:date-value="2020-02-13T00:00:00" table:style-name="ce2">
            <text:p>2/13/2020</text:p>
          </table:table-cell>
          <table:table-cell office:value-type="float" office:value="81.047500999999997" table:style-name="ce1">
            <text:p>81.047501</text:p>
          </table:table-cell>
          <table:table-cell office:value-type="float" office:value="81.555000000000007" table:style-name="ce1">
            <text:p>81.555</text:p>
          </table:table-cell>
          <table:table-cell office:value-type="float" office:value="80.837502000000001" table:style-name="ce1">
            <text:p>80.837502</text:p>
          </table:table-cell>
          <table:table-cell office:value-type="float" office:value="81.217499000000004" table:style-name="ce1">
            <text:p>81.217499</text:p>
          </table:table-cell>
          <table:table-cell office:value-type="float" office:value="80.852463" table:style-name="ce1">
            <text:p>80.852463</text:p>
          </table:table-cell>
          <table:table-cell office:value-type="float" office:value="94747600" table:style-name="ce1">
            <text:p>94747600</text:p>
          </table:table-cell>
          <table:table-cell table:number-columns-repeated="16377"/>
        </table:table-row>
        <table:table-row table:style-name="ro1">
          <table:table-cell office:value-type="date" office:date-value="2020-02-14T00:00:00" table:style-name="ce2">
            <text:p>2/14/2020</text:p>
          </table:table-cell>
          <table:table-cell office:value-type="float" office:value="81.184997999999993" table:style-name="ce1">
            <text:p>81.184998</text:p>
          </table:table-cell>
          <table:table-cell office:value-type="float" office:value="81.495002999999997" table:style-name="ce1">
            <text:p>81.495003</text:p>
          </table:table-cell>
          <table:table-cell office:value-type="float" office:value="80.712502000000001" table:style-name="ce1">
            <text:p>80.712502</text:p>
          </table:table-cell>
          <table:table-cell office:value-type="float" office:value="81.237503000000004" table:style-name="ce1">
            <text:p>81.237503</text:p>
          </table:table-cell>
          <table:table-cell office:value-type="float" office:value="80.872375000000005" table:style-name="ce1">
            <text:p>80.872375</text:p>
          </table:table-cell>
          <table:table-cell office:value-type="float" office:value="80113600" table:style-name="ce1">
            <text:p>80113600</text:p>
          </table:table-cell>
          <table:table-cell table:number-columns-repeated="16377"/>
        </table:table-row>
        <table:table-row table:style-name="ro1">
          <table:table-cell office:value-type="date" office:date-value="2020-02-18T00:00:00" table:style-name="ce2">
            <text:p>2/18/2020</text:p>
          </table:table-cell>
          <table:table-cell office:value-type="float" office:value="78.839995999999999" table:style-name="ce1">
            <text:p>78.839996</text:p>
          </table:table-cell>
          <table:table-cell office:value-type="float" office:value="79.9375" table:style-name="ce1">
            <text:p>79.9375</text:p>
          </table:table-cell>
          <table:table-cell office:value-type="float" office:value="78.652495999999999" table:style-name="ce1">
            <text:p>78.652496</text:p>
          </table:table-cell>
          <table:table-cell office:value-type="float" office:value="79.75" table:style-name="ce1">
            <text:p>79.75</text:p>
          </table:table-cell>
          <table:table-cell office:value-type="float" office:value="79.391555999999994" table:style-name="ce1">
            <text:p>79.391556</text:p>
          </table:table-cell>
          <table:table-cell office:value-type="float" office:value="152531200" table:style-name="ce1">
            <text:p>152531200</text:p>
          </table:table-cell>
          <table:table-cell table:number-columns-repeated="16377"/>
        </table:table-row>
        <table:table-row table:style-name="ro1">
          <table:table-cell office:value-type="date" office:date-value="2020-02-19T00:00:00" table:style-name="ce2">
            <text:p>2/19/2020</text:p>
          </table:table-cell>
          <table:table-cell office:value-type="float" office:value="80" table:style-name="ce1">
            <text:p>80</text:p>
          </table:table-cell>
          <table:table-cell office:value-type="float" office:value="81.142501999999993" table:style-name="ce1">
            <text:p>81.142502</text:p>
          </table:table-cell>
          <table:table-cell office:value-type="float" office:value="80" table:style-name="ce1">
            <text:p>80</text:p>
          </table:table-cell>
          <table:table-cell office:value-type="float" office:value="80.904999000000004" table:style-name="ce1">
            <text:p>80.904999</text:p>
          </table:table-cell>
          <table:table-cell office:value-type="float" office:value="80.541366999999994" table:style-name="ce1">
            <text:p>80.541367</text:p>
          </table:table-cell>
          <table:table-cell office:value-type="float" office:value="93984000" table:style-name="ce1">
            <text:p>93984000</text:p>
          </table:table-cell>
          <table:table-cell table:number-columns-repeated="16377"/>
        </table:table-row>
        <table:table-row table:style-name="ro1">
          <table:table-cell office:value-type="date" office:date-value="2020-02-20T00:00:00" table:style-name="ce2">
            <text:p>2/20/2020</text:p>
          </table:table-cell>
          <table:table-cell office:value-type="float" office:value="80.657500999999996" table:style-name="ce1">
            <text:p>80.657501</text:p>
          </table:table-cell>
          <table:table-cell office:value-type="float" office:value="81.162497999999999" table:style-name="ce1">
            <text:p>81.162498</text:p>
          </table:table-cell>
          <table:table-cell office:value-type="float" office:value="79.552498" table:style-name="ce1">
            <text:p>79.552498</text:p>
          </table:table-cell>
          <table:table-cell office:value-type="float" office:value="80.074996999999996" table:style-name="ce1">
            <text:p>80.074997</text:p>
          </table:table-cell>
          <table:table-cell office:value-type="float" office:value="79.715087999999994" table:style-name="ce1">
            <text:p>79.715088</text:p>
          </table:table-cell>
          <table:table-cell office:value-type="float" office:value="100566000" table:style-name="ce1">
            <text:p>100566000</text:p>
          </table:table-cell>
          <table:table-cell table:number-columns-repeated="16377"/>
        </table:table-row>
        <table:table-row table:style-name="ro1">
          <table:table-cell office:value-type="date" office:date-value="2020-02-21T00:00:00" table:style-name="ce2">
            <text:p>2/21/2020</text:p>
          </table:table-cell>
          <table:table-cell office:value-type="float" office:value="79.654999000000004" table:style-name="ce1">
            <text:p>79.654999</text:p>
          </table:table-cell>
          <table:table-cell office:value-type="float" office:value="80.112503000000004" table:style-name="ce1">
            <text:p>80.112503</text:p>
          </table:table-cell>
          <table:table-cell office:value-type="float" office:value="77.625" table:style-name="ce1">
            <text:p>77.625</text:p>
          </table:table-cell>
          <table:table-cell office:value-type="float" office:value="78.262496999999996" table:style-name="ce1">
            <text:p>78.262497</text:p>
          </table:table-cell>
          <table:table-cell office:value-type="float" office:value="77.910743999999994" table:style-name="ce1">
            <text:p>77.910744</text:p>
          </table:table-cell>
          <table:table-cell office:value-type="float" office:value="129554000" table:style-name="ce1">
            <text:p>129554000</text:p>
          </table:table-cell>
          <table:table-cell table:number-columns-repeated="16377"/>
        </table:table-row>
        <table:table-row table:style-name="ro1">
          <table:table-cell office:value-type="date" office:date-value="2020-02-24T00:00:00" table:style-name="ce2">
            <text:p>2/24/2020</text:p>
          </table:table-cell>
          <table:table-cell office:value-type="float" office:value="74.315002000000007" table:style-name="ce1">
            <text:p>74.315002</text:p>
          </table:table-cell>
          <table:table-cell office:value-type="float" office:value="76.044998000000007" table:style-name="ce1">
            <text:p>76.044998</text:p>
          </table:table-cell>
          <table:table-cell office:value-type="float" office:value="72.307502999999997" table:style-name="ce1">
            <text:p>72.307503</text:p>
          </table:table-cell>
          <table:table-cell office:value-type="float" office:value="74.544998000000007" table:style-name="ce1">
            <text:p>74.544998</text:p>
          </table:table-cell>
          <table:table-cell office:value-type="float" office:value="74.209946000000002" table:style-name="ce1">
            <text:p>74.209946</text:p>
          </table:table-cell>
          <table:table-cell office:value-type="float" office:value="222195200" table:style-name="ce1">
            <text:p>222195200</text:p>
          </table:table-cell>
          <table:table-cell table:number-columns-repeated="16377"/>
        </table:table-row>
        <table:table-row table:style-name="ro1">
          <table:table-cell office:value-type="date" office:date-value="2020-02-25T00:00:00" table:style-name="ce2">
            <text:p>2/25/2020</text:p>
          </table:table-cell>
          <table:table-cell office:value-type="float" office:value="75.237503000000004" table:style-name="ce1">
            <text:p>75.237503</text:p>
          </table:table-cell>
          <table:table-cell office:value-type="float" office:value="75.632499999999993" table:style-name="ce1">
            <text:p>75.6325</text:p>
          </table:table-cell>
          <table:table-cell office:value-type="float" office:value="71.532500999999996" table:style-name="ce1">
            <text:p>71.532501</text:p>
          </table:table-cell>
          <table:table-cell office:value-type="float" office:value="72.019997000000004" table:style-name="ce1">
            <text:p>72.019997</text:p>
          </table:table-cell>
          <table:table-cell office:value-type="float" office:value="71.696297000000001" table:style-name="ce1">
            <text:p>71.696297</text:p>
          </table:table-cell>
          <table:table-cell office:value-type="float" office:value="230673600" table:style-name="ce1">
            <text:p>230673600</text:p>
          </table:table-cell>
          <table:table-cell table:number-columns-repeated="16377"/>
        </table:table-row>
        <table:table-row table:style-name="ro1">
          <table:table-cell office:value-type="date" office:date-value="2020-02-26T00:00:00" table:style-name="ce2">
            <text:p>2/26/2020</text:p>
          </table:table-cell>
          <table:table-cell office:value-type="float" office:value="71.632499999999993" table:style-name="ce1">
            <text:p>71.6325</text:p>
          </table:table-cell>
          <table:table-cell office:value-type="float" office:value="74.470000999999996" table:style-name="ce1">
            <text:p>74.470001</text:p>
          </table:table-cell>
          <table:table-cell office:value-type="float" office:value="71.625" table:style-name="ce1">
            <text:p>71.625</text:p>
          </table:table-cell>
          <table:table-cell office:value-type="float" office:value="73.162497999999999" table:style-name="ce1">
            <text:p>73.162498</text:p>
          </table:table-cell>
          <table:table-cell office:value-type="float" office:value="72.833663999999999" table:style-name="ce1">
            <text:p>72.833664</text:p>
          </table:table-cell>
          <table:table-cell office:value-type="float" office:value="198054800" table:style-name="ce1">
            <text:p>198054800</text:p>
          </table:table-cell>
          <table:table-cell table:number-columns-repeated="16377"/>
        </table:table-row>
        <table:table-row table:style-name="ro1">
          <table:table-cell office:value-type="date" office:date-value="2020-02-27T00:00:00" table:style-name="ce2">
            <text:p>2/27/2020</text:p>
          </table:table-cell>
          <table:table-cell office:value-type="float" office:value="70.275002000000001" table:style-name="ce1">
            <text:p>70.275002</text:p>
          </table:table-cell>
          <table:table-cell office:value-type="float" office:value="71.5" table:style-name="ce1">
            <text:p>71.5</text:p>
          </table:table-cell>
          <table:table-cell office:value-type="float" office:value="68.239998" table:style-name="ce1">
            <text:p>68.239998</text:p>
          </table:table-cell>
          <table:table-cell office:value-type="float" office:value="68.379997000000003" table:style-name="ce1">
            <text:p>68.379997</text:p>
          </table:table-cell>
          <table:table-cell office:value-type="float" office:value="68.072661999999994" table:style-name="ce1">
            <text:p>68.072662</text:p>
          </table:table-cell>
          <table:table-cell office:value-type="float" office:value="320605600" table:style-name="ce1">
            <text:p>320605600</text:p>
          </table:table-cell>
          <table:table-cell table:number-columns-repeated="16377"/>
        </table:table-row>
        <table:table-row table:style-name="ro1">
          <table:table-cell office:value-type="date" office:date-value="2020-02-28T00:00:00" table:style-name="ce2">
            <text:p>2/28/2020</text:p>
          </table:table-cell>
          <table:table-cell office:value-type="float" office:value="64.315002000000007" table:style-name="ce1">
            <text:p>64.315002</text:p>
          </table:table-cell>
          <table:table-cell office:value-type="float" office:value="69.602501000000004" table:style-name="ce1">
            <text:p>69.602501</text:p>
          </table:table-cell>
          <table:table-cell office:value-type="float" office:value="64.092499000000004" table:style-name="ce1">
            <text:p>64.092499</text:p>
          </table:table-cell>
          <table:table-cell office:value-type="float" office:value="68.339995999999999" table:style-name="ce1">
            <text:p>68.339996</text:p>
          </table:table-cell>
          <table:table-cell office:value-type="float" office:value="68.032837000000001" table:style-name="ce1">
            <text:p>68.032837</text:p>
          </table:table-cell>
          <table:table-cell office:value-type="float" office:value="426884800" table:style-name="ce1">
            <text:p>426884800</text:p>
          </table:table-cell>
          <table:table-cell table:number-columns-repeated="16377"/>
        </table:table-row>
        <table:table-row table:style-name="ro1">
          <table:table-cell office:value-type="date" office:date-value="2020-03-02T00:00:00" table:style-name="ce2">
            <text:p>3/2/2020</text:p>
          </table:table-cell>
          <table:table-cell office:value-type="float" office:value="70.569999999999993" table:style-name="ce1">
            <text:p>70.57</text:p>
          </table:table-cell>
          <table:table-cell office:value-type="float" office:value="75.360000999999997" table:style-name="ce1">
            <text:p>75.360001</text:p>
          </table:table-cell>
          <table:table-cell office:value-type="float" office:value="69.430000000000007" table:style-name="ce1">
            <text:p>69.43</text:p>
          </table:table-cell>
          <table:table-cell office:value-type="float" office:value="74.702499000000003" table:style-name="ce1">
            <text:p>74.702499</text:p>
          </table:table-cell>
          <table:table-cell office:value-type="float" office:value="74.366737000000001" table:style-name="ce1">
            <text:p>74.366737</text:p>
          </table:table-cell>
          <table:table-cell office:value-type="float" office:value="341397200" table:style-name="ce1">
            <text:p>341397200</text:p>
          </table:table-cell>
          <table:table-cell table:number-columns-repeated="16377"/>
        </table:table-row>
        <table:table-row table:style-name="ro1">
          <table:table-cell office:value-type="date" office:date-value="2020-03-03T00:00:00" table:style-name="ce2">
            <text:p>3/3/2020</text:p>
          </table:table-cell>
          <table:table-cell office:value-type="float" office:value="75.917502999999996" table:style-name="ce1">
            <text:p>75.917503</text:p>
          </table:table-cell>
          <table:table-cell office:value-type="float" office:value="76" table:style-name="ce1">
            <text:p>76</text:p>
          </table:table-cell>
          <table:table-cell office:value-type="float" office:value="71.449996999999996" table:style-name="ce1">
            <text:p>71.449997</text:p>
          </table:table-cell>
          <table:table-cell office:value-type="float" office:value="72.330001999999993" table:style-name="ce1">
            <text:p>72.330002</text:p>
          </table:table-cell>
          <table:table-cell office:value-type="float" office:value="72.004913000000002" table:style-name="ce1">
            <text:p>72.004913</text:p>
          </table:table-cell>
          <table:table-cell office:value-type="float" office:value="319475600" table:style-name="ce1">
            <text:p>319475600</text:p>
          </table:table-cell>
          <table:table-cell table:number-columns-repeated="16377"/>
        </table:table-row>
        <table:table-row table:style-name="ro1">
          <table:table-cell office:value-type="date" office:date-value="2020-03-04T00:00:00" table:style-name="ce2">
            <text:p>3/4/2020</text:p>
          </table:table-cell>
          <table:table-cell office:value-type="float" office:value="74.110000999999997" table:style-name="ce1">
            <text:p>74.110001</text:p>
          </table:table-cell>
          <table:table-cell office:value-type="float" office:value="75.849997999999999" table:style-name="ce1">
            <text:p>75.849998</text:p>
          </table:table-cell>
          <table:table-cell office:value-type="float" office:value="73.282500999999996" table:style-name="ce1">
            <text:p>73.282501</text:p>
          </table:table-cell>
          <table:table-cell office:value-type="float" office:value="75.684997999999993" table:style-name="ce1">
            <text:p>75.684998</text:p>
          </table:table-cell>
          <table:table-cell office:value-type="float" office:value="75.344825999999998" table:style-name="ce1">
            <text:p>75.344826</text:p>
          </table:table-cell>
          <table:table-cell office:value-type="float" office:value="219178400" table:style-name="ce1">
            <text:p>219178400</text:p>
          </table:table-cell>
          <table:table-cell table:number-columns-repeated="16377"/>
        </table:table-row>
        <table:table-row table:style-name="ro1">
          <table:table-cell office:value-type="date" office:date-value="2020-03-05T00:00:00" table:style-name="ce2">
            <text:p>3/5/2020</text:p>
          </table:table-cell>
          <table:table-cell office:value-type="float" office:value="73.879997000000003" table:style-name="ce1">
            <text:p>73.879997</text:p>
          </table:table-cell>
          <table:table-cell office:value-type="float" office:value="74.887496999999996" table:style-name="ce1">
            <text:p>74.887497</text:p>
          </table:table-cell>
          <table:table-cell office:value-type="float" office:value="72.852501000000004" table:style-name="ce1">
            <text:p>72.852501</text:p>
          </table:table-cell>
          <table:table-cell office:value-type="float" office:value="73.230002999999996" table:style-name="ce1">
            <text:p>73.230003</text:p>
          </table:table-cell>
          <table:table-cell office:value-type="float" office:value="72.900863999999999" table:style-name="ce1">
            <text:p>72.900864</text:p>
          </table:table-cell>
          <table:table-cell office:value-type="float" office:value="187572800" table:style-name="ce1">
            <text:p>187572800</text:p>
          </table:table-cell>
          <table:table-cell table:number-columns-repeated="16377"/>
        </table:table-row>
        <table:table-row table:style-name="ro1">
          <table:table-cell office:value-type="date" office:date-value="2020-03-06T00:00:00" table:style-name="ce2">
            <text:p>3/6/2020</text:p>
          </table:table-cell>
          <table:table-cell office:value-type="float" office:value="70.5" table:style-name="ce1">
            <text:p>70.5</text:p>
          </table:table-cell>
          <table:table-cell office:value-type="float" office:value="72.705001999999993" table:style-name="ce1">
            <text:p>72.705002</text:p>
          </table:table-cell>
          <table:table-cell office:value-type="float" office:value="70.307502999999997" table:style-name="ce1">
            <text:p>70.307503</text:p>
          </table:table-cell>
          <table:table-cell office:value-type="float" office:value="72.257499999999993" table:style-name="ce1">
            <text:p>72.2575</text:p>
          </table:table-cell>
          <table:table-cell office:value-type="float" office:value="71.932738999999998" table:style-name="ce1">
            <text:p>71.932739</text:p>
          </table:table-cell>
          <table:table-cell office:value-type="float" office:value="226176800" table:style-name="ce1">
            <text:p>226176800</text:p>
          </table:table-cell>
          <table:table-cell table:number-columns-repeated="16377"/>
        </table:table-row>
        <table:table-row table:style-name="ro1">
          <table:table-cell office:value-type="date" office:date-value="2020-03-09T00:00:00" table:style-name="ce2">
            <text:p>3/9/2020</text:p>
          </table:table-cell>
          <table:table-cell office:value-type="float" office:value="65.9375" table:style-name="ce1">
            <text:p>65.9375</text:p>
          </table:table-cell>
          <table:table-cell office:value-type="float" office:value="69.522498999999996" table:style-name="ce1">
            <text:p>69.522499</text:p>
          </table:table-cell>
          <table:table-cell office:value-type="float" office:value="65.75" table:style-name="ce1">
            <text:p>65.75</text:p>
          </table:table-cell>
          <table:table-cell office:value-type="float" office:value="66.542502999999996" table:style-name="ce1">
            <text:p>66.542503</text:p>
          </table:table-cell>
          <table:table-cell office:value-type="float" office:value="66.243423000000007" table:style-name="ce1">
            <text:p>66.243423</text:p>
          </table:table-cell>
          <table:table-cell office:value-type="float" office:value="286744800" table:style-name="ce1">
            <text:p>286744800</text:p>
          </table:table-cell>
          <table:table-cell table:number-columns-repeated="16377"/>
        </table:table-row>
        <table:table-row table:style-name="ro1">
          <table:table-cell office:value-type="date" office:date-value="2020-03-10T00:00:00" table:style-name="ce2">
            <text:p>3/10/2020</text:p>
          </table:table-cell>
          <table:table-cell office:value-type="float" office:value="69.285004000000001" table:style-name="ce1">
            <text:p>69.285004</text:p>
          </table:table-cell>
          <table:table-cell office:value-type="float" office:value="71.610000999999997" table:style-name="ce1">
            <text:p>71.610001</text:p>
          </table:table-cell>
          <table:table-cell office:value-type="float" office:value="67.342499000000004" table:style-name="ce1">
            <text:p>67.342499</text:p>
          </table:table-cell>
          <table:table-cell office:value-type="float" office:value="71.334998999999996" table:style-name="ce1">
            <text:p>71.334999</text:p>
          </table:table-cell>
          <table:table-cell office:value-type="float" office:value="71.014381" table:style-name="ce1">
            <text:p>71.014381</text:p>
          </table:table-cell>
          <table:table-cell office:value-type="float" office:value="285290000" table:style-name="ce1">
            <text:p>285290000</text:p>
          </table:table-cell>
          <table:table-cell table:number-columns-repeated="16377"/>
        </table:table-row>
        <table:table-row table:style-name="ro1">
          <table:table-cell office:value-type="date" office:date-value="2020-03-11T00:00:00" table:style-name="ce2">
            <text:p>3/11/2020</text:p>
          </table:table-cell>
          <table:table-cell office:value-type="float" office:value="69.347504000000001" table:style-name="ce1">
            <text:p>69.347504</text:p>
          </table:table-cell>
          <table:table-cell office:value-type="float" office:value="70.305000000000007" table:style-name="ce1">
            <text:p>70.305</text:p>
          </table:table-cell>
          <table:table-cell office:value-type="float" office:value="67.964995999999999" table:style-name="ce1">
            <text:p>67.964996</text:p>
          </table:table-cell>
          <table:table-cell office:value-type="float" office:value="68.857498000000007" table:style-name="ce1">
            <text:p>68.857498</text:p>
          </table:table-cell>
          <table:table-cell office:value-type="float" office:value="68.548012" table:style-name="ce1">
            <text:p>68.548012</text:p>
          </table:table-cell>
          <table:table-cell office:value-type="float" office:value="255598800" table:style-name="ce1">
            <text:p>255598800</text:p>
          </table:table-cell>
          <table:table-cell table:number-columns-repeated="16377"/>
        </table:table-row>
        <table:table-row table:style-name="ro1">
          <table:table-cell office:value-type="date" office:date-value="2020-03-12T00:00:00" table:style-name="ce2">
            <text:p>3/12/2020</text:p>
          </table:table-cell>
          <table:table-cell office:value-type="float" office:value="63.985000999999997" table:style-name="ce1">
            <text:p>63.985001</text:p>
          </table:table-cell>
          <table:table-cell office:value-type="float" office:value="67.5" table:style-name="ce1">
            <text:p>67.5</text:p>
          </table:table-cell>
          <table:table-cell office:value-type="float" office:value="62" table:style-name="ce1">
            <text:p>62</text:p>
          </table:table-cell>
          <table:table-cell office:value-type="float" office:value="62.057499" table:style-name="ce1">
            <text:p>62.057499</text:p>
          </table:table-cell>
          <table:table-cell office:value-type="float" office:value="61.778579999999998" table:style-name="ce1">
            <text:p>61.77858</text:p>
          </table:table-cell>
          <table:table-cell office:value-type="float" office:value="418474000" table:style-name="ce1">
            <text:p>418474000</text:p>
          </table:table-cell>
          <table:table-cell table:number-columns-repeated="16377"/>
        </table:table-row>
        <table:table-row table:style-name="ro1">
          <table:table-cell office:value-type="date" office:date-value="2020-03-13T00:00:00" table:style-name="ce2">
            <text:p>3/13/2020</text:p>
          </table:table-cell>
          <table:table-cell office:value-type="float" office:value="66.222504000000001" table:style-name="ce1">
            <text:p>66.222504</text:p>
          </table:table-cell>
          <table:table-cell office:value-type="float" office:value="69.980002999999996" table:style-name="ce1">
            <text:p>69.980003</text:p>
          </table:table-cell>
          <table:table-cell office:value-type="float" office:value="63.237499" table:style-name="ce1">
            <text:p>63.237499</text:p>
          </table:table-cell>
          <table:table-cell office:value-type="float" office:value="69.492500000000007" table:style-name="ce1">
            <text:p>69.4925</text:p>
          </table:table-cell>
          <table:table-cell office:value-type="float" office:value="69.180160999999998" table:style-name="ce1">
            <text:p>69.180161</text:p>
          </table:table-cell>
          <table:table-cell office:value-type="float" office:value="370732000" table:style-name="ce1">
            <text:p>370732000</text:p>
          </table:table-cell>
          <table:table-cell table:number-columns-repeated="16377"/>
        </table:table-row>
        <table:table-row table:style-name="ro1">
          <table:table-cell office:value-type="date" office:date-value="2020-03-16T00:00:00" table:style-name="ce2">
            <text:p>3/16/2020</text:p>
          </table:table-cell>
          <table:table-cell office:value-type="float" office:value="60.487499" table:style-name="ce1">
            <text:p>60.487499</text:p>
          </table:table-cell>
          <table:table-cell office:value-type="float" office:value="64.769997000000004" table:style-name="ce1">
            <text:p>64.769997</text:p>
          </table:table-cell>
          <table:table-cell office:value-type="float" office:value="60" table:style-name="ce1">
            <text:p>60</text:p>
          </table:table-cell>
          <table:table-cell office:value-type="float" office:value="60.552501999999997" table:style-name="ce1">
            <text:p>60.552502</text:p>
          </table:table-cell>
          <table:table-cell office:value-type="float" office:value="60.280346000000002" table:style-name="ce1">
            <text:p>60.280346</text:p>
          </table:table-cell>
          <table:table-cell office:value-type="float" office:value="322423600" table:style-name="ce1">
            <text:p>322423600</text:p>
          </table:table-cell>
          <table:table-cell table:number-columns-repeated="16377"/>
        </table:table-row>
        <table:table-row table:style-name="ro1">
          <table:table-cell office:value-type="date" office:date-value="2020-03-17T00:00:00" table:style-name="ce2">
            <text:p>3/17/2020</text:p>
          </table:table-cell>
          <table:table-cell office:value-type="float" office:value="61.877499" table:style-name="ce1">
            <text:p>61.877499</text:p>
          </table:table-cell>
          <table:table-cell office:value-type="float" office:value="64.402495999999999" table:style-name="ce1">
            <text:p>64.402496</text:p>
          </table:table-cell>
          <table:table-cell office:value-type="float" office:value="59.599997999999999" table:style-name="ce1">
            <text:p>59.599998</text:p>
          </table:table-cell>
          <table:table-cell office:value-type="float" office:value="63.215000000000003" table:style-name="ce1">
            <text:p>63.215</text:p>
          </table:table-cell>
          <table:table-cell office:value-type="float" office:value="62.930878" table:style-name="ce1">
            <text:p>62.930878</text:p>
          </table:table-cell>
          <table:table-cell office:value-type="float" office:value="324056000" table:style-name="ce1">
            <text:p>324056000</text:p>
          </table:table-cell>
          <table:table-cell table:number-columns-repeated="16377"/>
        </table:table-row>
        <table:table-row table:style-name="ro1">
          <table:table-cell office:value-type="date" office:date-value="2020-03-18T00:00:00" table:style-name="ce2">
            <text:p>3/18/2020</text:p>
          </table:table-cell>
          <table:table-cell office:value-type="float" office:value="59.942501" table:style-name="ce1">
            <text:p>59.942501</text:p>
          </table:table-cell>
          <table:table-cell office:value-type="float" office:value="62.5" table:style-name="ce1">
            <text:p>62.5</text:p>
          </table:table-cell>
          <table:table-cell office:value-type="float" office:value="59.279998999999997" table:style-name="ce1">
            <text:p>59.279999</text:p>
          </table:table-cell>
          <table:table-cell office:value-type="float" office:value="61.667499999999997" table:style-name="ce1">
            <text:p>61.6675</text:p>
          </table:table-cell>
          <table:table-cell office:value-type="float" office:value="61.390331000000003" table:style-name="ce1">
            <text:p>61.390331</text:p>
          </table:table-cell>
          <table:table-cell office:value-type="float" office:value="300233600" table:style-name="ce1">
            <text:p>300233600</text:p>
          </table:table-cell>
          <table:table-cell table:number-columns-repeated="16377"/>
        </table:table-row>
        <table:table-row table:style-name="ro1">
          <table:table-cell office:value-type="date" office:date-value="2020-03-19T00:00:00" table:style-name="ce2">
            <text:p>3/19/2020</text:p>
          </table:table-cell>
          <table:table-cell office:value-type="float" office:value="61.847499999999997" table:style-name="ce1">
            <text:p>61.8475</text:p>
          </table:table-cell>
          <table:table-cell office:value-type="float" office:value="63.209999000000003" table:style-name="ce1">
            <text:p>63.209999</text:p>
          </table:table-cell>
          <table:table-cell office:value-type="float" office:value="60.652500000000003" table:style-name="ce1">
            <text:p>60.6525</text:p>
          </table:table-cell>
          <table:table-cell office:value-type="float" office:value="61.195" table:style-name="ce1">
            <text:p>61.195</text:p>
          </table:table-cell>
          <table:table-cell office:value-type="float" office:value="60.919952000000002" table:style-name="ce1">
            <text:p>60.919952</text:p>
          </table:table-cell>
          <table:table-cell office:value-type="float" office:value="271857200" table:style-name="ce1">
            <text:p>271857200</text:p>
          </table:table-cell>
          <table:table-cell table:number-columns-repeated="16377"/>
        </table:table-row>
        <table:table-row table:style-name="ro1">
          <table:table-cell office:value-type="date" office:date-value="2020-03-20T00:00:00" table:style-name="ce2">
            <text:p>3/20/2020</text:p>
          </table:table-cell>
          <table:table-cell office:value-type="float" office:value="61.794998" table:style-name="ce1">
            <text:p>61.794998</text:p>
          </table:table-cell>
          <table:table-cell office:value-type="float" office:value="62.957500000000003" table:style-name="ce1">
            <text:p>62.9575</text:p>
          </table:table-cell>
          <table:table-cell office:value-type="float" office:value="57" table:style-name="ce1">
            <text:p>57</text:p>
          </table:table-cell>
          <table:table-cell office:value-type="float" office:value="57.310001" table:style-name="ce1">
            <text:p>57.310001</text:p>
          </table:table-cell>
          <table:table-cell office:value-type="float" office:value="57.052418000000003" table:style-name="ce1">
            <text:p>57.052418</text:p>
          </table:table-cell>
          <table:table-cell office:value-type="float" office:value="401693200" table:style-name="ce1">
            <text:p>401693200</text:p>
          </table:table-cell>
          <table:table-cell table:number-columns-repeated="16377"/>
        </table:table-row>
        <table:table-row table:style-name="ro1">
          <table:table-cell office:value-type="date" office:date-value="2020-03-23T00:00:00" table:style-name="ce2">
            <text:p>3/23/2020</text:p>
          </table:table-cell>
          <table:table-cell office:value-type="float" office:value="57.02" table:style-name="ce1">
            <text:p>57.02</text:p>
          </table:table-cell>
          <table:table-cell office:value-type="float" office:value="57.125" table:style-name="ce1">
            <text:p>57.125</text:p>
          </table:table-cell>
          <table:table-cell office:value-type="float" office:value="53.152500000000003" table:style-name="ce1">
            <text:p>53.1525</text:p>
          </table:table-cell>
          <table:table-cell office:value-type="float" office:value="56.092498999999997" table:style-name="ce1">
            <text:p>56.092499</text:p>
          </table:table-cell>
          <table:table-cell office:value-type="float" office:value="55.840384999999998" table:style-name="ce1">
            <text:p>55.840385</text:p>
          </table:table-cell>
          <table:table-cell office:value-type="float" office:value="336752800" table:style-name="ce1">
            <text:p>336752800</text:p>
          </table:table-cell>
          <table:table-cell table:number-columns-repeated="16377"/>
        </table:table-row>
        <table:table-row table:style-name="ro1">
          <table:table-cell office:value-type="date" office:date-value="2020-03-24T00:00:00" table:style-name="ce2">
            <text:p>3/24/2020</text:p>
          </table:table-cell>
          <table:table-cell office:value-type="float" office:value="59.09" table:style-name="ce1">
            <text:p>59.09</text:p>
          </table:table-cell>
          <table:table-cell office:value-type="float" office:value="61.922500999999997" table:style-name="ce1">
            <text:p>61.922501</text:p>
          </table:table-cell>
          <table:table-cell office:value-type="float" office:value="58.575001" table:style-name="ce1">
            <text:p>58.575001</text:p>
          </table:table-cell>
          <table:table-cell office:value-type="float" office:value="61.720001000000003" table:style-name="ce1">
            <text:p>61.720001</text:p>
          </table:table-cell>
          <table:table-cell office:value-type="float" office:value="61.442596000000002" table:style-name="ce1">
            <text:p>61.442596</text:p>
          </table:table-cell>
          <table:table-cell office:value-type="float" office:value="287531200" table:style-name="ce1">
            <text:p>287531200</text:p>
          </table:table-cell>
          <table:table-cell table:number-columns-repeated="16377"/>
        </table:table-row>
        <table:table-row table:style-name="ro1">
          <table:table-cell office:value-type="date" office:date-value="2020-03-25T00:00:00" table:style-name="ce2">
            <text:p>3/25/2020</text:p>
          </table:table-cell>
          <table:table-cell office:value-type="float" office:value="62.6875" table:style-name="ce1">
            <text:p>62.6875</text:p>
          </table:table-cell>
          <table:table-cell office:value-type="float" office:value="64.5625" table:style-name="ce1">
            <text:p>64.5625</text:p>
          </table:table-cell>
          <table:table-cell office:value-type="float" office:value="61.075001" table:style-name="ce1">
            <text:p>61.075001</text:p>
          </table:table-cell>
          <table:table-cell office:value-type="float" office:value="61.380001" table:style-name="ce1">
            <text:p>61.380001</text:p>
          </table:table-cell>
          <table:table-cell office:value-type="float" office:value="61.104121999999997" table:style-name="ce1">
            <text:p>61.104122</text:p>
          </table:table-cell>
          <table:table-cell office:value-type="float" office:value="303602000" table:style-name="ce1">
            <text:p>303602000</text:p>
          </table:table-cell>
          <table:table-cell table:number-columns-repeated="16377"/>
        </table:table-row>
        <table:table-row table:style-name="ro1">
          <table:table-cell office:value-type="date" office:date-value="2020-03-26T00:00:00" table:style-name="ce2">
            <text:p>3/26/2020</text:p>
          </table:table-cell>
          <table:table-cell office:value-type="float" office:value="61.630001" table:style-name="ce1">
            <text:p>61.630001</text:p>
          </table:table-cell>
          <table:table-cell office:value-type="float" office:value="64.669998000000007" table:style-name="ce1">
            <text:p>64.669998</text:p>
          </table:table-cell>
          <table:table-cell office:value-type="float" office:value="61.59" table:style-name="ce1">
            <text:p>61.59</text:p>
          </table:table-cell>
          <table:table-cell office:value-type="float" office:value="64.610000999999997" table:style-name="ce1">
            <text:p>64.610001</text:p>
          </table:table-cell>
          <table:table-cell office:value-type="float" office:value="64.319610999999995" table:style-name="ce1">
            <text:p>64.319611</text:p>
          </table:table-cell>
          <table:table-cell office:value-type="float" office:value="252087200" table:style-name="ce1">
            <text:p>252087200</text:p>
          </table:table-cell>
          <table:table-cell table:number-columns-repeated="16377"/>
        </table:table-row>
        <table:table-row table:style-name="ro1">
          <table:table-cell office:value-type="date" office:date-value="2020-03-27T00:00:00" table:style-name="ce2">
            <text:p>3/27/2020</text:p>
          </table:table-cell>
          <table:table-cell office:value-type="float" office:value="63.1875" table:style-name="ce1">
            <text:p>63.1875</text:p>
          </table:table-cell>
          <table:table-cell office:value-type="float" office:value="63.967498999999997" table:style-name="ce1">
            <text:p>63.967499</text:p>
          </table:table-cell>
          <table:table-cell office:value-type="float" office:value="61.762501" table:style-name="ce1">
            <text:p>61.762501</text:p>
          </table:table-cell>
          <table:table-cell office:value-type="float" office:value="61.935001" table:style-name="ce1">
            <text:p>61.935001</text:p>
          </table:table-cell>
          <table:table-cell office:value-type="float" office:value="61.656627999999998" table:style-name="ce1">
            <text:p>61.656628</text:p>
          </table:table-cell>
          <table:table-cell office:value-type="float" office:value="204216800" table:style-name="ce1">
            <text:p>204216800</text:p>
          </table:table-cell>
          <table:table-cell table:number-columns-repeated="16377"/>
        </table:table-row>
        <table:table-row table:style-name="ro1">
          <table:table-cell office:value-type="date" office:date-value="2020-03-30T00:00:00" table:style-name="ce2">
            <text:p>3/30/2020</text:p>
          </table:table-cell>
          <table:table-cell office:value-type="float" office:value="62.685001" table:style-name="ce1">
            <text:p>62.685001</text:p>
          </table:table-cell>
          <table:table-cell office:value-type="float" office:value="63.880001" table:style-name="ce1">
            <text:p>63.880001</text:p>
          </table:table-cell>
          <table:table-cell office:value-type="float" office:value="62.349997999999999" table:style-name="ce1">
            <text:p>62.349998</text:p>
          </table:table-cell>
          <table:table-cell office:value-type="float" office:value="63.702499000000003" table:style-name="ce1">
            <text:p>63.702499</text:p>
          </table:table-cell>
          <table:table-cell office:value-type="float" office:value="63.416182999999997" table:style-name="ce1">
            <text:p>63.416183</text:p>
          </table:table-cell>
          <table:table-cell office:value-type="float" office:value="167976400" table:style-name="ce1">
            <text:p>167976400</text:p>
          </table:table-cell>
          <table:table-cell table:number-columns-repeated="16377"/>
        </table:table-row>
        <table:table-row table:style-name="ro1">
          <table:table-cell office:value-type="date" office:date-value="2020-03-31T00:00:00" table:style-name="ce2">
            <text:p>3/31/2020</text:p>
          </table:table-cell>
          <table:table-cell office:value-type="float" office:value="63.900002000000001" table:style-name="ce1">
            <text:p>63.900002</text:p>
          </table:table-cell>
          <table:table-cell office:value-type="float" office:value="65.622497999999993" table:style-name="ce1">
            <text:p>65.622498</text:p>
          </table:table-cell>
          <table:table-cell office:value-type="float" office:value="63" table:style-name="ce1">
            <text:p>63</text:p>
          </table:table-cell>
          <table:table-cell office:value-type="float" office:value="63.572498000000003" table:style-name="ce1">
            <text:p>63.572498</text:p>
          </table:table-cell>
          <table:table-cell office:value-type="float" office:value="63.286769999999997" table:style-name="ce1">
            <text:p>63.28677</text:p>
          </table:table-cell>
          <table:table-cell office:value-type="float" office:value="197002000" table:style-name="ce1">
            <text:p>197002000</text:p>
          </table:table-cell>
          <table:table-cell table:number-columns-repeated="16377"/>
        </table:table-row>
        <table:table-row table:style-name="ro1">
          <table:table-cell office:value-type="date" office:date-value="2020-04-01T00:00:00" table:style-name="ce2">
            <text:p>4/1/2020</text:p>
          </table:table-cell>
          <table:table-cell office:value-type="float" office:value="61.625" table:style-name="ce1">
            <text:p>61.625</text:p>
          </table:table-cell>
          <table:table-cell office:value-type="float" office:value="62.18" table:style-name="ce1">
            <text:p>62.18</text:p>
          </table:table-cell>
          <table:table-cell office:value-type="float" office:value="59.782501000000003" table:style-name="ce1">
            <text:p>59.782501</text:p>
          </table:table-cell>
          <table:table-cell office:value-type="float" office:value="60.227500999999997" table:style-name="ce1">
            <text:p>60.227501</text:p>
          </table:table-cell>
          <table:table-cell office:value-type="float" office:value="59.956806" table:style-name="ce1">
            <text:p>59.956806</text:p>
          </table:table-cell>
          <table:table-cell office:value-type="float" office:value="176218400" table:style-name="ce1">
            <text:p>176218400</text:p>
          </table:table-cell>
          <table:table-cell table:number-columns-repeated="16377"/>
        </table:table-row>
        <table:table-row table:style-name="ro1">
          <table:table-cell office:value-type="date" office:date-value="2020-04-02T00:00:00" table:style-name="ce2">
            <text:p>4/2/2020</text:p>
          </table:table-cell>
          <table:table-cell office:value-type="float" office:value="60.084999000000003" table:style-name="ce1">
            <text:p>60.084999</text:p>
          </table:table-cell>
          <table:table-cell office:value-type="float" office:value="61.287497999999999" table:style-name="ce1">
            <text:p>61.287498</text:p>
          </table:table-cell>
          <table:table-cell office:value-type="float" office:value="59.224997999999999" table:style-name="ce1">
            <text:p>59.224998</text:p>
          </table:table-cell>
          <table:table-cell office:value-type="float" office:value="61.232498" table:style-name="ce1">
            <text:p>61.232498</text:p>
          </table:table-cell>
          <table:table-cell office:value-type="float" office:value="60.957287000000001" table:style-name="ce1">
            <text:p>60.957287</text:p>
          </table:table-cell>
          <table:table-cell office:value-type="float" office:value="165934000" table:style-name="ce1">
            <text:p>165934000</text:p>
          </table:table-cell>
          <table:table-cell table:number-columns-repeated="16377"/>
        </table:table-row>
        <table:table-row table:style-name="ro1">
          <table:table-cell office:value-type="date" office:date-value="2020-04-03T00:00:00" table:style-name="ce2">
            <text:p>4/3/2020</text:p>
          </table:table-cell>
          <table:table-cell office:value-type="float" office:value="60.700001" table:style-name="ce1">
            <text:p>60.700001</text:p>
          </table:table-cell>
          <table:table-cell office:value-type="float" office:value="61.424999" table:style-name="ce1">
            <text:p>61.424999</text:p>
          </table:table-cell>
          <table:table-cell office:value-type="float" office:value="59.7425" table:style-name="ce1">
            <text:p>59.7425</text:p>
          </table:table-cell>
          <table:table-cell office:value-type="float" office:value="60.352500999999997" table:style-name="ce1">
            <text:p>60.352501</text:p>
          </table:table-cell>
          <table:table-cell office:value-type="float" office:value="60.081242000000003" table:style-name="ce1">
            <text:p>60.081242</text:p>
          </table:table-cell>
          <table:table-cell office:value-type="float" office:value="129880000" table:style-name="ce1">
            <text:p>129880000</text:p>
          </table:table-cell>
          <table:table-cell table:number-columns-repeated="16377"/>
        </table:table-row>
        <table:table-row table:style-name="ro1">
          <table:table-cell office:value-type="date" office:date-value="2020-04-06T00:00:00" table:style-name="ce2">
            <text:p>4/6/2020</text:p>
          </table:table-cell>
          <table:table-cell office:value-type="float" office:value="62.724997999999999" table:style-name="ce1">
            <text:p>62.724998</text:p>
          </table:table-cell>
          <table:table-cell office:value-type="float" office:value="65.777495999999999" table:style-name="ce1">
            <text:p>65.777496</text:p>
          </table:table-cell>
          <table:table-cell office:value-type="float" office:value="62.345001000000003" table:style-name="ce1">
            <text:p>62.345001</text:p>
          </table:table-cell>
          <table:table-cell office:value-type="float" office:value="65.617500000000007" table:style-name="ce1">
            <text:p>65.6175</text:p>
          </table:table-cell>
          <table:table-cell office:value-type="float" office:value="65.322577999999993" table:style-name="ce1">
            <text:p>65.322578</text:p>
          </table:table-cell>
          <table:table-cell office:value-type="float" office:value="201820400" table:style-name="ce1">
            <text:p>201820400</text:p>
          </table:table-cell>
          <table:table-cell table:number-columns-repeated="16377"/>
        </table:table-row>
        <table:table-row table:style-name="ro1">
          <table:table-cell office:value-type="date" office:date-value="2020-04-07T00:00:00" table:style-name="ce2">
            <text:p>4/7/2020</text:p>
          </table:table-cell>
          <table:table-cell office:value-type="float" office:value="67.699996999999996" table:style-name="ce1">
            <text:p>67.699997</text:p>
          </table:table-cell>
          <table:table-cell office:value-type="float" office:value="67.925003000000004" table:style-name="ce1">
            <text:p>67.925003</text:p>
          </table:table-cell>
          <table:table-cell office:value-type="float" office:value="64.75" table:style-name="ce1">
            <text:p>64.75</text:p>
          </table:table-cell>
          <table:table-cell office:value-type="float" office:value="64.857498000000007" table:style-name="ce1">
            <text:p>64.857498</text:p>
          </table:table-cell>
          <table:table-cell office:value-type="float" office:value="64.565994000000003" table:style-name="ce1">
            <text:p>64.565994</text:p>
          </table:table-cell>
          <table:table-cell office:value-type="float" office:value="202887200" table:style-name="ce1">
            <text:p>202887200</text:p>
          </table:table-cell>
          <table:table-cell table:number-columns-repeated="16377"/>
        </table:table-row>
        <table:table-row table:style-name="ro1">
          <table:table-cell office:value-type="date" office:date-value="2020-04-08T00:00:00" table:style-name="ce2">
            <text:p>4/8/2020</text:p>
          </table:table-cell>
          <table:table-cell office:value-type="float" office:value="65.684997999999993" table:style-name="ce1">
            <text:p>65.684998</text:p>
          </table:table-cell>
          <table:table-cell office:value-type="float" office:value="66.842499000000004" table:style-name="ce1">
            <text:p>66.842499</text:p>
          </table:table-cell>
          <table:table-cell office:value-type="float" office:value="65.307502999999997" table:style-name="ce1">
            <text:p>65.307503</text:p>
          </table:table-cell>
          <table:table-cell office:value-type="float" office:value="66.517501999999993" table:style-name="ce1">
            <text:p>66.517502</text:p>
          </table:table-cell>
          <table:table-cell office:value-type="float" office:value="66.218536" table:style-name="ce1">
            <text:p>66.218536</text:p>
          </table:table-cell>
          <table:table-cell office:value-type="float" office:value="168895200" table:style-name="ce1">
            <text:p>168895200</text:p>
          </table:table-cell>
          <table:table-cell table:number-columns-repeated="16377"/>
        </table:table-row>
        <table:table-row table:style-name="ro1">
          <table:table-cell office:value-type="date" office:date-value="2020-04-09T00:00:00" table:style-name="ce2">
            <text:p>4/9/2020</text:p>
          </table:table-cell>
          <table:table-cell office:value-type="float" office:value="67.175003000000004" table:style-name="ce1">
            <text:p>67.175003</text:p>
          </table:table-cell>
          <table:table-cell office:value-type="float" office:value="67.517501999999993" table:style-name="ce1">
            <text:p>67.517502</text:p>
          </table:table-cell>
          <table:table-cell office:value-type="float" office:value="66.175003000000004" table:style-name="ce1">
            <text:p>66.175003</text:p>
          </table:table-cell>
          <table:table-cell office:value-type="float" office:value="66.997497999999993" table:style-name="ce1">
            <text:p>66.997498</text:p>
          </table:table-cell>
          <table:table-cell office:value-type="float" office:value="66.696372999999994" table:style-name="ce1">
            <text:p>66.696373</text:p>
          </table:table-cell>
          <table:table-cell office:value-type="float" office:value="162116400" table:style-name="ce1">
            <text:p>162116400</text:p>
          </table:table-cell>
          <table:table-cell table:number-columns-repeated="16377"/>
        </table:table-row>
        <table:table-row table:style-name="ro1">
          <table:table-cell office:value-type="date" office:date-value="2020-04-13T00:00:00" table:style-name="ce2">
            <text:p>4/13/2020</text:p>
          </table:table-cell>
          <table:table-cell office:value-type="float" office:value="67.077499000000003" table:style-name="ce1">
            <text:p>67.077499</text:p>
          </table:table-cell>
          <table:table-cell office:value-type="float" office:value="68.425003000000004" table:style-name="ce1">
            <text:p>68.425003</text:p>
          </table:table-cell>
          <table:table-cell office:value-type="float" office:value="66.457497000000004" table:style-name="ce1">
            <text:p>66.457497</text:p>
          </table:table-cell>
          <table:table-cell office:value-type="float" office:value="68.3125" table:style-name="ce1">
            <text:p>68.3125</text:p>
          </table:table-cell>
          <table:table-cell office:value-type="float" office:value="68.005470000000003" table:style-name="ce1">
            <text:p>68.00547</text:p>
          </table:table-cell>
          <table:table-cell office:value-type="float" office:value="131022800" table:style-name="ce1">
            <text:p>131022800</text:p>
          </table:table-cell>
          <table:table-cell table:number-columns-repeated="16377"/>
        </table:table-row>
        <table:table-row table:style-name="ro1">
          <table:table-cell office:value-type="date" office:date-value="2020-04-14T00:00:00" table:style-name="ce2">
            <text:p>4/14/2020</text:p>
          </table:table-cell>
          <table:table-cell office:value-type="float" office:value="70" table:style-name="ce1">
            <text:p>70</text:p>
          </table:table-cell>
          <table:table-cell office:value-type="float" office:value="72.0625" table:style-name="ce1">
            <text:p>72.0625</text:p>
          </table:table-cell>
          <table:table-cell office:value-type="float" office:value="69.512496999999996" table:style-name="ce1">
            <text:p>69.512497</text:p>
          </table:table-cell>
          <table:table-cell office:value-type="float" office:value="71.762496999999996" table:style-name="ce1">
            <text:p>71.762497</text:p>
          </table:table-cell>
          <table:table-cell office:value-type="float" office:value="71.439957000000007" table:style-name="ce1">
            <text:p>71.439957</text:p>
          </table:table-cell>
          <table:table-cell office:value-type="float" office:value="194994800" table:style-name="ce1">
            <text:p>194994800</text:p>
          </table:table-cell>
          <table:table-cell table:number-columns-repeated="16377"/>
        </table:table-row>
        <table:table-row table:style-name="ro1">
          <table:table-cell office:value-type="date" office:date-value="2020-04-15T00:00:00" table:style-name="ce2">
            <text:p>4/15/2020</text:p>
          </table:table-cell>
          <table:table-cell office:value-type="float" office:value="70.599997999999999" table:style-name="ce1">
            <text:p>70.599998</text:p>
          </table:table-cell>
          <table:table-cell office:value-type="float" office:value="71.582497000000004" table:style-name="ce1">
            <text:p>71.582497</text:p>
          </table:table-cell>
          <table:table-cell office:value-type="float" office:value="70.157500999999996" table:style-name="ce1">
            <text:p>70.157501</text:p>
          </table:table-cell>
          <table:table-cell office:value-type="float" office:value="71.107498000000007" table:style-name="ce1">
            <text:p>71.107498</text:p>
          </table:table-cell>
          <table:table-cell office:value-type="float" office:value="70.787903" table:style-name="ce1">
            <text:p>70.787903</text:p>
          </table:table-cell>
          <table:table-cell office:value-type="float" office:value="131154400" table:style-name="ce1">
            <text:p>131154400</text:p>
          </table:table-cell>
          <table:table-cell table:number-columns-repeated="16377"/>
        </table:table-row>
        <table:table-row table:style-name="ro1">
          <table:table-cell office:value-type="date" office:date-value="2020-04-16T00:00:00" table:style-name="ce2">
            <text:p>4/16/2020</text:p>
          </table:table-cell>
          <table:table-cell office:value-type="float" office:value="71.845000999999996" table:style-name="ce1">
            <text:p>71.845001</text:p>
          </table:table-cell>
          <table:table-cell office:value-type="float" office:value="72.050003000000004" table:style-name="ce1">
            <text:p>72.050003</text:p>
          </table:table-cell>
          <table:table-cell office:value-type="float" office:value="70.587502000000001" table:style-name="ce1">
            <text:p>70.587502</text:p>
          </table:table-cell>
          <table:table-cell office:value-type="float" office:value="71.672500999999997" table:style-name="ce1">
            <text:p>71.672501</text:p>
          </table:table-cell>
          <table:table-cell office:value-type="float" office:value="71.350364999999996" table:style-name="ce1">
            <text:p>71.350365</text:p>
          </table:table-cell>
          <table:table-cell office:value-type="float" office:value="157125200" table:style-name="ce1">
            <text:p>157125200</text:p>
          </table:table-cell>
          <table:table-cell table:number-columns-repeated="16377"/>
        </table:table-row>
        <table:table-row table:style-name="ro1">
          <table:table-cell office:value-type="date" office:date-value="2020-04-17T00:00:00" table:style-name="ce2">
            <text:p>4/17/2020</text:p>
          </table:table-cell>
          <table:table-cell office:value-type="float" office:value="71.172500999999997" table:style-name="ce1">
            <text:p>71.172501</text:p>
          </table:table-cell>
          <table:table-cell office:value-type="float" office:value="71.737503000000004" table:style-name="ce1">
            <text:p>71.737503</text:p>
          </table:table-cell>
          <table:table-cell office:value-type="float" office:value="69.214995999999999" table:style-name="ce1">
            <text:p>69.214996</text:p>
          </table:table-cell>
          <table:table-cell office:value-type="float" office:value="70.699996999999996" table:style-name="ce1">
            <text:p>70.699997</text:p>
          </table:table-cell>
          <table:table-cell office:value-type="float" office:value="70.382232999999999" table:style-name="ce1">
            <text:p>70.382233</text:p>
          </table:table-cell>
          <table:table-cell office:value-type="float" office:value="215250000" table:style-name="ce1">
            <text:p>215250000</text:p>
          </table:table-cell>
          <table:table-cell table:number-columns-repeated="16377"/>
        </table:table-row>
        <table:table-row table:style-name="ro1">
          <table:table-cell office:value-type="date" office:date-value="2020-04-20T00:00:00" table:style-name="ce2">
            <text:p>4/20/2020</text:p>
          </table:table-cell>
          <table:table-cell office:value-type="float" office:value="69.487503000000004" table:style-name="ce1">
            <text:p>69.487503</text:p>
          </table:table-cell>
          <table:table-cell office:value-type="float" office:value="70.419998000000007" table:style-name="ce1">
            <text:p>70.419998</text:p>
          </table:table-cell>
          <table:table-cell office:value-type="float" office:value="69.212502000000001" table:style-name="ce1">
            <text:p>69.212502</text:p>
          </table:table-cell>
          <table:table-cell office:value-type="float" office:value="69.232498000000007" table:style-name="ce1">
            <text:p>69.232498</text:p>
          </table:table-cell>
          <table:table-cell office:value-type="float" office:value="68.921325999999993" table:style-name="ce1">
            <text:p>68.921326</text:p>
          </table:table-cell>
          <table:table-cell office:value-type="float" office:value="130015200" table:style-name="ce1">
            <text:p>130015200</text:p>
          </table:table-cell>
          <table:table-cell table:number-columns-repeated="16377"/>
        </table:table-row>
        <table:table-row table:style-name="ro1">
          <table:table-cell office:value-type="date" office:date-value="2020-04-21T00:00:00" table:style-name="ce2">
            <text:p>4/21/2020</text:p>
          </table:table-cell>
          <table:table-cell office:value-type="float" office:value="69.069999999999993" table:style-name="ce1">
            <text:p>69.07</text:p>
          </table:table-cell>
          <table:table-cell office:value-type="float" office:value="69.3125" table:style-name="ce1">
            <text:p>69.3125</text:p>
          </table:table-cell>
          <table:table-cell office:value-type="float" office:value="66.357498000000007" table:style-name="ce1">
            <text:p>66.357498</text:p>
          </table:table-cell>
          <table:table-cell office:value-type="float" office:value="67.092499000000004" table:style-name="ce1">
            <text:p>67.092499</text:p>
          </table:table-cell>
          <table:table-cell office:value-type="float" office:value="66.790947000000003" table:style-name="ce1">
            <text:p>66.790947</text:p>
          </table:table-cell>
          <table:table-cell office:value-type="float" office:value="180991600" table:style-name="ce1">
            <text:p>180991600</text:p>
          </table:table-cell>
          <table:table-cell table:number-columns-repeated="16377"/>
        </table:table-row>
        <table:table-row table:style-name="ro1">
          <table:table-cell office:value-type="date" office:date-value="2020-04-22T00:00:00" table:style-name="ce2">
            <text:p>4/22/2020</text:p>
          </table:table-cell>
          <table:table-cell office:value-type="float" office:value="68.402495999999999" table:style-name="ce1">
            <text:p>68.402496</text:p>
          </table:table-cell>
          <table:table-cell office:value-type="float" office:value="69.474997999999999" table:style-name="ce1">
            <text:p>69.474998</text:p>
          </table:table-cell>
          <table:table-cell office:value-type="float" office:value="68.050003000000004" table:style-name="ce1">
            <text:p>68.050003</text:p>
          </table:table-cell>
          <table:table-cell office:value-type="float" office:value="69.025002000000001" table:style-name="ce1">
            <text:p>69.025002</text:p>
          </table:table-cell>
          <table:table-cell office:value-type="float" office:value="68.714759999999998" table:style-name="ce1">
            <text:p>68.71476</text:p>
          </table:table-cell>
          <table:table-cell office:value-type="float" office:value="117057200" table:style-name="ce1">
            <text:p>117057200</text:p>
          </table:table-cell>
          <table:table-cell table:number-columns-repeated="16377"/>
        </table:table-row>
        <table:table-row table:style-name="ro1">
          <table:table-cell office:value-type="date" office:date-value="2020-04-23T00:00:00" table:style-name="ce2">
            <text:p>4/23/2020</text:p>
          </table:table-cell>
          <table:table-cell office:value-type="float" office:value="68.967499000000004" table:style-name="ce1">
            <text:p>68.967499</text:p>
          </table:table-cell>
          <table:table-cell office:value-type="float" office:value="70.4375" table:style-name="ce1">
            <text:p>70.4375</text:p>
          </table:table-cell>
          <table:table-cell office:value-type="float" office:value="68.717499000000004" table:style-name="ce1">
            <text:p>68.717499</text:p>
          </table:table-cell>
          <table:table-cell office:value-type="float" office:value="68.757499999999993" table:style-name="ce1">
            <text:p>68.7575</text:p>
          </table:table-cell>
          <table:table-cell office:value-type="float" office:value="68.448463000000004" table:style-name="ce1">
            <text:p>68.448463</text:p>
          </table:table-cell>
          <table:table-cell office:value-type="float" office:value="124814400" table:style-name="ce1">
            <text:p>124814400</text:p>
          </table:table-cell>
          <table:table-cell table:number-columns-repeated="16377"/>
        </table:table-row>
        <table:table-row table:style-name="ro1">
          <table:table-cell office:value-type="date" office:date-value="2020-04-24T00:00:00" table:style-name="ce2">
            <text:p>4/24/2020</text:p>
          </table:table-cell>
          <table:table-cell office:value-type="float" office:value="69.300003000000004" table:style-name="ce1">
            <text:p>69.300003</text:p>
          </table:table-cell>
          <table:table-cell office:value-type="float" office:value="70.752502000000007" table:style-name="ce1">
            <text:p>70.752502</text:p>
          </table:table-cell>
          <table:table-cell office:value-type="float" office:value="69.25" table:style-name="ce1">
            <text:p>69.25</text:p>
          </table:table-cell>
          <table:table-cell office:value-type="float" office:value="70.742500000000007" table:style-name="ce1">
            <text:p>70.7425</text:p>
          </table:table-cell>
          <table:table-cell office:value-type="float" office:value="70.424544999999995" table:style-name="ce1">
            <text:p>70.424545</text:p>
          </table:table-cell>
          <table:table-cell office:value-type="float" office:value="126508800" table:style-name="ce1">
            <text:p>126508800</text:p>
          </table:table-cell>
          <table:table-cell table:number-columns-repeated="16377"/>
        </table:table-row>
        <table:table-row table:style-name="ro1">
          <table:table-cell office:value-type="date" office:date-value="2020-04-27T00:00:00" table:style-name="ce2">
            <text:p>4/27/2020</text:p>
          </table:table-cell>
          <table:table-cell office:value-type="float" office:value="70.449996999999996" table:style-name="ce1">
            <text:p>70.449997</text:p>
          </table:table-cell>
          <table:table-cell office:value-type="float" office:value="71.135002" table:style-name="ce1">
            <text:p>71.135002</text:p>
          </table:table-cell>
          <table:table-cell office:value-type="float" office:value="69.987503000000004" table:style-name="ce1">
            <text:p>69.987503</text:p>
          </table:table-cell>
          <table:table-cell office:value-type="float" office:value="70.792502999999996" table:style-name="ce1">
            <text:p>70.792503</text:p>
          </table:table-cell>
          <table:table-cell office:value-type="float" office:value="70.474318999999994" table:style-name="ce1">
            <text:p>70.474319</text:p>
          </table:table-cell>
          <table:table-cell office:value-type="float" office:value="117087600" table:style-name="ce1">
            <text:p>117087600</text:p>
          </table:table-cell>
          <table:table-cell table:number-columns-repeated="16377"/>
        </table:table-row>
        <table:table-row table:style-name="ro1">
          <table:table-cell office:value-type="date" office:date-value="2020-04-28T00:00:00" table:style-name="ce2">
            <text:p>4/28/2020</text:p>
          </table:table-cell>
          <table:table-cell office:value-type="float" office:value="71.269997000000004" table:style-name="ce1">
            <text:p>71.269997</text:p>
          </table:table-cell>
          <table:table-cell office:value-type="float" office:value="71.457497000000004" table:style-name="ce1">
            <text:p>71.457497</text:p>
          </table:table-cell>
          <table:table-cell office:value-type="float" office:value="69.550003000000004" table:style-name="ce1">
            <text:p>69.550003</text:p>
          </table:table-cell>
          <table:table-cell office:value-type="float" office:value="69.644997000000004" table:style-name="ce1">
            <text:p>69.644997</text:p>
          </table:table-cell>
          <table:table-cell office:value-type="float" office:value="69.331969999999998" table:style-name="ce1">
            <text:p>69.33197</text:p>
          </table:table-cell>
          <table:table-cell office:value-type="float" office:value="112004800" table:style-name="ce1">
            <text:p>112004800</text:p>
          </table:table-cell>
          <table:table-cell table:number-columns-repeated="16377"/>
        </table:table-row>
        <table:table-row table:style-name="ro1">
          <table:table-cell office:value-type="date" office:date-value="2020-04-29T00:00:00" table:style-name="ce2">
            <text:p>4/29/2020</text:p>
          </table:table-cell>
          <table:table-cell office:value-type="float" office:value="71.182502999999997" table:style-name="ce1">
            <text:p>71.182503</text:p>
          </table:table-cell>
          <table:table-cell office:value-type="float" office:value="72.417502999999996" table:style-name="ce1">
            <text:p>72.417503</text:p>
          </table:table-cell>
          <table:table-cell office:value-type="float" office:value="70.972504000000001" table:style-name="ce1">
            <text:p>70.972504</text:p>
          </table:table-cell>
          <table:table-cell office:value-type="float" office:value="71.932502999999997" table:style-name="ce1">
            <text:p>71.932503</text:p>
          </table:table-cell>
          <table:table-cell office:value-type="float" office:value="71.609200000000001" table:style-name="ce1">
            <text:p>71.6092</text:p>
          </table:table-cell>
          <table:table-cell office:value-type="float" office:value="137280800" table:style-name="ce1">
            <text:p>137280800</text:p>
          </table:table-cell>
          <table:table-cell table:number-columns-repeated="16377"/>
        </table:table-row>
        <table:table-row table:style-name="ro1">
          <table:table-cell office:value-type="date" office:date-value="2020-04-30T00:00:00" table:style-name="ce2">
            <text:p>4/30/2020</text:p>
          </table:table-cell>
          <table:table-cell office:value-type="float" office:value="72.489998" table:style-name="ce1">
            <text:p>72.489998</text:p>
          </table:table-cell>
          <table:table-cell office:value-type="float" office:value="73.632499999999993" table:style-name="ce1">
            <text:p>73.6325</text:p>
          </table:table-cell>
          <table:table-cell office:value-type="float" office:value="72.087502000000001" table:style-name="ce1">
            <text:p>72.087502</text:p>
          </table:table-cell>
          <table:table-cell office:value-type="float" office:value="73.449996999999996" table:style-name="ce1">
            <text:p>73.449997</text:p>
          </table:table-cell>
          <table:table-cell office:value-type="float" office:value="73.119872999999998" table:style-name="ce1">
            <text:p>73.119873</text:p>
          </table:table-cell>
          <table:table-cell office:value-type="float" office:value="183064000" table:style-name="ce1">
            <text:p>183064000</text:p>
          </table:table-cell>
          <table:table-cell table:number-columns-repeated="16377"/>
        </table:table-row>
        <table:table-row table:style-name="ro1">
          <table:table-cell office:value-type="date" office:date-value="2020-05-01T00:00:00" table:style-name="ce2">
            <text:p>5/1/2020</text:p>
          </table:table-cell>
          <table:table-cell office:value-type="float" office:value="71.5625" table:style-name="ce1">
            <text:p>71.5625</text:p>
          </table:table-cell>
          <table:table-cell office:value-type="float" office:value="74.75" table:style-name="ce1">
            <text:p>74.75</text:p>
          </table:table-cell>
          <table:table-cell office:value-type="float" office:value="71.462502000000001" table:style-name="ce1">
            <text:p>71.462502</text:p>
          </table:table-cell>
          <table:table-cell office:value-type="float" office:value="72.267501999999993" table:style-name="ce1">
            <text:p>72.267502</text:p>
          </table:table-cell>
          <table:table-cell office:value-type="float" office:value="71.942688000000004" table:style-name="ce1">
            <text:p>71.942688</text:p>
          </table:table-cell>
          <table:table-cell office:value-type="float" office:value="60154200" table:style-name="ce1">
            <text:p>60154200</text:p>
          </table:table-cell>
          <table:table-cell table:number-columns-repeated="16377"/>
        </table:table-row>
        <table:table-row table:style-name="ro1">
          <table:table-cell office:value-type="date" office:date-value="2020-05-04T00:00:00" table:style-name="ce2">
            <text:p>5/4/2020</text:p>
          </table:table-cell>
          <table:table-cell office:value-type="float" office:value="72.292502999999996" table:style-name="ce1">
            <text:p>72.292503</text:p>
          </table:table-cell>
          <table:table-cell office:value-type="float" office:value="73.422500999999997" table:style-name="ce1">
            <text:p>73.422501</text:p>
          </table:table-cell>
          <table:table-cell office:value-type="float" office:value="71.580001999999993" table:style-name="ce1">
            <text:p>71.580002</text:p>
          </table:table-cell>
          <table:table-cell office:value-type="float" office:value="73.290001000000004" table:style-name="ce1">
            <text:p>73.290001</text:p>
          </table:table-cell>
          <table:table-cell office:value-type="float" office:value="72.960594" table:style-name="ce1">
            <text:p>72.960594</text:p>
          </table:table-cell>
          <table:table-cell office:value-type="float" office:value="33392000" table:style-name="ce1">
            <text:p>33392000</text:p>
          </table:table-cell>
          <table:table-cell table:number-columns-repeated="16377"/>
        </table:table-row>
        <table:table-row table:style-name="ro1">
          <table:table-cell office:value-type="date" office:date-value="2020-05-05T00:00:00" table:style-name="ce2">
            <text:p>5/5/2020</text:p>
          </table:table-cell>
          <table:table-cell office:value-type="float" office:value="73.764999000000003" table:style-name="ce1">
            <text:p>73.764999</text:p>
          </table:table-cell>
          <table:table-cell office:value-type="float" office:value="75.25" table:style-name="ce1">
            <text:p>75.25</text:p>
          </table:table-cell>
          <table:table-cell office:value-type="float" office:value="73.614998" table:style-name="ce1">
            <text:p>73.614998</text:p>
          </table:table-cell>
          <table:table-cell office:value-type="float" office:value="74.389999000000003" table:style-name="ce1">
            <text:p>74.389999</text:p>
          </table:table-cell>
          <table:table-cell office:value-type="float" office:value="74.055649000000003" table:style-name="ce1">
            <text:p>74.055649</text:p>
          </table:table-cell>
          <table:table-cell office:value-type="float" office:value="36895200" table:style-name="ce1">
            <text:p>36895200</text:p>
          </table:table-cell>
          <table:table-cell table:number-columns-repeated="16377"/>
        </table:table-row>
        <table:table-row table:style-name="ro1">
          <table:table-cell office:value-type="date" office:date-value="2020-05-06T00:00:00" table:style-name="ce2">
            <text:p>5/6/2020</text:p>
          </table:table-cell>
          <table:table-cell office:value-type="float" office:value="75.114998" table:style-name="ce1">
            <text:p>75.114998</text:p>
          </table:table-cell>
          <table:table-cell office:value-type="float" office:value="75.809997999999993" table:style-name="ce1">
            <text:p>75.809998</text:p>
          </table:table-cell>
          <table:table-cell office:value-type="float" office:value="74.717499000000004" table:style-name="ce1">
            <text:p>74.717499</text:p>
          </table:table-cell>
          <table:table-cell office:value-type="float" office:value="75.157500999999996" table:style-name="ce1">
            <text:p>75.157501</text:p>
          </table:table-cell>
          <table:table-cell office:value-type="float" office:value="74.819694999999996" table:style-name="ce1">
            <text:p>74.819695</text:p>
          </table:table-cell>
          <table:table-cell office:value-type="float" office:value="142333600" table:style-name="ce1">
            <text:p>142333600</text:p>
          </table:table-cell>
          <table:table-cell table:number-columns-repeated="16377"/>
        </table:table-row>
        <table:table-row table:style-name="ro1">
          <table:table-cell office:value-type="date" office:date-value="2020-05-07T00:00:00" table:style-name="ce2">
            <text:p>5/7/2020</text:p>
          </table:table-cell>
          <table:table-cell office:value-type="float" office:value="75.805000000000007" table:style-name="ce1">
            <text:p>75.805</text:p>
          </table:table-cell>
          <table:table-cell office:value-type="float" office:value="76.292502999999996" table:style-name="ce1">
            <text:p>76.292503</text:p>
          </table:table-cell>
          <table:table-cell office:value-type="float" office:value="75.492500000000007" table:style-name="ce1">
            <text:p>75.4925</text:p>
          </table:table-cell>
          <table:table-cell office:value-type="float" office:value="75.934997999999993" table:style-name="ce1">
            <text:p>75.934998</text:p>
          </table:table-cell>
          <table:table-cell office:value-type="float" office:value="75.593697000000006" table:style-name="ce1">
            <text:p>75.593697</text:p>
          </table:table-cell>
          <table:table-cell office:value-type="float" office:value="115215200" table:style-name="ce1">
            <text:p>115215200</text:p>
          </table:table-cell>
          <table:table-cell table:number-columns-repeated="16377"/>
        </table:table-row>
        <table:table-row table:style-name="ro1">
          <table:table-cell office:value-type="date" office:date-value="2020-05-08T00:00:00" table:style-name="ce2">
            <text:p>5/8/2020</text:p>
          </table:table-cell>
          <table:table-cell office:value-type="float" office:value="76.410004000000001" table:style-name="ce1">
            <text:p>76.410004</text:p>
          </table:table-cell>
          <table:table-cell office:value-type="float" office:value="77.587502000000001" table:style-name="ce1">
            <text:p>77.587502</text:p>
          </table:table-cell>
          <table:table-cell office:value-type="float" office:value="76.072502" table:style-name="ce1">
            <text:p>76.072502</text:p>
          </table:table-cell>
          <table:table-cell office:value-type="float" office:value="77.532500999999996" table:style-name="ce1">
            <text:p>77.532501</text:p>
          </table:table-cell>
          <table:table-cell office:value-type="float" office:value="77.392960000000002" table:style-name="ce1">
            <text:p>77.39296</text:p>
          </table:table-cell>
          <table:table-cell office:value-type="float" office:value="134048000" table:style-name="ce1">
            <text:p>134048000</text:p>
          </table:table-cell>
          <table:table-cell table:number-columns-repeated="16377"/>
        </table:table-row>
        <table:table-row table:style-name="ro1">
          <table:table-cell office:value-type="date" office:date-value="2020-05-11T00:00:00" table:style-name="ce2">
            <text:p>5/11/2020</text:p>
          </table:table-cell>
          <table:table-cell office:value-type="float" office:value="77.025002000000001" table:style-name="ce1">
            <text:p>77.025002</text:p>
          </table:table-cell>
          <table:table-cell office:value-type="float" office:value="79.262496999999996" table:style-name="ce1">
            <text:p>79.262497</text:p>
          </table:table-cell>
          <table:table-cell office:value-type="float" office:value="76.809997999999993" table:style-name="ce1">
            <text:p>76.809998</text:p>
          </table:table-cell>
          <table:table-cell office:value-type="float" office:value="78.752502000000007" table:style-name="ce1">
            <text:p>78.752502</text:p>
          </table:table-cell>
          <table:table-cell office:value-type="float" office:value="78.610764000000003" table:style-name="ce1">
            <text:p>78.610764</text:p>
          </table:table-cell>
          <table:table-cell office:value-type="float" office:value="145946400" table:style-name="ce1">
            <text:p>145946400</text:p>
          </table:table-cell>
          <table:table-cell table:number-columns-repeated="16377"/>
        </table:table-row>
        <table:table-row table:style-name="ro1">
          <table:table-cell office:value-type="date" office:date-value="2020-05-12T00:00:00" table:style-name="ce2">
            <text:p>5/12/2020</text:p>
          </table:table-cell>
          <table:table-cell office:value-type="float" office:value="79.457497000000004" table:style-name="ce1">
            <text:p>79.457497</text:p>
          </table:table-cell>
          <table:table-cell office:value-type="float" office:value="79.922500999999997" table:style-name="ce1">
            <text:p>79.922501</text:p>
          </table:table-cell>
          <table:table-cell office:value-type="float" office:value="77.727501000000004" table:style-name="ce1">
            <text:p>77.727501</text:p>
          </table:table-cell>
          <table:table-cell office:value-type="float" office:value="77.852501000000004" table:style-name="ce1">
            <text:p>77.852501</text:p>
          </table:table-cell>
          <table:table-cell office:value-type="float" office:value="77.712387000000007" table:style-name="ce1">
            <text:p>77.712387</text:p>
          </table:table-cell>
          <table:table-cell office:value-type="float" office:value="162301200" table:style-name="ce1">
            <text:p>162301200</text:p>
          </table:table-cell>
          <table:table-cell table:number-columns-repeated="16377"/>
        </table:table-row>
        <table:table-row table:style-name="ro1">
          <table:table-cell office:value-type="date" office:date-value="2020-05-13T00:00:00" table:style-name="ce2">
            <text:p>5/13/2020</text:p>
          </table:table-cell>
          <table:table-cell office:value-type="float" office:value="78.037497999999999" table:style-name="ce1">
            <text:p>78.037498</text:p>
          </table:table-cell>
          <table:table-cell office:value-type="float" office:value="78.987503000000004" table:style-name="ce1">
            <text:p>78.987503</text:p>
          </table:table-cell>
          <table:table-cell office:value-type="float" office:value="75.802498" table:style-name="ce1">
            <text:p>75.802498</text:p>
          </table:table-cell>
          <table:table-cell office:value-type="float" office:value="76.912497999999999" table:style-name="ce1">
            <text:p>76.912498</text:p>
          </table:table-cell>
          <table:table-cell office:value-type="float" office:value="76.774071000000006" table:style-name="ce1">
            <text:p>76.774071</text:p>
          </table:table-cell>
          <table:table-cell office:value-type="float" office:value="200622400" table:style-name="ce1">
            <text:p>200622400</text:p>
          </table:table-cell>
          <table:table-cell table:number-columns-repeated="16377"/>
        </table:table-row>
        <table:table-row table:style-name="ro1">
          <table:table-cell office:value-type="date" office:date-value="2020-05-14T00:00:00" table:style-name="ce2">
            <text:p>5/14/2020</text:p>
          </table:table-cell>
          <table:table-cell office:value-type="float" office:value="76.127502000000007" table:style-name="ce1">
            <text:p>76.127502</text:p>
          </table:table-cell>
          <table:table-cell office:value-type="float" office:value="77.447502" table:style-name="ce1">
            <text:p>77.447502</text:p>
          </table:table-cell>
          <table:table-cell office:value-type="float" office:value="75.382499999999993" table:style-name="ce1">
            <text:p>75.3825</text:p>
          </table:table-cell>
          <table:table-cell office:value-type="float" office:value="77.385002" table:style-name="ce1">
            <text:p>77.385002</text:p>
          </table:table-cell>
          <table:table-cell office:value-type="float" office:value="77.245728" table:style-name="ce1">
            <text:p>77.245728</text:p>
          </table:table-cell>
          <table:table-cell office:value-type="float" office:value="158929200" table:style-name="ce1">
            <text:p>158929200</text:p>
          </table:table-cell>
          <table:table-cell table:number-columns-repeated="16377"/>
        </table:table-row>
        <table:table-row table:style-name="ro1">
          <table:table-cell office:value-type="date" office:date-value="2020-05-15T00:00:00" table:style-name="ce2">
            <text:p>5/15/2020</text:p>
          </table:table-cell>
          <table:table-cell office:value-type="float" office:value="75.087502000000001" table:style-name="ce1">
            <text:p>75.087502</text:p>
          </table:table-cell>
          <table:table-cell office:value-type="float" office:value="76.974997999999999" table:style-name="ce1">
            <text:p>76.974998</text:p>
          </table:table-cell>
          <table:table-cell office:value-type="float" office:value="75.052498" table:style-name="ce1">
            <text:p>75.052498</text:p>
          </table:table-cell>
          <table:table-cell office:value-type="float" office:value="76.927498" table:style-name="ce1">
            <text:p>76.927498</text:p>
          </table:table-cell>
          <table:table-cell office:value-type="float" office:value="76.789046999999997" table:style-name="ce1">
            <text:p>76.789047</text:p>
          </table:table-cell>
          <table:table-cell office:value-type="float" office:value="166348400" table:style-name="ce1">
            <text:p>166348400</text:p>
          </table:table-cell>
          <table:table-cell table:number-columns-repeated="16377"/>
        </table:table-row>
        <table:table-row table:style-name="ro1">
          <table:table-cell office:value-type="date" office:date-value="2020-05-18T00:00:00" table:style-name="ce2">
            <text:p>5/18/2020</text:p>
          </table:table-cell>
          <table:table-cell office:value-type="float" office:value="78.292502999999996" table:style-name="ce1">
            <text:p>78.292503</text:p>
          </table:table-cell>
          <table:table-cell office:value-type="float" office:value="79.125" table:style-name="ce1">
            <text:p>79.125</text:p>
          </table:table-cell>
          <table:table-cell office:value-type="float" office:value="77.580001999999993" table:style-name="ce1">
            <text:p>77.580002</text:p>
          </table:table-cell>
          <table:table-cell office:value-type="float" office:value="78.739998" table:style-name="ce1">
            <text:p>78.739998</text:p>
          </table:table-cell>
          <table:table-cell office:value-type="float" office:value="78.598281999999998" table:style-name="ce1">
            <text:p>78.598282</text:p>
          </table:table-cell>
          <table:table-cell office:value-type="float" office:value="135372400" table:style-name="ce1">
            <text:p>135372400</text:p>
          </table:table-cell>
          <table:table-cell table:number-columns-repeated="16377"/>
        </table:table-row>
        <table:table-row table:style-name="ro1">
          <table:table-cell office:value-type="date" office:date-value="2020-05-19T00:00:00" table:style-name="ce2">
            <text:p>5/19/2020</text:p>
          </table:table-cell>
          <table:table-cell office:value-type="float" office:value="78.757499999999993" table:style-name="ce1">
            <text:p>78.7575</text:p>
          </table:table-cell>
          <table:table-cell office:value-type="float" office:value="79.629997000000003" table:style-name="ce1">
            <text:p>79.629997</text:p>
          </table:table-cell>
          <table:table-cell office:value-type="float" office:value="78.252502000000007" table:style-name="ce1">
            <text:p>78.252502</text:p>
          </table:table-cell>
          <table:table-cell office:value-type="float" office:value="78.285004000000001" table:style-name="ce1">
            <text:p>78.285004</text:p>
          </table:table-cell>
          <table:table-cell office:value-type="float" office:value="78.144112000000007" table:style-name="ce1">
            <text:p>78.144112</text:p>
          </table:table-cell>
          <table:table-cell office:value-type="float" office:value="101729600" table:style-name="ce1">
            <text:p>101729600</text:p>
          </table:table-cell>
          <table:table-cell table:number-columns-repeated="16377"/>
        </table:table-row>
        <table:table-row table:style-name="ro1">
          <table:table-cell office:value-type="date" office:date-value="2020-05-20T00:00:00" table:style-name="ce2">
            <text:p>5/20/2020</text:p>
          </table:table-cell>
          <table:table-cell office:value-type="float" office:value="79.169998000000007" table:style-name="ce1">
            <text:p>79.169998</text:p>
          </table:table-cell>
          <table:table-cell office:value-type="float" office:value="79.879997000000003" table:style-name="ce1">
            <text:p>79.879997</text:p>
          </table:table-cell>
          <table:table-cell office:value-type="float" office:value="79.129997000000003" table:style-name="ce1">
            <text:p>79.129997</text:p>
          </table:table-cell>
          <table:table-cell office:value-type="float" office:value="79.807502999999997" table:style-name="ce1">
            <text:p>79.807503</text:p>
          </table:table-cell>
          <table:table-cell office:value-type="float" office:value="79.663871999999998" table:style-name="ce1">
            <text:p>79.663872</text:p>
          </table:table-cell>
          <table:table-cell office:value-type="float" office:value="111504800" table:style-name="ce1">
            <text:p>111504800</text:p>
          </table:table-cell>
          <table:table-cell table:number-columns-repeated="16377"/>
        </table:table-row>
        <table:table-row table:style-name="ro1">
          <table:table-cell office:value-type="date" office:date-value="2020-05-21T00:00:00" table:style-name="ce2">
            <text:p>5/21/2020</text:p>
          </table:table-cell>
          <table:table-cell office:value-type="float" office:value="79.665001000000004" table:style-name="ce1">
            <text:p>79.665001</text:p>
          </table:table-cell>
          <table:table-cell office:value-type="float" office:value="80.222504000000001" table:style-name="ce1">
            <text:p>80.222504</text:p>
          </table:table-cell>
          <table:table-cell office:value-type="float" office:value="78.967499000000004" table:style-name="ce1">
            <text:p>78.967499</text:p>
          </table:table-cell>
          <table:table-cell office:value-type="float" office:value="79.212502000000001" table:style-name="ce1">
            <text:p>79.212502</text:p>
          </table:table-cell>
          <table:table-cell office:value-type="float" office:value="79.069939000000005" table:style-name="ce1">
            <text:p>79.069939</text:p>
          </table:table-cell>
          <table:table-cell office:value-type="float" office:value="102688800" table:style-name="ce1">
            <text:p>102688800</text:p>
          </table:table-cell>
          <table:table-cell table:number-columns-repeated="16377"/>
        </table:table-row>
        <table:table-row table:style-name="ro1">
          <table:table-cell office:value-type="date" office:date-value="2020-05-22T00:00:00" table:style-name="ce2">
            <text:p>5/22/2020</text:p>
          </table:table-cell>
          <table:table-cell office:value-type="float" office:value="78.942497000000003" table:style-name="ce1">
            <text:p>78.942497</text:p>
          </table:table-cell>
          <table:table-cell office:value-type="float" office:value="79.807502999999997" table:style-name="ce1">
            <text:p>79.807503</text:p>
          </table:table-cell>
          <table:table-cell office:value-type="float" office:value="78.837502000000001" table:style-name="ce1">
            <text:p>78.837502</text:p>
          </table:table-cell>
          <table:table-cell office:value-type="float" office:value="79.722504000000001" table:style-name="ce1">
            <text:p>79.722504</text:p>
          </table:table-cell>
          <table:table-cell office:value-type="float" office:value="79.579025000000001" table:style-name="ce1">
            <text:p>79.579025</text:p>
          </table:table-cell>
          <table:table-cell office:value-type="float" office:value="81803200" table:style-name="ce1">
            <text:p>81803200</text:p>
          </table:table-cell>
          <table:table-cell table:number-columns-repeated="16377"/>
        </table:table-row>
        <table:table-row table:style-name="ro1">
          <table:table-cell office:value-type="date" office:date-value="2020-05-26T00:00:00" table:style-name="ce2">
            <text:p>5/26/2020</text:p>
          </table:table-cell>
          <table:table-cell office:value-type="float" office:value="80.875" table:style-name="ce1">
            <text:p>80.875</text:p>
          </table:table-cell>
          <table:table-cell office:value-type="float" office:value="81.059997999999993" table:style-name="ce1">
            <text:p>81.059998</text:p>
          </table:table-cell>
          <table:table-cell office:value-type="float" office:value="79.125" table:style-name="ce1">
            <text:p>79.125</text:p>
          </table:table-cell>
          <table:table-cell office:value-type="float" office:value="79.182502999999997" table:style-name="ce1">
            <text:p>79.182503</text:p>
          </table:table-cell>
          <table:table-cell office:value-type="float" office:value="79.039992999999996" table:style-name="ce1">
            <text:p>79.039993</text:p>
          </table:table-cell>
          <table:table-cell office:value-type="float" office:value="125522000" table:style-name="ce1">
            <text:p>125522000</text:p>
          </table:table-cell>
          <table:table-cell table:number-columns-repeated="16377"/>
        </table:table-row>
        <table:table-row table:style-name="ro1">
          <table:table-cell office:value-type="date" office:date-value="2020-05-27T00:00:00" table:style-name="ce2">
            <text:p>5/27/2020</text:p>
          </table:table-cell>
          <table:table-cell office:value-type="float" office:value="79.035004000000001" table:style-name="ce1">
            <text:p>79.035004</text:p>
          </table:table-cell>
          <table:table-cell office:value-type="float" office:value="79.677498" table:style-name="ce1">
            <text:p>79.677498</text:p>
          </table:table-cell>
          <table:table-cell office:value-type="float" office:value="78.272498999999996" table:style-name="ce1">
            <text:p>78.272499</text:p>
          </table:table-cell>
          <table:table-cell office:value-type="float" office:value="79.527495999999999" table:style-name="ce1">
            <text:p>79.527496</text:p>
          </table:table-cell>
          <table:table-cell office:value-type="float" office:value="79.384369000000007" table:style-name="ce1">
            <text:p>79.384369</text:p>
          </table:table-cell>
          <table:table-cell office:value-type="float" office:value="112945200" table:style-name="ce1">
            <text:p>112945200</text:p>
          </table:table-cell>
          <table:table-cell table:number-columns-repeated="16377"/>
        </table:table-row>
        <table:table-row table:style-name="ro1">
          <table:table-cell office:value-type="date" office:date-value="2020-05-28T00:00:00" table:style-name="ce2">
            <text:p>5/28/2020</text:p>
          </table:table-cell>
          <table:table-cell office:value-type="float" office:value="79.192497000000003" table:style-name="ce1">
            <text:p>79.192497</text:p>
          </table:table-cell>
          <table:table-cell office:value-type="float" office:value="80.860000999999997" table:style-name="ce1">
            <text:p>80.860001</text:p>
          </table:table-cell>
          <table:table-cell office:value-type="float" office:value="78.907500999999996" table:style-name="ce1">
            <text:p>78.907501</text:p>
          </table:table-cell>
          <table:table-cell office:value-type="float" office:value="79.5625" table:style-name="ce1">
            <text:p>79.5625</text:p>
          </table:table-cell>
          <table:table-cell office:value-type="float" office:value="79.419303999999997" table:style-name="ce1">
            <text:p>79.419304</text:p>
          </table:table-cell>
          <table:table-cell office:value-type="float" office:value="133560800" table:style-name="ce1">
            <text:p>133560800</text:p>
          </table:table-cell>
          <table:table-cell table:number-columns-repeated="16377"/>
        </table:table-row>
        <table:table-row table:style-name="ro1">
          <table:table-cell office:value-type="date" office:date-value="2020-05-29T00:00:00" table:style-name="ce2">
            <text:p>5/29/2020</text:p>
          </table:table-cell>
          <table:table-cell office:value-type="float" office:value="79.8125" table:style-name="ce1">
            <text:p>79.8125</text:p>
          </table:table-cell>
          <table:table-cell office:value-type="float" office:value="80.287497999999999" table:style-name="ce1">
            <text:p>80.287498</text:p>
          </table:table-cell>
          <table:table-cell office:value-type="float" office:value="79.117500000000007" table:style-name="ce1">
            <text:p>79.1175</text:p>
          </table:table-cell>
          <table:table-cell office:value-type="float" office:value="79.485000999999997" table:style-name="ce1">
            <text:p>79.485001</text:p>
          </table:table-cell>
          <table:table-cell office:value-type="float" office:value="79.341949" table:style-name="ce1">
            <text:p>79.341949</text:p>
          </table:table-cell>
          <table:table-cell office:value-type="float" office:value="153598000" table:style-name="ce1">
            <text:p>153598000</text:p>
          </table:table-cell>
          <table:table-cell table:number-columns-repeated="16377"/>
        </table:table-row>
        <table:table-row table:style-name="ro1">
          <table:table-cell office:value-type="date" office:date-value="2020-06-01T00:00:00" table:style-name="ce2">
            <text:p>6/1/2020</text:p>
          </table:table-cell>
          <table:table-cell office:value-type="float" office:value="79.4375" table:style-name="ce1">
            <text:p>79.4375</text:p>
          </table:table-cell>
          <table:table-cell office:value-type="float" office:value="80.587502000000001" table:style-name="ce1">
            <text:p>80.587502</text:p>
          </table:table-cell>
          <table:table-cell office:value-type="float" office:value="79.302498" table:style-name="ce1">
            <text:p>79.302498</text:p>
          </table:table-cell>
          <table:table-cell office:value-type="float" office:value="80.462502000000001" table:style-name="ce1">
            <text:p>80.462502</text:p>
          </table:table-cell>
          <table:table-cell office:value-type="float" office:value="80.317688000000004" table:style-name="ce1">
            <text:p>80.317688</text:p>
          </table:table-cell>
          <table:table-cell office:value-type="float" office:value="80791200" table:style-name="ce1">
            <text:p>80791200</text:p>
          </table:table-cell>
          <table:table-cell table:number-columns-repeated="16377"/>
        </table:table-row>
        <table:table-row table:style-name="ro1">
          <table:table-cell office:value-type="date" office:date-value="2020-06-02T00:00:00" table:style-name="ce2">
            <text:p>6/2/2020</text:p>
          </table:table-cell>
          <table:table-cell office:value-type="float" office:value="80.1875" table:style-name="ce1">
            <text:p>80.1875</text:p>
          </table:table-cell>
          <table:table-cell office:value-type="float" office:value="80.860000999999997" table:style-name="ce1">
            <text:p>80.860001</text:p>
          </table:table-cell>
          <table:table-cell office:value-type="float" office:value="79.732498000000007" table:style-name="ce1">
            <text:p>79.732498</text:p>
          </table:table-cell>
          <table:table-cell office:value-type="float" office:value="80.834998999999996" table:style-name="ce1">
            <text:p>80.834999</text:p>
          </table:table-cell>
          <table:table-cell office:value-type="float" office:value="80.689514000000003" table:style-name="ce1">
            <text:p>80.689514</text:p>
          </table:table-cell>
          <table:table-cell office:value-type="float" office:value="87642800" table:style-name="ce1">
            <text:p>87642800</text:p>
          </table:table-cell>
          <table:table-cell table:number-columns-repeated="16377"/>
        </table:table-row>
        <table:table-row table:style-name="ro1">
          <table:table-cell office:value-type="date" office:date-value="2020-06-03T00:00:00" table:style-name="ce2">
            <text:p>6/3/2020</text:p>
          </table:table-cell>
          <table:table-cell office:value-type="float" office:value="81.165001000000004" table:style-name="ce1">
            <text:p>81.165001</text:p>
          </table:table-cell>
          <table:table-cell office:value-type="float" office:value="81.550003000000004" table:style-name="ce1">
            <text:p>81.550003</text:p>
          </table:table-cell>
          <table:table-cell office:value-type="float" office:value="80.574996999999996" table:style-name="ce1">
            <text:p>80.574997</text:p>
          </table:table-cell>
          <table:table-cell office:value-type="float" office:value="81.279999000000004" table:style-name="ce1">
            <text:p>81.279999</text:p>
          </table:table-cell>
          <table:table-cell office:value-type="float" office:value="81.133713" table:style-name="ce1">
            <text:p>81.133713</text:p>
          </table:table-cell>
          <table:table-cell office:value-type="float" office:value="104491200" table:style-name="ce1">
            <text:p>104491200</text:p>
          </table:table-cell>
          <table:table-cell table:number-columns-repeated="16377"/>
        </table:table-row>
        <table:table-row table:style-name="ro1">
          <table:table-cell office:value-type="date" office:date-value="2020-06-04T00:00:00" table:style-name="ce2">
            <text:p>6/4/2020</text:p>
          </table:table-cell>
          <table:table-cell office:value-type="float" office:value="81.097504000000001" table:style-name="ce1">
            <text:p>81.097504</text:p>
          </table:table-cell>
          <table:table-cell office:value-type="float" office:value="81.404999000000004" table:style-name="ce1">
            <text:p>81.404999</text:p>
          </table:table-cell>
          <table:table-cell office:value-type="float" office:value="80.194999999999993" table:style-name="ce1">
            <text:p>80.195</text:p>
          </table:table-cell>
          <table:table-cell office:value-type="float" office:value="80.580001999999993" table:style-name="ce1">
            <text:p>80.580002</text:p>
          </table:table-cell>
          <table:table-cell office:value-type="float" office:value="80.434974999999994" table:style-name="ce1">
            <text:p>80.434975</text:p>
          </table:table-cell>
          <table:table-cell office:value-type="float" office:value="87560400" table:style-name="ce1">
            <text:p>87560400</text:p>
          </table:table-cell>
          <table:table-cell table:number-columns-repeated="16377"/>
        </table:table-row>
        <table:table-row table:style-name="ro1">
          <table:table-cell office:value-type="date" office:date-value="2020-06-05T00:00:00" table:style-name="ce2">
            <text:p>6/5/2020</text:p>
          </table:table-cell>
          <table:table-cell office:value-type="float" office:value="80.837502000000001" table:style-name="ce1">
            <text:p>80.837502</text:p>
          </table:table-cell>
          <table:table-cell office:value-type="float" office:value="82.9375" table:style-name="ce1">
            <text:p>82.9375</text:p>
          </table:table-cell>
          <table:table-cell office:value-type="float" office:value="80.807502999999997" table:style-name="ce1">
            <text:p>80.807503</text:p>
          </table:table-cell>
          <table:table-cell office:value-type="float" office:value="82.875" table:style-name="ce1">
            <text:p>82.875</text:p>
          </table:table-cell>
          <table:table-cell office:value-type="float" office:value="82.725845000000007" table:style-name="ce1">
            <text:p>82.725845</text:p>
          </table:table-cell>
          <table:table-cell office:value-type="float" office:value="137250400" table:style-name="ce1">
            <text:p>137250400</text:p>
          </table:table-cell>
          <table:table-cell table:number-columns-repeated="16377"/>
        </table:table-row>
        <table:table-row table:style-name="ro1">
          <table:table-cell office:value-type="date" office:date-value="2020-06-08T00:00:00" table:style-name="ce2">
            <text:p>6/8/2020</text:p>
          </table:table-cell>
          <table:table-cell office:value-type="float" office:value="82.5625" table:style-name="ce1">
            <text:p>82.5625</text:p>
          </table:table-cell>
          <table:table-cell office:value-type="float" office:value="83.400002000000001" table:style-name="ce1">
            <text:p>83.400002</text:p>
          </table:table-cell>
          <table:table-cell office:value-type="float" office:value="81.830001999999993" table:style-name="ce1">
            <text:p>81.830002</text:p>
          </table:table-cell>
          <table:table-cell office:value-type="float" office:value="83.364998" table:style-name="ce1">
            <text:p>83.364998</text:p>
          </table:table-cell>
          <table:table-cell office:value-type="float" office:value="83.214957999999996" table:style-name="ce1">
            <text:p>83.214958</text:p>
          </table:table-cell>
          <table:table-cell office:value-type="float" office:value="95654400" table:style-name="ce1">
            <text:p>95654400</text:p>
          </table:table-cell>
          <table:table-cell table:number-columns-repeated="16377"/>
        </table:table-row>
        <table:table-row table:style-name="ro1">
          <table:table-cell office:value-type="date" office:date-value="2020-06-09T00:00:00" table:style-name="ce2">
            <text:p>6/9/2020</text:p>
          </table:table-cell>
          <table:table-cell office:value-type="float" office:value="83.035004000000001" table:style-name="ce1">
            <text:p>83.035004</text:p>
          </table:table-cell>
          <table:table-cell office:value-type="float" office:value="86.402495999999999" table:style-name="ce1">
            <text:p>86.402496</text:p>
          </table:table-cell>
          <table:table-cell office:value-type="float" office:value="83.002502000000007" table:style-name="ce1">
            <text:p>83.002502</text:p>
          </table:table-cell>
          <table:table-cell office:value-type="float" office:value="85.997497999999993" table:style-name="ce1">
            <text:p>85.997498</text:p>
          </table:table-cell>
          <table:table-cell office:value-type="float" office:value="85.84272" table:style-name="ce1">
            <text:p>85.84272</text:p>
          </table:table-cell>
          <table:table-cell office:value-type="float" office:value="147712400" table:style-name="ce1">
            <text:p>147712400</text:p>
          </table:table-cell>
          <table:table-cell table:number-columns-repeated="16377"/>
        </table:table-row>
        <table:table-row table:style-name="ro1">
          <table:table-cell office:value-type="date" office:date-value="2020-06-10T00:00:00" table:style-name="ce2">
            <text:p>6/10/2020</text:p>
          </table:table-cell>
          <table:table-cell office:value-type="float" office:value="86.974997999999999" table:style-name="ce1">
            <text:p>86.974998</text:p>
          </table:table-cell>
          <table:table-cell office:value-type="float" office:value="88.692497000000003" table:style-name="ce1">
            <text:p>88.692497</text:p>
          </table:table-cell>
          <table:table-cell office:value-type="float" office:value="86.522498999999996" table:style-name="ce1">
            <text:p>86.522499</text:p>
          </table:table-cell>
          <table:table-cell office:value-type="float" office:value="88.209998999999996" table:style-name="ce1">
            <text:p>88.209999</text:p>
          </table:table-cell>
          <table:table-cell office:value-type="float" office:value="88.051238999999995" table:style-name="ce1">
            <text:p>88.051239</text:p>
          </table:table-cell>
          <table:table-cell office:value-type="float" office:value="166651600" table:style-name="ce1">
            <text:p>166651600</text:p>
          </table:table-cell>
          <table:table-cell table:number-columns-repeated="16377"/>
        </table:table-row>
        <table:table-row table:style-name="ro1">
          <table:table-cell office:value-type="date" office:date-value="2020-06-11T00:00:00" table:style-name="ce2">
            <text:p>6/11/2020</text:p>
          </table:table-cell>
          <table:table-cell office:value-type="float" office:value="87.327499000000003" table:style-name="ce1">
            <text:p>87.327499</text:p>
          </table:table-cell>
          <table:table-cell office:value-type="float" office:value="87.764999000000003" table:style-name="ce1">
            <text:p>87.764999</text:p>
          </table:table-cell>
          <table:table-cell office:value-type="float" office:value="83.870002999999997" table:style-name="ce1">
            <text:p>83.870003</text:p>
          </table:table-cell>
          <table:table-cell office:value-type="float" office:value="83.974997999999999" table:style-name="ce1">
            <text:p>83.974998</text:p>
          </table:table-cell>
          <table:table-cell office:value-type="float" office:value="83.823859999999996" table:style-name="ce1">
            <text:p>83.82386</text:p>
          </table:table-cell>
          <table:table-cell office:value-type="float" office:value="201662400" table:style-name="ce1">
            <text:p>201662400</text:p>
          </table:table-cell>
          <table:table-cell table:number-columns-repeated="16377"/>
        </table:table-row>
        <table:table-row table:style-name="ro1">
          <table:table-cell office:value-type="date" office:date-value="2020-06-12T00:00:00" table:style-name="ce2">
            <text:p>6/12/2020</text:p>
          </table:table-cell>
          <table:table-cell office:value-type="float" office:value="86.18" table:style-name="ce1">
            <text:p>86.18</text:p>
          </table:table-cell>
          <table:table-cell office:value-type="float" office:value="86.949996999999996" table:style-name="ce1">
            <text:p>86.949997</text:p>
          </table:table-cell>
          <table:table-cell office:value-type="float" office:value="83.555000000000007" table:style-name="ce1">
            <text:p>83.555</text:p>
          </table:table-cell>
          <table:table-cell office:value-type="float" office:value="84.699996999999996" table:style-name="ce1">
            <text:p>84.699997</text:p>
          </table:table-cell>
          <table:table-cell office:value-type="float" office:value="84.547554000000005" table:style-name="ce1">
            <text:p>84.547554</text:p>
          </table:table-cell>
          <table:table-cell office:value-type="float" office:value="200146000" table:style-name="ce1">
            <text:p>200146000</text:p>
          </table:table-cell>
          <table:table-cell table:number-columns-repeated="16377"/>
        </table:table-row>
        <table:table-row table:style-name="ro1">
          <table:table-cell office:value-type="date" office:date-value="2020-06-15T00:00:00" table:style-name="ce2">
            <text:p>6/15/2020</text:p>
          </table:table-cell>
          <table:table-cell office:value-type="float" office:value="83.3125" table:style-name="ce1">
            <text:p>83.3125</text:p>
          </table:table-cell>
          <table:table-cell office:value-type="float" office:value="86.419998000000007" table:style-name="ce1">
            <text:p>86.419998</text:p>
          </table:table-cell>
          <table:table-cell office:value-type="float" office:value="83.144997000000004" table:style-name="ce1">
            <text:p>83.144997</text:p>
          </table:table-cell>
          <table:table-cell office:value-type="float" office:value="85.747497999999993" table:style-name="ce1">
            <text:p>85.747498</text:p>
          </table:table-cell>
          <table:table-cell office:value-type="float" office:value="85.593170000000001" table:style-name="ce1">
            <text:p>85.59317</text:p>
          </table:table-cell>
          <table:table-cell office:value-type="float" office:value="138808800" table:style-name="ce1">
            <text:p>138808800</text:p>
          </table:table-cell>
          <table:table-cell table:number-columns-repeated="16377"/>
        </table:table-row>
        <table:table-row table:style-name="ro1">
          <table:table-cell office:value-type="date" office:date-value="2020-06-16T00:00:00" table:style-name="ce2">
            <text:p>6/16/2020</text:p>
          </table:table-cell>
          <table:table-cell office:value-type="float" office:value="87.864998" table:style-name="ce1">
            <text:p>87.864998</text:p>
          </table:table-cell>
          <table:table-cell office:value-type="float" office:value="88.300003000000004" table:style-name="ce1">
            <text:p>88.300003</text:p>
          </table:table-cell>
          <table:table-cell office:value-type="float" office:value="86.18" table:style-name="ce1">
            <text:p>86.18</text:p>
          </table:table-cell>
          <table:table-cell office:value-type="float" office:value="88.019997000000004" table:style-name="ce1">
            <text:p>88.019997</text:p>
          </table:table-cell>
          <table:table-cell office:value-type="float" office:value="87.861580000000004" table:style-name="ce1">
            <text:p>87.86158</text:p>
          </table:table-cell>
          <table:table-cell office:value-type="float" office:value="165428800" table:style-name="ce1">
            <text:p>165428800</text:p>
          </table:table-cell>
          <table:table-cell table:number-columns-repeated="16377"/>
        </table:table-row>
        <table:table-row table:style-name="ro1">
          <table:table-cell office:value-type="date" office:date-value="2020-06-17T00:00:00" table:style-name="ce2">
            <text:p>6/17/2020</text:p>
          </table:table-cell>
          <table:table-cell office:value-type="float" office:value="88.787497999999999" table:style-name="ce1">
            <text:p>88.787498</text:p>
          </table:table-cell>
          <table:table-cell office:value-type="float" office:value="88.849997999999999" table:style-name="ce1">
            <text:p>88.849998</text:p>
          </table:table-cell>
          <table:table-cell office:value-type="float" office:value="87.772498999999996" table:style-name="ce1">
            <text:p>87.772499</text:p>
          </table:table-cell>
          <table:table-cell office:value-type="float" office:value="87.897498999999996" table:style-name="ce1">
            <text:p>87.897499</text:p>
          </table:table-cell>
          <table:table-cell office:value-type="float" office:value="87.739304000000004" table:style-name="ce1">
            <text:p>87.739304</text:p>
          </table:table-cell>
          <table:table-cell office:value-type="float" office:value="114406400" table:style-name="ce1">
            <text:p>114406400</text:p>
          </table:table-cell>
          <table:table-cell table:number-columns-repeated="16377"/>
        </table:table-row>
        <table:table-row table:style-name="ro1">
          <table:table-cell office:value-type="date" office:date-value="2020-06-18T00:00:00" table:style-name="ce2">
            <text:p>6/18/2020</text:p>
          </table:table-cell>
          <table:table-cell office:value-type="float" office:value="87.852501000000004" table:style-name="ce1">
            <text:p>87.852501</text:p>
          </table:table-cell>
          <table:table-cell office:value-type="float" office:value="88.362503000000004" table:style-name="ce1">
            <text:p>88.362503</text:p>
          </table:table-cell>
          <table:table-cell office:value-type="float" office:value="87.305000000000007" table:style-name="ce1">
            <text:p>87.305</text:p>
          </table:table-cell>
          <table:table-cell office:value-type="float" office:value="87.932502999999997" table:style-name="ce1">
            <text:p>87.932503</text:p>
          </table:table-cell>
          <table:table-cell office:value-type="float" office:value="87.774246000000005" table:style-name="ce1">
            <text:p>87.774246</text:p>
          </table:table-cell>
          <table:table-cell office:value-type="float" office:value="96820400" table:style-name="ce1">
            <text:p>96820400</text:p>
          </table:table-cell>
          <table:table-cell table:number-columns-repeated="16377"/>
        </table:table-row>
        <table:table-row table:style-name="ro1">
          <table:table-cell office:value-type="date" office:date-value="2020-06-19T00:00:00" table:style-name="ce2">
            <text:p>6/19/2020</text:p>
          </table:table-cell>
          <table:table-cell office:value-type="float" office:value="88.660004000000001" table:style-name="ce1">
            <text:p>88.660004</text:p>
          </table:table-cell>
          <table:table-cell office:value-type="float" office:value="89.139999000000003" table:style-name="ce1">
            <text:p>89.139999</text:p>
          </table:table-cell>
          <table:table-cell office:value-type="float" office:value="86.287497999999999" table:style-name="ce1">
            <text:p>86.287498</text:p>
          </table:table-cell>
          <table:table-cell office:value-type="float" office:value="87.43" table:style-name="ce1">
            <text:p>87.43</text:p>
          </table:table-cell>
          <table:table-cell office:value-type="float" office:value="87.272644" table:style-name="ce1">
            <text:p>87.272644</text:p>
          </table:table-cell>
          <table:table-cell office:value-type="float" office:value="264476000" table:style-name="ce1">
            <text:p>264476000</text:p>
          </table:table-cell>
          <table:table-cell table:number-columns-repeated="16377"/>
        </table:table-row>
        <table:table-row table:style-name="ro1">
          <table:table-cell office:value-type="date" office:date-value="2020-06-22T00:00:00" table:style-name="ce2">
            <text:p>6/22/2020</text:p>
          </table:table-cell>
          <table:table-cell office:value-type="float" office:value="87.834998999999996" table:style-name="ce1">
            <text:p>87.834999</text:p>
          </table:table-cell>
          <table:table-cell office:value-type="float" office:value="89.864998" table:style-name="ce1">
            <text:p>89.864998</text:p>
          </table:table-cell>
          <table:table-cell office:value-type="float" office:value="87.787497999999999" table:style-name="ce1">
            <text:p>87.787498</text:p>
          </table:table-cell>
          <table:table-cell office:value-type="float" office:value="89.717499000000004" table:style-name="ce1">
            <text:p>89.717499</text:p>
          </table:table-cell>
          <table:table-cell office:value-type="float" office:value="89.556030000000007" table:style-name="ce1">
            <text:p>89.55603</text:p>
          </table:table-cell>
          <table:table-cell office:value-type="float" office:value="135445200" table:style-name="ce1">
            <text:p>135445200</text:p>
          </table:table-cell>
          <table:table-cell table:number-columns-repeated="16377"/>
        </table:table-row>
        <table:table-row table:style-name="ro1">
          <table:table-cell office:value-type="date" office:date-value="2020-06-23T00:00:00" table:style-name="ce2">
            <text:p>6/23/2020</text:p>
          </table:table-cell>
          <table:table-cell office:value-type="float" office:value="91" table:style-name="ce1">
            <text:p>91</text:p>
          </table:table-cell>
          <table:table-cell office:value-type="float" office:value="93.095000999999996" table:style-name="ce1">
            <text:p>93.095001</text:p>
          </table:table-cell>
          <table:table-cell office:value-type="float" office:value="90.567497000000003" table:style-name="ce1">
            <text:p>90.567497</text:p>
          </table:table-cell>
          <table:table-cell office:value-type="float" office:value="91.632499999999993" table:style-name="ce1">
            <text:p>91.6325</text:p>
          </table:table-cell>
          <table:table-cell office:value-type="float" office:value="91.467583000000005" table:style-name="ce1">
            <text:p>91.467583</text:p>
          </table:table-cell>
          <table:table-cell office:value-type="float" office:value="212155600" table:style-name="ce1">
            <text:p>212155600</text:p>
          </table:table-cell>
          <table:table-cell table:number-columns-repeated="16377"/>
        </table:table-row>
        <table:table-row table:style-name="ro1">
          <table:table-cell office:value-type="date" office:date-value="2020-06-24T00:00:00" table:style-name="ce2">
            <text:p>6/24/2020</text:p>
          </table:table-cell>
          <table:table-cell office:value-type="float" office:value="91.25" table:style-name="ce1">
            <text:p>91.25</text:p>
          </table:table-cell>
          <table:table-cell office:value-type="float" office:value="92.197502" table:style-name="ce1">
            <text:p>92.197502</text:p>
          </table:table-cell>
          <table:table-cell office:value-type="float" office:value="89.629997000000003" table:style-name="ce1">
            <text:p>89.629997</text:p>
          </table:table-cell>
          <table:table-cell office:value-type="float" office:value="90.014999000000003" table:style-name="ce1">
            <text:p>90.014999</text:p>
          </table:table-cell>
          <table:table-cell office:value-type="float" office:value="89.852997000000002" table:style-name="ce1">
            <text:p>89.852997</text:p>
          </table:table-cell>
          <table:table-cell office:value-type="float" office:value="192623200" table:style-name="ce1">
            <text:p>192623200</text:p>
          </table:table-cell>
          <table:table-cell table:number-columns-repeated="16377"/>
        </table:table-row>
        <table:table-row table:style-name="ro1">
          <table:table-cell office:value-type="date" office:date-value="2020-06-25T00:00:00" table:style-name="ce2">
            <text:p>6/25/2020</text:p>
          </table:table-cell>
          <table:table-cell office:value-type="float" office:value="90.175003000000004" table:style-name="ce1">
            <text:p>90.175003</text:p>
          </table:table-cell>
          <table:table-cell office:value-type="float" office:value="91.25" table:style-name="ce1">
            <text:p>91.25</text:p>
          </table:table-cell>
          <table:table-cell office:value-type="float" office:value="89.392501999999993" table:style-name="ce1">
            <text:p>89.392502</text:p>
          </table:table-cell>
          <table:table-cell office:value-type="float" office:value="91.209998999999996" table:style-name="ce1">
            <text:p>91.209999</text:p>
          </table:table-cell>
          <table:table-cell office:value-type="float" office:value="91.045845" table:style-name="ce1">
            <text:p>91.045845</text:p>
          </table:table-cell>
          <table:table-cell office:value-type="float" office:value="137522400" table:style-name="ce1">
            <text:p>137522400</text:p>
          </table:table-cell>
          <table:table-cell table:number-columns-repeated="16377"/>
        </table:table-row>
        <table:table-row table:style-name="ro1">
          <table:table-cell office:value-type="date" office:date-value="2020-06-26T00:00:00" table:style-name="ce2">
            <text:p>6/26/2020</text:p>
          </table:table-cell>
          <table:table-cell office:value-type="float" office:value="91.102501000000004" table:style-name="ce1">
            <text:p>91.102501</text:p>
          </table:table-cell>
          <table:table-cell office:value-type="float" office:value="91.330001999999993" table:style-name="ce1">
            <text:p>91.330002</text:p>
          </table:table-cell>
          <table:table-cell office:value-type="float" office:value="88.254997000000003" table:style-name="ce1">
            <text:p>88.254997</text:p>
          </table:table-cell>
          <table:table-cell office:value-type="float" office:value="88.407500999999996" table:style-name="ce1">
            <text:p>88.407501</text:p>
          </table:table-cell>
          <table:table-cell office:value-type="float" office:value="88.248390000000001" table:style-name="ce1">
            <text:p>88.24839</text:p>
          </table:table-cell>
          <table:table-cell office:value-type="float" office:value="205256800" table:style-name="ce1">
            <text:p>205256800</text:p>
          </table:table-cell>
          <table:table-cell table:number-columns-repeated="16377"/>
        </table:table-row>
        <table:table-row table:style-name="ro1">
          <table:table-cell office:value-type="date" office:date-value="2020-06-29T00:00:00" table:style-name="ce2">
            <text:p>6/29/2020</text:p>
          </table:table-cell>
          <table:table-cell office:value-type="float" office:value="88.3125" table:style-name="ce1">
            <text:p>88.3125</text:p>
          </table:table-cell>
          <table:table-cell office:value-type="float" office:value="90.542502999999996" table:style-name="ce1">
            <text:p>90.542503</text:p>
          </table:table-cell>
          <table:table-cell office:value-type="float" office:value="87.82" table:style-name="ce1">
            <text:p>87.82</text:p>
          </table:table-cell>
          <table:table-cell office:value-type="float" office:value="90.444999999999993" table:style-name="ce1">
            <text:p>90.445</text:p>
          </table:table-cell>
          <table:table-cell office:value-type="float" office:value="90.282218999999998" table:style-name="ce1">
            <text:p>90.282219</text:p>
          </table:table-cell>
          <table:table-cell office:value-type="float" office:value="130646000" table:style-name="ce1">
            <text:p>130646000</text:p>
          </table:table-cell>
          <table:table-cell table:number-columns-repeated="16377"/>
        </table:table-row>
        <table:table-row table:style-name="ro1">
          <table:table-cell office:value-type="date" office:date-value="2020-06-30T00:00:00" table:style-name="ce2">
            <text:p>6/30/2020</text:p>
          </table:table-cell>
          <table:table-cell office:value-type="float" office:value="90.019997000000004" table:style-name="ce1">
            <text:p>90.019997</text:p>
          </table:table-cell>
          <table:table-cell office:value-type="float" office:value="91.495002999999997" table:style-name="ce1">
            <text:p>91.495003</text:p>
          </table:table-cell>
          <table:table-cell office:value-type="float" office:value="90" table:style-name="ce1">
            <text:p>90</text:p>
          </table:table-cell>
          <table:table-cell office:value-type="float" office:value="91.199996999999996" table:style-name="ce1">
            <text:p>91.199997</text:p>
          </table:table-cell>
          <table:table-cell office:value-type="float" office:value="91.035858000000005" table:style-name="ce1">
            <text:p>91.035858</text:p>
          </table:table-cell>
          <table:table-cell office:value-type="float" office:value="140223200" table:style-name="ce1">
            <text:p>140223200</text:p>
          </table:table-cell>
          <table:table-cell table:number-columns-repeated="16377"/>
        </table:table-row>
        <table:table-row table:style-name="ro1">
          <table:table-cell office:value-type="date" office:date-value="2020-07-01T00:00:00" table:style-name="ce2">
            <text:p>7/1/2020</text:p>
          </table:table-cell>
          <table:table-cell office:value-type="float" office:value="91.279999000000004" table:style-name="ce1">
            <text:p>91.279999</text:p>
          </table:table-cell>
          <table:table-cell office:value-type="float" office:value="91.839995999999999" table:style-name="ce1">
            <text:p>91.839996</text:p>
          </table:table-cell>
          <table:table-cell office:value-type="float" office:value="90.977501000000004" table:style-name="ce1">
            <text:p>90.977501</text:p>
          </table:table-cell>
          <table:table-cell office:value-type="float" office:value="91.027495999999999" table:style-name="ce1">
            <text:p>91.027496</text:p>
          </table:table-cell>
          <table:table-cell office:value-type="float" office:value="90.863669999999999" table:style-name="ce1">
            <text:p>90.86367</text:p>
          </table:table-cell>
          <table:table-cell office:value-type="float" office:value="110737200" table:style-name="ce1">
            <text:p>110737200</text:p>
          </table:table-cell>
          <table:table-cell table:number-columns-repeated="16377"/>
        </table:table-row>
        <table:table-row table:style-name="ro1">
          <table:table-cell office:value-type="date" office:date-value="2020-07-02T00:00:00" table:style-name="ce2">
            <text:p>7/2/2020</text:p>
          </table:table-cell>
          <table:table-cell office:value-type="float" office:value="91.962502000000001" table:style-name="ce1">
            <text:p>91.962502</text:p>
          </table:table-cell>
          <table:table-cell office:value-type="float" office:value="92.617500000000007" table:style-name="ce1">
            <text:p>92.6175</text:p>
          </table:table-cell>
          <table:table-cell office:value-type="float" office:value="90.910004000000001" table:style-name="ce1">
            <text:p>90.910004</text:p>
          </table:table-cell>
          <table:table-cell office:value-type="float" office:value="91.027495999999999" table:style-name="ce1">
            <text:p>91.027496</text:p>
          </table:table-cell>
          <table:table-cell office:value-type="float" office:value="90.863669999999999" table:style-name="ce1">
            <text:p>90.86367</text:p>
          </table:table-cell>
          <table:table-cell office:value-type="float" office:value="114041600" table:style-name="ce1">
            <text:p>114041600</text:p>
          </table:table-cell>
          <table:table-cell table:number-columns-repeated="16377"/>
        </table:table-row>
        <table:table-row table:style-name="ro1">
          <table:table-cell office:value-type="date" office:date-value="2020-07-06T00:00:00" table:style-name="ce2">
            <text:p>7/6/2020</text:p>
          </table:table-cell>
          <table:table-cell office:value-type="float" office:value="92.5" table:style-name="ce1">
            <text:p>92.5</text:p>
          </table:table-cell>
          <table:table-cell office:value-type="float" office:value="93.944999999999993" table:style-name="ce1">
            <text:p>93.945</text:p>
          </table:table-cell>
          <table:table-cell office:value-type="float" office:value="92.467499000000004" table:style-name="ce1">
            <text:p>92.467499</text:p>
          </table:table-cell>
          <table:table-cell office:value-type="float" office:value="93.462502000000001" table:style-name="ce1">
            <text:p>93.462502</text:p>
          </table:table-cell>
          <table:table-cell office:value-type="float" office:value="93.294289000000006" table:style-name="ce1">
            <text:p>93.294289</text:p>
          </table:table-cell>
          <table:table-cell office:value-type="float" office:value="118655600" table:style-name="ce1">
            <text:p>118655600</text:p>
          </table:table-cell>
          <table:table-cell table:number-columns-repeated="16377"/>
        </table:table-row>
        <table:table-row table:style-name="ro1">
          <table:table-cell office:value-type="date" office:date-value="2020-07-07T00:00:00" table:style-name="ce2">
            <text:p>7/7/2020</text:p>
          </table:table-cell>
          <table:table-cell office:value-type="float" office:value="93.852501000000004" table:style-name="ce1">
            <text:p>93.852501</text:p>
          </table:table-cell>
          <table:table-cell office:value-type="float" office:value="94.654999000000004" table:style-name="ce1">
            <text:p>94.654999</text:p>
          </table:table-cell>
          <table:table-cell office:value-type="float" office:value="93.057502999999997" table:style-name="ce1">
            <text:p>93.057503</text:p>
          </table:table-cell>
          <table:table-cell office:value-type="float" office:value="93.172500999999997" table:style-name="ce1">
            <text:p>93.172501</text:p>
          </table:table-cell>
          <table:table-cell office:value-type="float" office:value="93.004813999999996" table:style-name="ce1">
            <text:p>93.004814</text:p>
          </table:table-cell>
          <table:table-cell office:value-type="float" office:value="112424400" table:style-name="ce1">
            <text:p>112424400</text:p>
          </table:table-cell>
          <table:table-cell table:number-columns-repeated="16377"/>
        </table:table-row>
        <table:table-row table:style-name="ro1">
          <table:table-cell office:value-type="date" office:date-value="2020-07-08T00:00:00" table:style-name="ce2">
            <text:p>7/8/2020</text:p>
          </table:table-cell>
          <table:table-cell office:value-type="float" office:value="94.18" table:style-name="ce1">
            <text:p>94.18</text:p>
          </table:table-cell>
          <table:table-cell office:value-type="float" office:value="95.375" table:style-name="ce1">
            <text:p>95.375</text:p>
          </table:table-cell>
          <table:table-cell office:value-type="float" office:value="94.089995999999999" table:style-name="ce1">
            <text:p>94.089996</text:p>
          </table:table-cell>
          <table:table-cell office:value-type="float" office:value="95.342499000000004" table:style-name="ce1">
            <text:p>95.342499</text:p>
          </table:table-cell>
          <table:table-cell office:value-type="float" office:value="95.170906000000002" table:style-name="ce1">
            <text:p>95.170906</text:p>
          </table:table-cell>
          <table:table-cell office:value-type="float" office:value="117092000" table:style-name="ce1">
            <text:p>117092000</text:p>
          </table:table-cell>
          <table:table-cell table:number-columns-repeated="16377"/>
        </table:table-row>
        <table:table-row table:style-name="ro1">
          <table:table-cell office:value-type="date" office:date-value="2020-07-09T00:00:00" table:style-name="ce2">
            <text:p>7/9/2020</text:p>
          </table:table-cell>
          <table:table-cell office:value-type="float" office:value="96.262496999999996" table:style-name="ce1">
            <text:p>96.262497</text:p>
          </table:table-cell>
          <table:table-cell office:value-type="float" office:value="96.317497000000003" table:style-name="ce1">
            <text:p>96.317497</text:p>
          </table:table-cell>
          <table:table-cell office:value-type="float" office:value="94.672500999999997" table:style-name="ce1">
            <text:p>94.672501</text:p>
          </table:table-cell>
          <table:table-cell office:value-type="float" office:value="95.752502000000007" table:style-name="ce1">
            <text:p>95.752502</text:p>
          </table:table-cell>
          <table:table-cell office:value-type="float" office:value="95.580169999999995" table:style-name="ce1">
            <text:p>95.58017</text:p>
          </table:table-cell>
          <table:table-cell office:value-type="float" office:value="125642800" table:style-name="ce1">
            <text:p>125642800</text:p>
          </table:table-cell>
          <table:table-cell table:number-columns-repeated="16377"/>
        </table:table-row>
        <table:table-row table:style-name="ro1">
          <table:table-cell office:value-type="date" office:date-value="2020-07-10T00:00:00" table:style-name="ce2">
            <text:p>7/10/2020</text:p>
          </table:table-cell>
          <table:table-cell office:value-type="float" office:value="95.334998999999996" table:style-name="ce1">
            <text:p>95.334999</text:p>
          </table:table-cell>
          <table:table-cell office:value-type="float" office:value="95.980002999999996" table:style-name="ce1">
            <text:p>95.980003</text:p>
          </table:table-cell>
          <table:table-cell office:value-type="float" office:value="94.705001999999993" table:style-name="ce1">
            <text:p>94.705002</text:p>
          </table:table-cell>
          <table:table-cell office:value-type="float" office:value="95.919998000000007" table:style-name="ce1">
            <text:p>95.919998</text:p>
          </table:table-cell>
          <table:table-cell office:value-type="float" office:value="95.747367999999994" table:style-name="ce1">
            <text:p>95.747368</text:p>
          </table:table-cell>
          <table:table-cell office:value-type="float" office:value="90257200" table:style-name="ce1">
            <text:p>90257200</text:p>
          </table:table-cell>
          <table:table-cell table:number-columns-repeated="16377"/>
        </table:table-row>
        <table:table-row table:style-name="ro1">
          <table:table-cell office:value-type="date" office:date-value="2020-07-13T00:00:00" table:style-name="ce2">
            <text:p>7/13/2020</text:p>
          </table:table-cell>
          <table:table-cell office:value-type="float" office:value="97.264999000000003" table:style-name="ce1">
            <text:p>97.264999</text:p>
          </table:table-cell>
          <table:table-cell office:value-type="float" office:value="99.955001999999993" table:style-name="ce1">
            <text:p>99.955002</text:p>
          </table:table-cell>
          <table:table-cell office:value-type="float" office:value="95.257499999999993" table:style-name="ce1">
            <text:p>95.2575</text:p>
          </table:table-cell>
          <table:table-cell office:value-type="float" office:value="95.477501000000004" table:style-name="ce1">
            <text:p>95.477501</text:p>
          </table:table-cell>
          <table:table-cell office:value-type="float" office:value="95.305663999999993" table:style-name="ce1">
            <text:p>95.305664</text:p>
          </table:table-cell>
          <table:table-cell office:value-type="float" office:value="191649200" table:style-name="ce1">
            <text:p>191649200</text:p>
          </table:table-cell>
          <table:table-cell table:number-columns-repeated="16377"/>
        </table:table-row>
        <table:table-row table:style-name="ro1">
          <table:table-cell office:value-type="date" office:date-value="2020-07-14T00:00:00" table:style-name="ce2">
            <text:p>7/14/2020</text:p>
          </table:table-cell>
          <table:table-cell office:value-type="float" office:value="94.839995999999999" table:style-name="ce1">
            <text:p>94.839996</text:p>
          </table:table-cell>
          <table:table-cell office:value-type="float" office:value="97.254997000000003" table:style-name="ce1">
            <text:p>97.254997</text:p>
          </table:table-cell>
          <table:table-cell office:value-type="float" office:value="93.877502000000007" table:style-name="ce1">
            <text:p>93.877502</text:p>
          </table:table-cell>
          <table:table-cell office:value-type="float" office:value="97.057502999999997" table:style-name="ce1">
            <text:p>97.057503</text:p>
          </table:table-cell>
          <table:table-cell office:value-type="float" office:value="96.882819999999995" table:style-name="ce1">
            <text:p>96.88282</text:p>
          </table:table-cell>
          <table:table-cell office:value-type="float" office:value="170989200" table:style-name="ce1">
            <text:p>170989200</text:p>
          </table:table-cell>
          <table:table-cell table:number-columns-repeated="16377"/>
        </table:table-row>
        <table:table-row table:style-name="ro1">
          <table:table-cell office:value-type="date" office:date-value="2020-07-15T00:00:00" table:style-name="ce2">
            <text:p>7/15/2020</text:p>
          </table:table-cell>
          <table:table-cell office:value-type="float" office:value="98.989998" table:style-name="ce1">
            <text:p>98.989998</text:p>
          </table:table-cell>
          <table:table-cell office:value-type="float" office:value="99.247497999999993" table:style-name="ce1">
            <text:p>99.247498</text:p>
          </table:table-cell>
          <table:table-cell office:value-type="float" office:value="96.489998" table:style-name="ce1">
            <text:p>96.489998</text:p>
          </table:table-cell>
          <table:table-cell office:value-type="float" office:value="97.724997999999999" table:style-name="ce1">
            <text:p>97.724998</text:p>
          </table:table-cell>
          <table:table-cell office:value-type="float" office:value="97.549118000000007" table:style-name="ce1">
            <text:p>97.549118</text:p>
          </table:table-cell>
          <table:table-cell office:value-type="float" office:value="153198000" table:style-name="ce1">
            <text:p>153198000</text:p>
          </table:table-cell>
          <table:table-cell table:number-columns-repeated="16377"/>
        </table:table-row>
        <table:table-row table:style-name="ro1">
          <table:table-cell office:value-type="date" office:date-value="2020-07-16T00:00:00" table:style-name="ce2">
            <text:p>7/16/2020</text:p>
          </table:table-cell>
          <table:table-cell office:value-type="float" office:value="96.5625" table:style-name="ce1">
            <text:p>96.5625</text:p>
          </table:table-cell>
          <table:table-cell office:value-type="float" office:value="97.404999000000004" table:style-name="ce1">
            <text:p>97.404999</text:p>
          </table:table-cell>
          <table:table-cell office:value-type="float" office:value="95.904999000000004" table:style-name="ce1">
            <text:p>95.904999</text:p>
          </table:table-cell>
          <table:table-cell office:value-type="float" office:value="96.522498999999996" table:style-name="ce1">
            <text:p>96.522499</text:p>
          </table:table-cell>
          <table:table-cell office:value-type="float" office:value="96.348777999999996" table:style-name="ce1">
            <text:p>96.348778</text:p>
          </table:table-cell>
          <table:table-cell office:value-type="float" office:value="110577600" table:style-name="ce1">
            <text:p>110577600</text:p>
          </table:table-cell>
          <table:table-cell table:number-columns-repeated="16377"/>
        </table:table-row>
        <table:table-row table:style-name="ro1">
          <table:table-cell office:value-type="date" office:date-value="2020-07-17T00:00:00" table:style-name="ce2">
            <text:p>7/17/2020</text:p>
          </table:table-cell>
          <table:table-cell office:value-type="float" office:value="96.987503000000004" table:style-name="ce1">
            <text:p>96.987503</text:p>
          </table:table-cell>
          <table:table-cell office:value-type="float" office:value="97.147498999999996" table:style-name="ce1">
            <text:p>97.147499</text:p>
          </table:table-cell>
          <table:table-cell office:value-type="float" office:value="95.839995999999999" table:style-name="ce1">
            <text:p>95.839996</text:p>
          </table:table-cell>
          <table:table-cell office:value-type="float" office:value="96.327499000000003" table:style-name="ce1">
            <text:p>96.327499</text:p>
          </table:table-cell>
          <table:table-cell office:value-type="float" office:value="96.154128999999998" table:style-name="ce1">
            <text:p>96.154129</text:p>
          </table:table-cell>
          <table:table-cell office:value-type="float" office:value="92186800" table:style-name="ce1">
            <text:p>92186800</text:p>
          </table:table-cell>
          <table:table-cell table:number-columns-repeated="16377"/>
        </table:table-row>
        <table:table-row table:style-name="ro1">
          <table:table-cell office:value-type="date" office:date-value="2020-07-20T00:00:00" table:style-name="ce2">
            <text:p>7/20/2020</text:p>
          </table:table-cell>
          <table:table-cell office:value-type="float" office:value="96.417502999999996" table:style-name="ce1">
            <text:p>96.417503</text:p>
          </table:table-cell>
          <table:table-cell office:value-type="float" office:value="98.5" table:style-name="ce1">
            <text:p>98.5</text:p>
          </table:table-cell>
          <table:table-cell office:value-type="float" office:value="96.0625" table:style-name="ce1">
            <text:p>96.0625</text:p>
          </table:table-cell>
          <table:table-cell office:value-type="float" office:value="98.357498000000007" table:style-name="ce1">
            <text:p>98.357498</text:p>
          </table:table-cell>
          <table:table-cell office:value-type="float" office:value="98.180481" table:style-name="ce1">
            <text:p>98.180481</text:p>
          </table:table-cell>
          <table:table-cell office:value-type="float" office:value="90318000" table:style-name="ce1">
            <text:p>90318000</text:p>
          </table:table-cell>
          <table:table-cell table:number-columns-repeated="16377"/>
        </table:table-row>
        <table:table-row table:style-name="ro1">
          <table:table-cell office:value-type="date" office:date-value="2020-07-21T00:00:00" table:style-name="ce2">
            <text:p>7/21/2020</text:p>
          </table:table-cell>
          <table:table-cell office:value-type="float" office:value="99.172500999999997" table:style-name="ce1">
            <text:p>99.172501</text:p>
          </table:table-cell>
          <table:table-cell office:value-type="float" office:value="99.25" table:style-name="ce1">
            <text:p>99.25</text:p>
          </table:table-cell>
          <table:table-cell office:value-type="float" office:value="96.742500000000007" table:style-name="ce1">
            <text:p>96.7425</text:p>
          </table:table-cell>
          <table:table-cell office:value-type="float" office:value="97" table:style-name="ce1">
            <text:p>97</text:p>
          </table:table-cell>
          <table:table-cell office:value-type="float" office:value="96.825423999999998" table:style-name="ce1">
            <text:p>96.825424</text:p>
          </table:table-cell>
          <table:table-cell office:value-type="float" office:value="103646000" table:style-name="ce1">
            <text:p>103646000</text:p>
          </table:table-cell>
          <table:table-cell table:number-columns-repeated="16377"/>
        </table:table-row>
        <table:table-row table:style-name="ro1">
          <table:table-cell office:value-type="date" office:date-value="2020-07-22T00:00:00" table:style-name="ce2">
            <text:p>7/22/2020</text:p>
          </table:table-cell>
          <table:table-cell office:value-type="float" office:value="96.692497000000003" table:style-name="ce1">
            <text:p>96.692497</text:p>
          </table:table-cell>
          <table:table-cell office:value-type="float" office:value="97.974997999999999" table:style-name="ce1">
            <text:p>97.974998</text:p>
          </table:table-cell>
          <table:table-cell office:value-type="float" office:value="96.602501000000004" table:style-name="ce1">
            <text:p>96.602501</text:p>
          </table:table-cell>
          <table:table-cell office:value-type="float" office:value="97.272498999999996" table:style-name="ce1">
            <text:p>97.272499</text:p>
          </table:table-cell>
          <table:table-cell office:value-type="float" office:value="97.097435000000004" table:style-name="ce1">
            <text:p>97.097435</text:p>
          </table:table-cell>
          <table:table-cell office:value-type="float" office:value="89001600" table:style-name="ce1">
            <text:p>89001600</text:p>
          </table:table-cell>
          <table:table-cell table:number-columns-repeated="16377"/>
        </table:table-row>
        <table:table-row table:style-name="ro1">
          <table:table-cell office:value-type="date" office:date-value="2020-07-23T00:00:00" table:style-name="ce2">
            <text:p>7/23/2020</text:p>
          </table:table-cell>
          <table:table-cell office:value-type="float" office:value="96.997497999999993" table:style-name="ce1">
            <text:p>96.997498</text:p>
          </table:table-cell>
          <table:table-cell office:value-type="float" office:value="97.077499000000003" table:style-name="ce1">
            <text:p>97.077499</text:p>
          </table:table-cell>
          <table:table-cell office:value-type="float" office:value="92.010002" table:style-name="ce1">
            <text:p>92.010002</text:p>
          </table:table-cell>
          <table:table-cell office:value-type="float" office:value="92.845000999999996" table:style-name="ce1">
            <text:p>92.845001</text:p>
          </table:table-cell>
          <table:table-cell office:value-type="float" office:value="92.677902000000003" table:style-name="ce1">
            <text:p>92.677902</text:p>
          </table:table-cell>
          <table:table-cell office:value-type="float" office:value="197004400" table:style-name="ce1">
            <text:p>197004400</text:p>
          </table:table-cell>
          <table:table-cell table:number-columns-repeated="16377"/>
        </table:table-row>
        <table:table-row table:style-name="ro1">
          <table:table-cell office:value-type="date" office:date-value="2020-07-24T00:00:00" table:style-name="ce2">
            <text:p>7/24/2020</text:p>
          </table:table-cell>
          <table:table-cell office:value-type="float" office:value="90.987503000000004" table:style-name="ce1">
            <text:p>90.987503</text:p>
          </table:table-cell>
          <table:table-cell office:value-type="float" office:value="92.970000999999996" table:style-name="ce1">
            <text:p>92.970001</text:p>
          </table:table-cell>
          <table:table-cell office:value-type="float" office:value="89.144997000000004" table:style-name="ce1">
            <text:p>89.144997</text:p>
          </table:table-cell>
          <table:table-cell office:value-type="float" office:value="92.614998" table:style-name="ce1">
            <text:p>92.614998</text:p>
          </table:table-cell>
          <table:table-cell office:value-type="float" office:value="92.448311000000004" table:style-name="ce1">
            <text:p>92.448311</text:p>
          </table:table-cell>
          <table:table-cell office:value-type="float" office:value="185438800" table:style-name="ce1">
            <text:p>185438800</text:p>
          </table:table-cell>
          <table:table-cell table:number-columns-repeated="16377"/>
        </table:table-row>
        <table:table-row table:style-name="ro1">
          <table:table-cell office:value-type="date" office:date-value="2020-07-27T00:00:00" table:style-name="ce2">
            <text:p>7/27/2020</text:p>
          </table:table-cell>
          <table:table-cell office:value-type="float" office:value="93.709998999999996" table:style-name="ce1">
            <text:p>93.709999</text:p>
          </table:table-cell>
          <table:table-cell office:value-type="float" office:value="94.904999000000004" table:style-name="ce1">
            <text:p>94.904999</text:p>
          </table:table-cell>
          <table:table-cell office:value-type="float" office:value="93.480002999999996" table:style-name="ce1">
            <text:p>93.480003</text:p>
          </table:table-cell>
          <table:table-cell office:value-type="float" office:value="94.809997999999993" table:style-name="ce1">
            <text:p>94.809998</text:p>
          </table:table-cell>
          <table:table-cell office:value-type="float" office:value="94.639358999999999" table:style-name="ce1">
            <text:p>94.639359</text:p>
          </table:table-cell>
          <table:table-cell office:value-type="float" office:value="121214000" table:style-name="ce1">
            <text:p>121214000</text:p>
          </table:table-cell>
          <table:table-cell table:number-columns-repeated="16377"/>
        </table:table-row>
        <table:table-row table:style-name="ro1">
          <table:table-cell office:value-type="date" office:date-value="2020-07-28T00:00:00" table:style-name="ce2">
            <text:p>7/28/2020</text:p>
          </table:table-cell>
          <table:table-cell office:value-type="float" office:value="94.367500000000007" table:style-name="ce1">
            <text:p>94.3675</text:p>
          </table:table-cell>
          <table:table-cell office:value-type="float" office:value="94.550003000000004" table:style-name="ce1">
            <text:p>94.550003</text:p>
          </table:table-cell>
          <table:table-cell office:value-type="float" office:value="93.247497999999993" table:style-name="ce1">
            <text:p>93.247498</text:p>
          </table:table-cell>
          <table:table-cell office:value-type="float" office:value="93.252502000000007" table:style-name="ce1">
            <text:p>93.252502</text:p>
          </table:table-cell>
          <table:table-cell office:value-type="float" office:value="93.084671" table:style-name="ce1">
            <text:p>93.084671</text:p>
          </table:table-cell>
          <table:table-cell office:value-type="float" office:value="103625600" table:style-name="ce1">
            <text:p>103625600</text:p>
          </table:table-cell>
          <table:table-cell table:number-columns-repeated="16377"/>
        </table:table-row>
        <table:table-row table:style-name="ro1">
          <table:table-cell office:value-type="date" office:date-value="2020-07-29T00:00:00" table:style-name="ce2">
            <text:p>7/29/2020</text:p>
          </table:table-cell>
          <table:table-cell office:value-type="float" office:value="93.75" table:style-name="ce1">
            <text:p>93.75</text:p>
          </table:table-cell>
          <table:table-cell office:value-type="float" office:value="95.230002999999996" table:style-name="ce1">
            <text:p>95.230003</text:p>
          </table:table-cell>
          <table:table-cell office:value-type="float" office:value="93.712502000000001" table:style-name="ce1">
            <text:p>93.712502</text:p>
          </table:table-cell>
          <table:table-cell office:value-type="float" office:value="95.040001000000004" table:style-name="ce1">
            <text:p>95.040001</text:p>
          </table:table-cell>
          <table:table-cell office:value-type="float" office:value="94.868949999999998" table:style-name="ce1">
            <text:p>94.86895</text:p>
          </table:table-cell>
          <table:table-cell office:value-type="float" office:value="90329200" table:style-name="ce1">
            <text:p>90329200</text:p>
          </table:table-cell>
          <table:table-cell table:number-columns-repeated="16377"/>
        </table:table-row>
        <table:table-row table:style-name="ro1">
          <table:table-cell office:value-type="date" office:date-value="2020-07-30T00:00:00" table:style-name="ce2">
            <text:p>7/30/2020</text:p>
          </table:table-cell>
          <table:table-cell office:value-type="float" office:value="94.1875" table:style-name="ce1">
            <text:p>94.1875</text:p>
          </table:table-cell>
          <table:table-cell office:value-type="float" office:value="96.297500999999997" table:style-name="ce1">
            <text:p>96.297501</text:p>
          </table:table-cell>
          <table:table-cell office:value-type="float" office:value="93.767501999999993" table:style-name="ce1">
            <text:p>93.767502</text:p>
          </table:table-cell>
          <table:table-cell office:value-type="float" office:value="96.190002000000007" table:style-name="ce1">
            <text:p>96.190002</text:p>
          </table:table-cell>
          <table:table-cell office:value-type="float" office:value="96.016884000000005" table:style-name="ce1">
            <text:p>96.016884</text:p>
          </table:table-cell>
          <table:table-cell office:value-type="float" office:value="158130000" table:style-name="ce1">
            <text:p>158130000</text:p>
          </table:table-cell>
          <table:table-cell table:number-columns-repeated="16377"/>
        </table:table-row>
        <table:table-row table:style-name="ro1">
          <table:table-cell office:value-type="date" office:date-value="2020-07-31T00:00:00" table:style-name="ce2">
            <text:p>7/31/2020</text:p>
          </table:table-cell>
          <table:table-cell office:value-type="float" office:value="102.885002" table:style-name="ce1">
            <text:p>102.885002</text:p>
          </table:table-cell>
          <table:table-cell office:value-type="float" office:value="106.415001" table:style-name="ce1">
            <text:p>106.415001</text:p>
          </table:table-cell>
          <table:table-cell office:value-type="float" office:value="100.824997" table:style-name="ce1">
            <text:p>100.824997</text:p>
          </table:table-cell>
          <table:table-cell office:value-type="float" office:value="106.260002" table:style-name="ce1">
            <text:p>106.260002</text:p>
          </table:table-cell>
          <table:table-cell office:value-type="float" office:value="106.06875599999999" table:style-name="ce1">
            <text:p>106.068756</text:p>
          </table:table-cell>
          <table:table-cell office:value-type="float" office:value="374336800" table:style-name="ce1">
            <text:p>374336800</text:p>
          </table:table-cell>
          <table:table-cell table:number-columns-repeated="16377"/>
        </table:table-row>
        <table:table-row table:style-name="ro1">
          <table:table-cell office:value-type="date" office:date-value="2020-08-03T00:00:00" table:style-name="ce2">
            <text:p>8/3/2020</text:p>
          </table:table-cell>
          <table:table-cell office:value-type="float" office:value="108.199997" table:style-name="ce1">
            <text:p>108.199997</text:p>
          </table:table-cell>
          <table:table-cell office:value-type="float" office:value="111.637497" table:style-name="ce1">
            <text:p>111.637497</text:p>
          </table:table-cell>
          <table:table-cell office:value-type="float" office:value="107.89250199999999" table:style-name="ce1">
            <text:p>107.892502</text:p>
          </table:table-cell>
          <table:table-cell office:value-type="float" office:value="108.9375" table:style-name="ce1">
            <text:p>108.9375</text:p>
          </table:table-cell>
          <table:table-cell office:value-type="float" office:value="108.74144" table:style-name="ce1">
            <text:p>108.74144</text:p>
          </table:table-cell>
          <table:table-cell office:value-type="float" office:value="308151200" table:style-name="ce1">
            <text:p>308151200</text:p>
          </table:table-cell>
          <table:table-cell table:number-columns-repeated="16377"/>
        </table:table-row>
        <table:table-row table:style-name="ro1">
          <table:table-cell office:value-type="date" office:date-value="2020-08-04T00:00:00" table:style-name="ce2">
            <text:p>8/4/2020</text:p>
          </table:table-cell>
          <table:table-cell office:value-type="float" office:value="109.13249999999999" table:style-name="ce1">
            <text:p>109.1325</text:p>
          </table:table-cell>
          <table:table-cell office:value-type="float" office:value="110.790001" table:style-name="ce1">
            <text:p>110.790001</text:p>
          </table:table-cell>
          <table:table-cell office:value-type="float" office:value="108.387497" table:style-name="ce1">
            <text:p>108.387497</text:p>
          </table:table-cell>
          <table:table-cell office:value-type="float" office:value="109.665001" table:style-name="ce1">
            <text:p>109.665001</text:p>
          </table:table-cell>
          <table:table-cell office:value-type="float" office:value="109.467628" table:style-name="ce1">
            <text:p>109.467628</text:p>
          </table:table-cell>
          <table:table-cell office:value-type="float" office:value="173071600" table:style-name="ce1">
            <text:p>173071600</text:p>
          </table:table-cell>
          <table:table-cell table:number-columns-repeated="16377"/>
        </table:table-row>
        <table:table-row table:style-name="ro1">
          <table:table-cell office:value-type="date" office:date-value="2020-08-05T00:00:00" table:style-name="ce2">
            <text:p>8/5/2020</text:p>
          </table:table-cell>
          <table:table-cell office:value-type="float" office:value="109.37750200000001" table:style-name="ce1">
            <text:p>109.377502</text:p>
          </table:table-cell>
          <table:table-cell office:value-type="float" office:value="110.39250199999999" table:style-name="ce1">
            <text:p>110.392502</text:p>
          </table:table-cell>
          <table:table-cell office:value-type="float" office:value="108.897499" table:style-name="ce1">
            <text:p>108.897499</text:p>
          </table:table-cell>
          <table:table-cell office:value-type="float" office:value="110.0625" table:style-name="ce1">
            <text:p>110.0625</text:p>
          </table:table-cell>
          <table:table-cell office:value-type="float" office:value="109.86441000000001" table:style-name="ce1">
            <text:p>109.86441</text:p>
          </table:table-cell>
          <table:table-cell office:value-type="float" office:value="121992000" table:style-name="ce1">
            <text:p>121992000</text:p>
          </table:table-cell>
          <table:table-cell table:number-columns-repeated="16377"/>
        </table:table-row>
        <table:table-row table:style-name="ro1">
          <table:table-cell office:value-type="date" office:date-value="2020-08-06T00:00:00" table:style-name="ce2">
            <text:p>8/6/2020</text:p>
          </table:table-cell>
          <table:table-cell office:value-type="float" office:value="110.404999" table:style-name="ce1">
            <text:p>110.404999</text:p>
          </table:table-cell>
          <table:table-cell office:value-type="float" office:value="114.412498" table:style-name="ce1">
            <text:p>114.412498</text:p>
          </table:table-cell>
          <table:table-cell office:value-type="float" office:value="109.797501" table:style-name="ce1">
            <text:p>109.797501</text:p>
          </table:table-cell>
          <table:table-cell office:value-type="float" office:value="113.902496" table:style-name="ce1">
            <text:p>113.902496</text:p>
          </table:table-cell>
          <table:table-cell office:value-type="float" office:value="113.697502" table:style-name="ce1">
            <text:p>113.697502</text:p>
          </table:table-cell>
          <table:table-cell office:value-type="float" office:value="202428800" table:style-name="ce1">
            <text:p>202428800</text:p>
          </table:table-cell>
          <table:table-cell table:number-columns-repeated="16377"/>
        </table:table-row>
        <table:table-row table:style-name="ro1">
          <table:table-cell office:value-type="date" office:date-value="2020-08-07T00:00:00" table:style-name="ce2">
            <text:p>8/7/2020</text:p>
          </table:table-cell>
          <table:table-cell office:value-type="float" office:value="113.20500199999999" table:style-name="ce1">
            <text:p>113.205002</text:p>
          </table:table-cell>
          <table:table-cell office:value-type="float" office:value="113.675003" table:style-name="ce1">
            <text:p>113.675003</text:p>
          </table:table-cell>
          <table:table-cell office:value-type="float" office:value="110.292503" table:style-name="ce1">
            <text:p>110.292503</text:p>
          </table:table-cell>
          <table:table-cell office:value-type="float" office:value="111.112503" table:style-name="ce1">
            <text:p>111.112503</text:p>
          </table:table-cell>
          <table:table-cell office:value-type="float" office:value="111.112503" table:style-name="ce1">
            <text:p>111.112503</text:p>
          </table:table-cell>
          <table:table-cell office:value-type="float" office:value="198045600" table:style-name="ce1">
            <text:p>198045600</text:p>
          </table:table-cell>
          <table:table-cell table:number-columns-repeated="16377"/>
        </table:table-row>
        <table:table-row table:style-name="ro1">
          <table:table-cell office:value-type="date" office:date-value="2020-08-10T00:00:00" table:style-name="ce2">
            <text:p>8/10/2020</text:p>
          </table:table-cell>
          <table:table-cell office:value-type="float" office:value="112.599998" table:style-name="ce1">
            <text:p>112.599998</text:p>
          </table:table-cell>
          <table:table-cell office:value-type="float" office:value="113.775002" table:style-name="ce1">
            <text:p>113.775002</text:p>
          </table:table-cell>
          <table:table-cell office:value-type="float" office:value="110" table:style-name="ce1">
            <text:p>110</text:p>
          </table:table-cell>
          <table:table-cell office:value-type="float" office:value="112.727501" table:style-name="ce1">
            <text:p>112.727501</text:p>
          </table:table-cell>
          <table:table-cell office:value-type="float" office:value="112.727501" table:style-name="ce1">
            <text:p>112.727501</text:p>
          </table:table-cell>
          <table:table-cell office:value-type="float" office:value="212403600" table:style-name="ce1">
            <text:p>212403600</text:p>
          </table:table-cell>
          <table:table-cell table:number-columns-repeated="16377"/>
        </table:table-row>
        <table:table-row table:style-name="ro1">
          <table:table-cell office:value-type="date" office:date-value="2020-08-11T00:00:00" table:style-name="ce2">
            <text:p>8/11/2020</text:p>
          </table:table-cell>
          <table:table-cell office:value-type="float" office:value="111.970001" table:style-name="ce1">
            <text:p>111.970001</text:p>
          </table:table-cell>
          <table:table-cell office:value-type="float" office:value="112.48249800000001" table:style-name="ce1">
            <text:p>112.482498</text:p>
          </table:table-cell>
          <table:table-cell office:value-type="float" office:value="109.10749800000001" table:style-name="ce1">
            <text:p>109.107498</text:p>
          </table:table-cell>
          <table:table-cell office:value-type="float" office:value="109.375" table:style-name="ce1">
            <text:p>109.375</text:p>
          </table:table-cell>
          <table:table-cell office:value-type="float" office:value="109.375" table:style-name="ce1">
            <text:p>109.375</text:p>
          </table:table-cell>
          <table:table-cell office:value-type="float" office:value="187902400" table:style-name="ce1">
            <text:p>187902400</text:p>
          </table:table-cell>
          <table:table-cell table:number-columns-repeated="16377"/>
        </table:table-row>
        <table:table-row table:style-name="ro1">
          <table:table-cell office:value-type="date" office:date-value="2020-08-12T00:00:00" table:style-name="ce2">
            <text:p>8/12/2020</text:p>
          </table:table-cell>
          <table:table-cell office:value-type="float" office:value="110.49749799999999" table:style-name="ce1">
            <text:p>110.497498</text:p>
          </table:table-cell>
          <table:table-cell office:value-type="float" office:value="113.275002" table:style-name="ce1">
            <text:p>113.275002</text:p>
          </table:table-cell>
          <table:table-cell office:value-type="float" office:value="110.297501" table:style-name="ce1">
            <text:p>110.297501</text:p>
          </table:table-cell>
          <table:table-cell office:value-type="float" office:value="113.010002" table:style-name="ce1">
            <text:p>113.010002</text:p>
          </table:table-cell>
          <table:table-cell office:value-type="float" office:value="113.010002" table:style-name="ce1">
            <text:p>113.010002</text:p>
          </table:table-cell>
          <table:table-cell office:value-type="float" office:value="165944800" table:style-name="ce1">
            <text:p>165944800</text:p>
          </table:table-cell>
          <table:table-cell table:number-columns-repeated="16377"/>
        </table:table-row>
        <table:table-row table:style-name="ro1">
          <table:table-cell office:value-type="date" office:date-value="2020-08-13T00:00:00" table:style-name="ce2">
            <text:p>8/13/2020</text:p>
          </table:table-cell>
          <table:table-cell office:value-type="float" office:value="114.43" table:style-name="ce1">
            <text:p>114.43</text:p>
          </table:table-cell>
          <table:table-cell office:value-type="float" office:value="116.042503" table:style-name="ce1">
            <text:p>116.042503</text:p>
          </table:table-cell>
          <table:table-cell office:value-type="float" office:value="113.927498" table:style-name="ce1">
            <text:p>113.927498</text:p>
          </table:table-cell>
          <table:table-cell office:value-type="float" office:value="115.010002" table:style-name="ce1">
            <text:p>115.010002</text:p>
          </table:table-cell>
          <table:table-cell office:value-type="float" office:value="115.010002" table:style-name="ce1">
            <text:p>115.010002</text:p>
          </table:table-cell>
          <table:table-cell office:value-type="float" office:value="210082000" table:style-name="ce1">
            <text:p>210082000</text:p>
          </table:table-cell>
          <table:table-cell table:number-columns-repeated="16377"/>
        </table:table-row>
        <table:table-row table:style-name="ro1">
          <table:table-cell office:value-type="date" office:date-value="2020-08-14T00:00:00" table:style-name="ce2">
            <text:p>8/14/2020</text:p>
          </table:table-cell>
          <table:table-cell office:value-type="float" office:value="114.83000199999999" table:style-name="ce1">
            <text:p>114.830002</text:p>
          </table:table-cell>
          <table:table-cell office:value-type="float" office:value="115" table:style-name="ce1">
            <text:p>115</text:p>
          </table:table-cell>
          <table:table-cell office:value-type="float" office:value="113.04499800000001" table:style-name="ce1">
            <text:p>113.044998</text:p>
          </table:table-cell>
          <table:table-cell office:value-type="float" office:value="114.907501" table:style-name="ce1">
            <text:p>114.907501</text:p>
          </table:table-cell>
          <table:table-cell office:value-type="float" office:value="114.907501" table:style-name="ce1">
            <text:p>114.907501</text:p>
          </table:table-cell>
          <table:table-cell office:value-type="float" office:value="165565200" table:style-name="ce1">
            <text:p>165565200</text:p>
          </table:table-cell>
          <table:table-cell table:number-columns-repeated="16377"/>
        </table:table-row>
        <table:table-row table:style-name="ro1">
          <table:table-cell office:value-type="date" office:date-value="2020-08-17T00:00:00" table:style-name="ce2">
            <text:p>8/17/2020</text:p>
          </table:table-cell>
          <table:table-cell office:value-type="float" office:value="116.0625" table:style-name="ce1">
            <text:p>116.0625</text:p>
          </table:table-cell>
          <table:table-cell office:value-type="float" office:value="116.087502" table:style-name="ce1">
            <text:p>116.087502</text:p>
          </table:table-cell>
          <table:table-cell office:value-type="float" office:value="113.962502" table:style-name="ce1">
            <text:p>113.962502</text:p>
          </table:table-cell>
          <table:table-cell office:value-type="float" office:value="114.60749800000001" table:style-name="ce1">
            <text:p>114.607498</text:p>
          </table:table-cell>
          <table:table-cell office:value-type="float" office:value="114.60749800000001" table:style-name="ce1">
            <text:p>114.607498</text:p>
          </table:table-cell>
          <table:table-cell office:value-type="float" office:value="119561600" table:style-name="ce1">
            <text:p>119561600</text:p>
          </table:table-cell>
          <table:table-cell table:number-columns-repeated="16377"/>
        </table:table-row>
        <table:table-row table:style-name="ro1">
          <table:table-cell office:value-type="date" office:date-value="2020-08-18T00:00:00" table:style-name="ce2">
            <text:p>8/18/2020</text:p>
          </table:table-cell>
          <table:table-cell office:value-type="float" office:value="114.352501" table:style-name="ce1">
            <text:p>114.352501</text:p>
          </table:table-cell>
          <table:table-cell office:value-type="float" office:value="116" table:style-name="ce1">
            <text:p>116</text:p>
          </table:table-cell>
          <table:table-cell office:value-type="float" office:value="114.00749999999999" table:style-name="ce1">
            <text:p>114.0075</text:p>
          </table:table-cell>
          <table:table-cell office:value-type="float" office:value="115.5625" table:style-name="ce1">
            <text:p>115.5625</text:p>
          </table:table-cell>
          <table:table-cell office:value-type="float" office:value="115.5625" table:style-name="ce1">
            <text:p>115.5625</text:p>
          </table:table-cell>
          <table:table-cell office:value-type="float" office:value="105633600" table:style-name="ce1">
            <text:p>105633600</text:p>
          </table:table-cell>
          <table:table-cell table:number-columns-repeated="16377"/>
        </table:table-row>
        <table:table-row table:style-name="ro1">
          <table:table-cell office:value-type="date" office:date-value="2020-08-19T00:00:00" table:style-name="ce2">
            <text:p>8/19/2020</text:p>
          </table:table-cell>
          <table:table-cell office:value-type="float" office:value="115.98249800000001" table:style-name="ce1">
            <text:p>115.982498</text:p>
          </table:table-cell>
          <table:table-cell office:value-type="float" office:value="117.162498" table:style-name="ce1">
            <text:p>117.162498</text:p>
          </table:table-cell>
          <table:table-cell office:value-type="float" office:value="115.610001" table:style-name="ce1">
            <text:p>115.610001</text:p>
          </table:table-cell>
          <table:table-cell office:value-type="float" office:value="115.707497" table:style-name="ce1">
            <text:p>115.707497</text:p>
          </table:table-cell>
          <table:table-cell office:value-type="float" office:value="115.707497" table:style-name="ce1">
            <text:p>115.707497</text:p>
          </table:table-cell>
          <table:table-cell office:value-type="float" office:value="145538000" table:style-name="ce1">
            <text:p>145538000</text:p>
          </table:table-cell>
          <table:table-cell table:number-columns-repeated="16377"/>
        </table:table-row>
        <table:table-row table:style-name="ro1">
          <table:table-cell office:value-type="date" office:date-value="2020-08-20T00:00:00" table:style-name="ce2">
            <text:p>8/20/2020</text:p>
          </table:table-cell>
          <table:table-cell office:value-type="float" office:value="115.75" table:style-name="ce1">
            <text:p>115.75</text:p>
          </table:table-cell>
          <table:table-cell office:value-type="float" office:value="118.39250199999999" table:style-name="ce1">
            <text:p>118.392502</text:p>
          </table:table-cell>
          <table:table-cell office:value-type="float" office:value="115.73249800000001" table:style-name="ce1">
            <text:p>115.732498</text:p>
          </table:table-cell>
          <table:table-cell office:value-type="float" office:value="118.275002" table:style-name="ce1">
            <text:p>118.275002</text:p>
          </table:table-cell>
          <table:table-cell office:value-type="float" office:value="118.275002" table:style-name="ce1">
            <text:p>118.275002</text:p>
          </table:table-cell>
          <table:table-cell office:value-type="float" office:value="126907200" table:style-name="ce1">
            <text:p>126907200</text:p>
          </table:table-cell>
          <table:table-cell table:number-columns-repeated="16377"/>
        </table:table-row>
        <table:table-row table:style-name="ro1">
          <table:table-cell office:value-type="date" office:date-value="2020-08-21T00:00:00" table:style-name="ce2">
            <text:p>8/21/2020</text:p>
          </table:table-cell>
          <table:table-cell office:value-type="float" office:value="119.262497" table:style-name="ce1">
            <text:p>119.262497</text:p>
          </table:table-cell>
          <table:table-cell office:value-type="float" office:value="124.86750000000001" table:style-name="ce1">
            <text:p>124.8675</text:p>
          </table:table-cell>
          <table:table-cell office:value-type="float" office:value="119.25" table:style-name="ce1">
            <text:p>119.25</text:p>
          </table:table-cell>
          <table:table-cell office:value-type="float" office:value="124.370003" table:style-name="ce1">
            <text:p>124.370003</text:p>
          </table:table-cell>
          <table:table-cell office:value-type="float" office:value="124.370003" table:style-name="ce1">
            <text:p>124.370003</text:p>
          </table:table-cell>
          <table:table-cell office:value-type="float" office:value="338054800" table:style-name="ce1">
            <text:p>338054800</text:p>
          </table:table-cell>
          <table:table-cell table:number-columns-repeated="16377"/>
        </table:table-row>
        <table:table-row table:style-name="ro1">
          <table:table-cell office:value-type="date" office:date-value="2020-08-24T00:00:00" table:style-name="ce2">
            <text:p>8/24/2020</text:p>
          </table:table-cell>
          <table:table-cell office:value-type="float" office:value="128.697495" table:style-name="ce1">
            <text:p>128.697495</text:p>
          </table:table-cell>
          <table:table-cell office:value-type="float" office:value="128.78500399999999" table:style-name="ce1">
            <text:p>128.785004</text:p>
          </table:table-cell>
          <table:table-cell office:value-type="float" office:value="123.9375" table:style-name="ce1">
            <text:p>123.9375</text:p>
          </table:table-cell>
          <table:table-cell office:value-type="float" office:value="125.85749800000001" table:style-name="ce1">
            <text:p>125.857498</text:p>
          </table:table-cell>
          <table:table-cell office:value-type="float" office:value="125.85749800000001" table:style-name="ce1">
            <text:p>125.857498</text:p>
          </table:table-cell>
          <table:table-cell office:value-type="float" office:value="345937600" table:style-name="ce1">
            <text:p>345937600</text:p>
          </table:table-cell>
          <table:table-cell table:number-columns-repeated="16377"/>
        </table:table-row>
        <table:table-row table:style-name="ro1">
          <table:table-cell office:value-type="date" office:date-value="2020-08-25T00:00:00" table:style-name="ce2">
            <text:p>8/25/2020</text:p>
          </table:table-cell>
          <table:table-cell office:value-type="float" office:value="124.697502" table:style-name="ce1">
            <text:p>124.697502</text:p>
          </table:table-cell>
          <table:table-cell office:value-type="float" office:value="125.18" table:style-name="ce1">
            <text:p>125.18</text:p>
          </table:table-cell>
          <table:table-cell office:value-type="float" office:value="123.052498" table:style-name="ce1">
            <text:p>123.052498</text:p>
          </table:table-cell>
          <table:table-cell office:value-type="float" office:value="124.824997" table:style-name="ce1">
            <text:p>124.824997</text:p>
          </table:table-cell>
          <table:table-cell office:value-type="float" office:value="124.824997" table:style-name="ce1">
            <text:p>124.824997</text:p>
          </table:table-cell>
          <table:table-cell office:value-type="float" office:value="211495600" table:style-name="ce1">
            <text:p>211495600</text:p>
          </table:table-cell>
          <table:table-cell table:number-columns-repeated="16377"/>
        </table:table-row>
        <table:table-row table:style-name="ro1">
          <table:table-cell office:value-type="date" office:date-value="2020-08-26T00:00:00" table:style-name="ce2">
            <text:p>8/26/2020</text:p>
          </table:table-cell>
          <table:table-cell office:value-type="float" office:value="126.18" table:style-name="ce1">
            <text:p>126.18</text:p>
          </table:table-cell>
          <table:table-cell office:value-type="float" office:value="126.99250000000001" table:style-name="ce1">
            <text:p>126.9925</text:p>
          </table:table-cell>
          <table:table-cell office:value-type="float" office:value="125.082497" table:style-name="ce1">
            <text:p>125.082497</text:p>
          </table:table-cell>
          <table:table-cell office:value-type="float" office:value="126.522499" table:style-name="ce1">
            <text:p>126.522499</text:p>
          </table:table-cell>
          <table:table-cell office:value-type="float" office:value="126.522499" table:style-name="ce1">
            <text:p>126.522499</text:p>
          </table:table-cell>
          <table:table-cell office:value-type="float" office:value="163022400" table:style-name="ce1">
            <text:p>163022400</text:p>
          </table:table-cell>
          <table:table-cell table:number-columns-repeated="16377"/>
        </table:table-row>
        <table:table-row table:style-name="ro1">
          <table:table-cell office:value-type="date" office:date-value="2020-08-27T00:00:00" table:style-name="ce2">
            <text:p>8/27/2020</text:p>
          </table:table-cell>
          <table:table-cell office:value-type="float" office:value="127.14250199999999" table:style-name="ce1">
            <text:p>127.142502</text:p>
          </table:table-cell>
          <table:table-cell office:value-type="float" office:value="127.485001" table:style-name="ce1">
            <text:p>127.485001</text:p>
          </table:table-cell>
          <table:table-cell office:value-type="float" office:value="123.832497" table:style-name="ce1">
            <text:p>123.832497</text:p>
          </table:table-cell>
          <table:table-cell office:value-type="float" office:value="125.010002" table:style-name="ce1">
            <text:p>125.010002</text:p>
          </table:table-cell>
          <table:table-cell office:value-type="float" office:value="125.010002" table:style-name="ce1">
            <text:p>125.010002</text:p>
          </table:table-cell>
          <table:table-cell office:value-type="float" office:value="155552400" table:style-name="ce1">
            <text:p>155552400</text:p>
          </table:table-cell>
          <table:table-cell table:number-columns-repeated="16377"/>
        </table:table-row>
        <table:table-row table:style-name="ro1">
          <table:table-cell office:value-type="date" office:date-value="2020-08-28T00:00:00" table:style-name="ce2">
            <text:p>8/28/2020</text:p>
          </table:table-cell>
          <table:table-cell office:value-type="float" office:value="126.012497" table:style-name="ce1">
            <text:p>126.012497</text:p>
          </table:table-cell>
          <table:table-cell office:value-type="float" office:value="126.442497" table:style-name="ce1">
            <text:p>126.442497</text:p>
          </table:table-cell>
          <table:table-cell office:value-type="float" office:value="124.577499" table:style-name="ce1">
            <text:p>124.577499</text:p>
          </table:table-cell>
          <table:table-cell office:value-type="float" office:value="124.807503" table:style-name="ce1">
            <text:p>124.807503</text:p>
          </table:table-cell>
          <table:table-cell office:value-type="float" office:value="124.807503" table:style-name="ce1">
            <text:p>124.807503</text:p>
          </table:table-cell>
          <table:table-cell office:value-type="float" office:value="187630000" table:style-name="ce1">
            <text:p>187630000</text:p>
          </table:table-cell>
          <table:table-cell table:number-columns-repeated="16377"/>
        </table:table-row>
        <table:table-row table:style-name="ro1">
          <table:table-cell office:value-type="date" office:date-value="2020-08-31T00:00:00" table:style-name="ce2">
            <text:p>8/31/2020</text:p>
          </table:table-cell>
          <table:table-cell office:value-type="float" office:value="127.58000199999999" table:style-name="ce1">
            <text:p>127.580002</text:p>
          </table:table-cell>
          <table:table-cell office:value-type="float" office:value="131" table:style-name="ce1">
            <text:p>131</text:p>
          </table:table-cell>
          <table:table-cell office:value-type="float" office:value="126" table:style-name="ce1">
            <text:p>126</text:p>
          </table:table-cell>
          <table:table-cell office:value-type="float" office:value="129.03999300000001" table:style-name="ce1">
            <text:p>129.039993</text:p>
          </table:table-cell>
          <table:table-cell office:value-type="float" office:value="129.03999300000001" table:style-name="ce1">
            <text:p>129.039993</text:p>
          </table:table-cell>
          <table:table-cell office:value-type="float" office:value="225702700" table:style-name="ce1">
            <text:p>225702700</text:p>
          </table:table-cell>
          <table:table-cell table:number-columns-repeated="16377"/>
        </table:table-row>
        <table:table-row table:style-name="ro1">
          <table:table-cell office:value-type="date" office:date-value="2020-09-01T00:00:00" table:style-name="ce2">
            <text:p>9/1/2020</text:p>
          </table:table-cell>
          <table:table-cell office:value-type="float" office:value="132.759995" table:style-name="ce1">
            <text:p>132.759995</text:p>
          </table:table-cell>
          <table:table-cell office:value-type="float" office:value="134.800003" table:style-name="ce1">
            <text:p>134.800003</text:p>
          </table:table-cell>
          <table:table-cell office:value-type="float" office:value="130.529999" table:style-name="ce1">
            <text:p>130.529999</text:p>
          </table:table-cell>
          <table:table-cell office:value-type="float" office:value="134.179993" table:style-name="ce1">
            <text:p>134.179993</text:p>
          </table:table-cell>
          <table:table-cell office:value-type="float" office:value="134.179993" table:style-name="ce1">
            <text:p>134.179993</text:p>
          </table:table-cell>
          <table:table-cell office:value-type="float" office:value="152470100" table:style-name="ce1">
            <text:p>152470100</text:p>
          </table:table-cell>
          <table:table-cell table:number-columns-repeated="16377"/>
        </table:table-row>
        <table:table-row table:style-name="ro1">
          <table:table-cell office:value-type="date" office:date-value="2020-09-02T00:00:00" table:style-name="ce2">
            <text:p>9/2/2020</text:p>
          </table:table-cell>
          <table:table-cell office:value-type="float" office:value="137.58999600000001" table:style-name="ce1">
            <text:p>137.589996</text:p>
          </table:table-cell>
          <table:table-cell office:value-type="float" office:value="137.979996" table:style-name="ce1">
            <text:p>137.979996</text:p>
          </table:table-cell>
          <table:table-cell office:value-type="float" office:value="127" table:style-name="ce1">
            <text:p>127</text:p>
          </table:table-cell>
          <table:table-cell office:value-type="float" office:value="131.39999399999999" table:style-name="ce1">
            <text:p>131.399994</text:p>
          </table:table-cell>
          <table:table-cell office:value-type="float" office:value="131.39999399999999" table:style-name="ce1">
            <text:p>131.399994</text:p>
          </table:table-cell>
          <table:table-cell office:value-type="float" office:value="200119000" table:style-name="ce1">
            <text:p>200119000</text:p>
          </table:table-cell>
          <table:table-cell table:number-columns-repeated="16377"/>
        </table:table-row>
        <table:table-row table:style-name="ro1">
          <table:table-cell office:value-type="date" office:date-value="2020-09-03T00:00:00" table:style-name="ce2">
            <text:p>9/3/2020</text:p>
          </table:table-cell>
          <table:table-cell office:value-type="float" office:value="126.910004" table:style-name="ce1">
            <text:p>126.910004</text:p>
          </table:table-cell>
          <table:table-cell office:value-type="float" office:value="128.83999600000001" table:style-name="ce1">
            <text:p>128.839996</text:p>
          </table:table-cell>
          <table:table-cell office:value-type="float" office:value="120.5" table:style-name="ce1">
            <text:p>120.5</text:p>
          </table:table-cell>
          <table:table-cell office:value-type="float" office:value="120.879997" table:style-name="ce1">
            <text:p>120.879997</text:p>
          </table:table-cell>
          <table:table-cell office:value-type="float" office:value="120.879997" table:style-name="ce1">
            <text:p>120.879997</text:p>
          </table:table-cell>
          <table:table-cell office:value-type="float" office:value="257599600" table:style-name="ce1">
            <text:p>257599600</text:p>
          </table:table-cell>
          <table:table-cell table:number-columns-repeated="16377"/>
        </table:table-row>
        <table:table-row table:style-name="ro1">
          <table:table-cell office:value-type="date" office:date-value="2020-09-04T00:00:00" table:style-name="ce2">
            <text:p>9/4/2020</text:p>
          </table:table-cell>
          <table:table-cell office:value-type="float" office:value="120.07" table:style-name="ce1">
            <text:p>120.07</text:p>
          </table:table-cell>
          <table:table-cell office:value-type="float" office:value="123.699997" table:style-name="ce1">
            <text:p>123.699997</text:p>
          </table:table-cell>
          <table:table-cell office:value-type="float" office:value="110.889999" table:style-name="ce1">
            <text:p>110.889999</text:p>
          </table:table-cell>
          <table:table-cell office:value-type="float" office:value="120.959999" table:style-name="ce1">
            <text:p>120.959999</text:p>
          </table:table-cell>
          <table:table-cell office:value-type="float" office:value="120.959999" table:style-name="ce1">
            <text:p>120.959999</text:p>
          </table:table-cell>
          <table:table-cell office:value-type="float" office:value="332607200" table:style-name="ce1">
            <text:p>332607200</text:p>
          </table:table-cell>
          <table:table-cell table:number-columns-repeated="16377"/>
        </table:table-row>
        <table:table-row table:style-name="ro1">
          <table:table-cell office:value-type="date" office:date-value="2020-09-08T00:00:00" table:style-name="ce2">
            <text:p>9/8/2020</text:p>
          </table:table-cell>
          <table:table-cell office:value-type="float" office:value="113.949997" table:style-name="ce1">
            <text:p>113.949997</text:p>
          </table:table-cell>
          <table:table-cell office:value-type="float" office:value="118.989998" table:style-name="ce1">
            <text:p>118.989998</text:p>
          </table:table-cell>
          <table:table-cell office:value-type="float" office:value="112.68" table:style-name="ce1">
            <text:p>112.68</text:p>
          </table:table-cell>
          <table:table-cell office:value-type="float" office:value="112.82" table:style-name="ce1">
            <text:p>112.82</text:p>
          </table:table-cell>
          <table:table-cell office:value-type="float" office:value="112.82" table:style-name="ce1">
            <text:p>112.82</text:p>
          </table:table-cell>
          <table:table-cell office:value-type="float" office:value="231366600" table:style-name="ce1">
            <text:p>231366600</text:p>
          </table:table-cell>
          <table:table-cell table:number-columns-repeated="16377"/>
        </table:table-row>
        <table:table-row table:style-name="ro1">
          <table:table-cell office:value-type="date" office:date-value="2020-09-09T00:00:00" table:style-name="ce2">
            <text:p>9/9/2020</text:p>
          </table:table-cell>
          <table:table-cell office:value-type="float" office:value="117.260002" table:style-name="ce1">
            <text:p>117.260002</text:p>
          </table:table-cell>
          <table:table-cell office:value-type="float" office:value="119.139999" table:style-name="ce1">
            <text:p>119.139999</text:p>
          </table:table-cell>
          <table:table-cell office:value-type="float" office:value="115.260002" table:style-name="ce1">
            <text:p>115.260002</text:p>
          </table:table-cell>
          <table:table-cell office:value-type="float" office:value="117.32" table:style-name="ce1">
            <text:p>117.32</text:p>
          </table:table-cell>
          <table:table-cell office:value-type="float" office:value="117.32" table:style-name="ce1">
            <text:p>117.32</text:p>
          </table:table-cell>
          <table:table-cell office:value-type="float" office:value="176940500" table:style-name="ce1">
            <text:p>176940500</text:p>
          </table:table-cell>
          <table:table-cell table:number-columns-repeated="16377"/>
        </table:table-row>
        <table:table-row table:style-name="ro1">
          <table:table-cell office:value-type="date" office:date-value="2020-09-10T00:00:00" table:style-name="ce2">
            <text:p>9/10/2020</text:p>
          </table:table-cell>
          <table:table-cell office:value-type="float" office:value="120.360001" table:style-name="ce1">
            <text:p>120.360001</text:p>
          </table:table-cell>
          <table:table-cell office:value-type="float" office:value="120.5" table:style-name="ce1">
            <text:p>120.5</text:p>
          </table:table-cell>
          <table:table-cell office:value-type="float" office:value="112.5" table:style-name="ce1">
            <text:p>112.5</text:p>
          </table:table-cell>
          <table:table-cell office:value-type="float" office:value="113.489998" table:style-name="ce1">
            <text:p>113.489998</text:p>
          </table:table-cell>
          <table:table-cell office:value-type="float" office:value="113.489998" table:style-name="ce1">
            <text:p>113.489998</text:p>
          </table:table-cell>
          <table:table-cell office:value-type="float" office:value="182274400" table:style-name="ce1">
            <text:p>182274400</text:p>
          </table:table-cell>
          <table:table-cell table:number-columns-repeated="16377"/>
        </table:table-row>
        <table:table-row table:style-name="ro1">
          <table:table-cell office:value-type="date" office:date-value="2020-09-11T00:00:00" table:style-name="ce2">
            <text:p>9/11/2020</text:p>
          </table:table-cell>
          <table:table-cell office:value-type="float" office:value="114.57" table:style-name="ce1">
            <text:p>114.57</text:p>
          </table:table-cell>
          <table:table-cell office:value-type="float" office:value="115.230003" table:style-name="ce1">
            <text:p>115.230003</text:p>
          </table:table-cell>
          <table:table-cell office:value-type="float" office:value="110" table:style-name="ce1">
            <text:p>110</text:p>
          </table:table-cell>
          <table:table-cell office:value-type="float" office:value="112" table:style-name="ce1">
            <text:p>112</text:p>
          </table:table-cell>
          <table:table-cell office:value-type="float" office:value="112" table:style-name="ce1">
            <text:p>112</text:p>
          </table:table-cell>
          <table:table-cell office:value-type="float" office:value="180860300" table:style-name="ce1">
            <text:p>180860300</text:p>
          </table:table-cell>
          <table:table-cell table:number-columns-repeated="16377"/>
        </table:table-row>
        <table:table-row table:style-name="ro1">
          <table:table-cell office:value-type="date" office:date-value="2020-09-14T00:00:00" table:style-name="ce2">
            <text:p>9/14/2020</text:p>
          </table:table-cell>
          <table:table-cell office:value-type="float" office:value="114.720001" table:style-name="ce1">
            <text:p>114.720001</text:p>
          </table:table-cell>
          <table:table-cell office:value-type="float" office:value="115.93" table:style-name="ce1">
            <text:p>115.93</text:p>
          </table:table-cell>
          <table:table-cell office:value-type="float" office:value="112.800003" table:style-name="ce1">
            <text:p>112.800003</text:p>
          </table:table-cell>
          <table:table-cell office:value-type="float" office:value="115.360001" table:style-name="ce1">
            <text:p>115.360001</text:p>
          </table:table-cell>
          <table:table-cell office:value-type="float" office:value="115.360001" table:style-name="ce1">
            <text:p>115.360001</text:p>
          </table:table-cell>
          <table:table-cell office:value-type="float" office:value="140150100" table:style-name="ce1">
            <text:p>140150100</text:p>
          </table:table-cell>
          <table:table-cell table:number-columns-repeated="16377"/>
        </table:table-row>
        <table:table-row table:style-name="ro1">
          <table:table-cell office:value-type="date" office:date-value="2020-09-15T00:00:00" table:style-name="ce2">
            <text:p>9/15/2020</text:p>
          </table:table-cell>
          <table:table-cell office:value-type="float" office:value="118.33000199999999" table:style-name="ce1">
            <text:p>118.330002</text:p>
          </table:table-cell>
          <table:table-cell office:value-type="float" office:value="118.83000199999999" table:style-name="ce1">
            <text:p>118.830002</text:p>
          </table:table-cell>
          <table:table-cell office:value-type="float" office:value="113.610001" table:style-name="ce1">
            <text:p>113.610001</text:p>
          </table:table-cell>
          <table:table-cell office:value-type="float" office:value="115.540001" table:style-name="ce1">
            <text:p>115.540001</text:p>
          </table:table-cell>
          <table:table-cell office:value-type="float" office:value="115.540001" table:style-name="ce1">
            <text:p>115.540001</text:p>
          </table:table-cell>
          <table:table-cell office:value-type="float" office:value="184642000" table:style-name="ce1">
            <text:p>184642000</text:p>
          </table:table-cell>
          <table:table-cell table:number-columns-repeated="16377"/>
        </table:table-row>
        <table:table-row table:style-name="ro1">
          <table:table-cell office:value-type="date" office:date-value="2020-09-16T00:00:00" table:style-name="ce2">
            <text:p>9/16/2020</text:p>
          </table:table-cell>
          <table:table-cell office:value-type="float" office:value="115.230003" table:style-name="ce1">
            <text:p>115.230003</text:p>
          </table:table-cell>
          <table:table-cell office:value-type="float" office:value="116" table:style-name="ce1">
            <text:p>116</text:p>
          </table:table-cell>
          <table:table-cell office:value-type="float" office:value="112.040001" table:style-name="ce1">
            <text:p>112.040001</text:p>
          </table:table-cell>
          <table:table-cell office:value-type="float" office:value="112.129997" table:style-name="ce1">
            <text:p>112.129997</text:p>
          </table:table-cell>
          <table:table-cell office:value-type="float" office:value="112.129997" table:style-name="ce1">
            <text:p>112.129997</text:p>
          </table:table-cell>
          <table:table-cell office:value-type="float" office:value="154679000" table:style-name="ce1">
            <text:p>154679000</text:p>
          </table:table-cell>
          <table:table-cell table:number-columns-repeated="16377"/>
        </table:table-row>
        <table:table-row table:style-name="ro1">
          <table:table-cell office:value-type="date" office:date-value="2020-09-17T00:00:00" table:style-name="ce2">
            <text:p>9/17/2020</text:p>
          </table:table-cell>
          <table:table-cell office:value-type="float" office:value="109.720001" table:style-name="ce1">
            <text:p>109.720001</text:p>
          </table:table-cell>
          <table:table-cell office:value-type="float" office:value="112.199997" table:style-name="ce1">
            <text:p>112.199997</text:p>
          </table:table-cell>
          <table:table-cell office:value-type="float" office:value="108.709999" table:style-name="ce1">
            <text:p>108.709999</text:p>
          </table:table-cell>
          <table:table-cell office:value-type="float" office:value="110.339996" table:style-name="ce1">
            <text:p>110.339996</text:p>
          </table:table-cell>
          <table:table-cell office:value-type="float" office:value="110.339996" table:style-name="ce1">
            <text:p>110.339996</text:p>
          </table:table-cell>
          <table:table-cell office:value-type="float" office:value="178011000" table:style-name="ce1">
            <text:p>178011000</text:p>
          </table:table-cell>
          <table:table-cell table:number-columns-repeated="16377"/>
        </table:table-row>
        <table:table-row table:style-name="ro1">
          <table:table-cell office:value-type="date" office:date-value="2020-09-18T00:00:00" table:style-name="ce2">
            <text:p>9/18/2020</text:p>
          </table:table-cell>
          <table:table-cell office:value-type="float" office:value="110.400002" table:style-name="ce1">
            <text:p>110.400002</text:p>
          </table:table-cell>
          <table:table-cell office:value-type="float" office:value="110.879997" table:style-name="ce1">
            <text:p>110.879997</text:p>
          </table:table-cell>
          <table:table-cell office:value-type="float" office:value="106.089996" table:style-name="ce1">
            <text:p>106.089996</text:p>
          </table:table-cell>
          <table:table-cell office:value-type="float" office:value="106.839996" table:style-name="ce1">
            <text:p>106.839996</text:p>
          </table:table-cell>
          <table:table-cell office:value-type="float" office:value="106.839996" table:style-name="ce1">
            <text:p>106.839996</text:p>
          </table:table-cell>
          <table:table-cell office:value-type="float" office:value="287104900" table:style-name="ce1">
            <text:p>287104900</text:p>
          </table:table-cell>
          <table:table-cell table:number-columns-repeated="16377"/>
        </table:table-row>
        <table:table-row table:style-name="ro1">
          <table:table-cell office:value-type="date" office:date-value="2020-09-21T00:00:00" table:style-name="ce2">
            <text:p>9/21/2020</text:p>
          </table:table-cell>
          <table:table-cell office:value-type="float" office:value="104.540001" table:style-name="ce1">
            <text:p>104.540001</text:p>
          </table:table-cell>
          <table:table-cell office:value-type="float" office:value="110.19000200000001" table:style-name="ce1">
            <text:p>110.190002</text:p>
          </table:table-cell>
          <table:table-cell office:value-type="float" office:value="103.099998" table:style-name="ce1">
            <text:p>103.099998</text:p>
          </table:table-cell>
          <table:table-cell office:value-type="float" office:value="110.08000199999999" table:style-name="ce1">
            <text:p>110.080002</text:p>
          </table:table-cell>
          <table:table-cell office:value-type="float" office:value="110.08000199999999" table:style-name="ce1">
            <text:p>110.080002</text:p>
          </table:table-cell>
          <table:table-cell office:value-type="float" office:value="195713800" table:style-name="ce1">
            <text:p>195713800</text:p>
          </table:table-cell>
          <table:table-cell table:number-columns-repeated="16377"/>
        </table:table-row>
        <table:table-row table:style-name="ro1">
          <table:table-cell office:value-type="date" office:date-value="2020-09-22T00:00:00" table:style-name="ce2">
            <text:p>9/22/2020</text:p>
          </table:table-cell>
          <table:table-cell office:value-type="float" office:value="112.68" table:style-name="ce1">
            <text:p>112.68</text:p>
          </table:table-cell>
          <table:table-cell office:value-type="float" office:value="112.860001" table:style-name="ce1">
            <text:p>112.860001</text:p>
          </table:table-cell>
          <table:table-cell office:value-type="float" office:value="109.160004" table:style-name="ce1">
            <text:p>109.160004</text:p>
          </table:table-cell>
          <table:table-cell office:value-type="float" office:value="111.80999799999999" table:style-name="ce1">
            <text:p>111.809998</text:p>
          </table:table-cell>
          <table:table-cell office:value-type="float" office:value="111.80999799999999" table:style-name="ce1">
            <text:p>111.809998</text:p>
          </table:table-cell>
          <table:table-cell office:value-type="float" office:value="183055400" table:style-name="ce1">
            <text:p>183055400</text:p>
          </table:table-cell>
          <table:table-cell table:number-columns-repeated="16377"/>
        </table:table-row>
        <table:table-row table:style-name="ro1">
          <table:table-cell office:value-type="date" office:date-value="2020-09-23T00:00:00" table:style-name="ce2">
            <text:p>9/23/2020</text:p>
          </table:table-cell>
          <table:table-cell office:value-type="float" office:value="111.620003" table:style-name="ce1">
            <text:p>111.620003</text:p>
          </table:table-cell>
          <table:table-cell office:value-type="float" office:value="112.110001" table:style-name="ce1">
            <text:p>112.110001</text:p>
          </table:table-cell>
          <table:table-cell office:value-type="float" office:value="106.769997" table:style-name="ce1">
            <text:p>106.769997</text:p>
          </table:table-cell>
          <table:table-cell office:value-type="float" office:value="107.120003" table:style-name="ce1">
            <text:p>107.120003</text:p>
          </table:table-cell>
          <table:table-cell office:value-type="float" office:value="107.120003" table:style-name="ce1">
            <text:p>107.120003</text:p>
          </table:table-cell>
          <table:table-cell office:value-type="float" office:value="150718700" table:style-name="ce1">
            <text:p>150718700</text:p>
          </table:table-cell>
          <table:table-cell table:number-columns-repeated="16377"/>
        </table:table-row>
        <table:table-row table:style-name="ro1">
          <table:table-cell office:value-type="date" office:date-value="2020-09-24T00:00:00" table:style-name="ce2">
            <text:p>9/24/2020</text:p>
          </table:table-cell>
          <table:table-cell office:value-type="float" office:value="105.16999800000001" table:style-name="ce1">
            <text:p>105.169998</text:p>
          </table:table-cell>
          <table:table-cell office:value-type="float" office:value="110.25" table:style-name="ce1">
            <text:p>110.25</text:p>
          </table:table-cell>
          <table:table-cell office:value-type="float" office:value="105" table:style-name="ce1">
            <text:p>105</text:p>
          </table:table-cell>
          <table:table-cell office:value-type="float" office:value="108.220001" table:style-name="ce1">
            <text:p>108.220001</text:p>
          </table:table-cell>
          <table:table-cell office:value-type="float" office:value="108.220001" table:style-name="ce1">
            <text:p>108.220001</text:p>
          </table:table-cell>
          <table:table-cell office:value-type="float" office:value="167743300" table:style-name="ce1">
            <text:p>167743300</text:p>
          </table:table-cell>
          <table:table-cell table:number-columns-repeated="16377"/>
        </table:table-row>
        <table:table-row table:style-name="ro1">
          <table:table-cell office:value-type="date" office:date-value="2020-09-25T00:00:00" table:style-name="ce2">
            <text:p>9/25/2020</text:p>
          </table:table-cell>
          <table:table-cell office:value-type="float" office:value="108.43" table:style-name="ce1">
            <text:p>108.43</text:p>
          </table:table-cell>
          <table:table-cell office:value-type="float" office:value="112.44000200000001" table:style-name="ce1">
            <text:p>112.440002</text:p>
          </table:table-cell>
          <table:table-cell office:value-type="float" office:value="107.66999800000001" table:style-name="ce1">
            <text:p>107.669998</text:p>
          </table:table-cell>
          <table:table-cell office:value-type="float" office:value="112.279999" table:style-name="ce1">
            <text:p>112.279999</text:p>
          </table:table-cell>
          <table:table-cell office:value-type="float" office:value="112.279999" table:style-name="ce1">
            <text:p>112.279999</text:p>
          </table:table-cell>
          <table:table-cell office:value-type="float" office:value="149981400" table:style-name="ce1">
            <text:p>149981400</text:p>
          </table:table-cell>
          <table:table-cell table:number-columns-repeated="16377"/>
        </table:table-row>
        <table:table-row table:style-name="ro1">
          <table:table-cell office:value-type="date" office:date-value="2020-09-28T00:00:00" table:style-name="ce2">
            <text:p>9/28/2020</text:p>
          </table:table-cell>
          <table:table-cell office:value-type="float" office:value="115.010002" table:style-name="ce1">
            <text:p>115.010002</text:p>
          </table:table-cell>
          <table:table-cell office:value-type="float" office:value="115.32" table:style-name="ce1">
            <text:p>115.32</text:p>
          </table:table-cell>
          <table:table-cell office:value-type="float" office:value="112.779999" table:style-name="ce1">
            <text:p>112.779999</text:p>
          </table:table-cell>
          <table:table-cell office:value-type="float" office:value="114.959999" table:style-name="ce1">
            <text:p>114.959999</text:p>
          </table:table-cell>
          <table:table-cell office:value-type="float" office:value="114.959999" table:style-name="ce1">
            <text:p>114.959999</text:p>
          </table:table-cell>
          <table:table-cell office:value-type="float" office:value="137672400" table:style-name="ce1">
            <text:p>137672400</text:p>
          </table:table-cell>
          <table:table-cell table:number-columns-repeated="16377"/>
        </table:table-row>
        <table:table-row table:style-name="ro1">
          <table:table-cell office:value-type="date" office:date-value="2020-09-29T00:00:00" table:style-name="ce2">
            <text:p>9/29/2020</text:p>
          </table:table-cell>
          <table:table-cell office:value-type="float" office:value="114.550003" table:style-name="ce1">
            <text:p>114.550003</text:p>
          </table:table-cell>
          <table:table-cell office:value-type="float" office:value="115.30999799999999" table:style-name="ce1">
            <text:p>115.309998</text:p>
          </table:table-cell>
          <table:table-cell office:value-type="float" office:value="113.57" table:style-name="ce1">
            <text:p>113.57</text:p>
          </table:table-cell>
          <table:table-cell office:value-type="float" office:value="114.089996" table:style-name="ce1">
            <text:p>114.089996</text:p>
          </table:table-cell>
          <table:table-cell office:value-type="float" office:value="114.089996" table:style-name="ce1">
            <text:p>114.089996</text:p>
          </table:table-cell>
          <table:table-cell office:value-type="float" office:value="99382200" table:style-name="ce1">
            <text:p>99382200</text:p>
          </table:table-cell>
          <table:table-cell table:number-columns-repeated="16377"/>
        </table:table-row>
        <table:table-row table:style-name="ro1">
          <table:table-cell office:value-type="date" office:date-value="2020-09-30T00:00:00" table:style-name="ce2">
            <text:p>9/30/2020</text:p>
          </table:table-cell>
          <table:table-cell office:value-type="float" office:value="113.790001" table:style-name="ce1">
            <text:p>113.790001</text:p>
          </table:table-cell>
          <table:table-cell office:value-type="float" office:value="117.260002" table:style-name="ce1">
            <text:p>117.260002</text:p>
          </table:table-cell>
          <table:table-cell office:value-type="float" office:value="113.620003" table:style-name="ce1">
            <text:p>113.620003</text:p>
          </table:table-cell>
          <table:table-cell office:value-type="float" office:value="115.80999799999999" table:style-name="ce1">
            <text:p>115.809998</text:p>
          </table:table-cell>
          <table:table-cell office:value-type="float" office:value="115.80999799999999" table:style-name="ce1">
            <text:p>115.809998</text:p>
          </table:table-cell>
          <table:table-cell office:value-type="float" office:value="142675200" table:style-name="ce1">
            <text:p>142675200</text:p>
          </table:table-cell>
          <table:table-cell table:number-columns-repeated="16377"/>
        </table:table-row>
        <table:table-row table:style-name="ro1">
          <table:table-cell office:value-type="date" office:date-value="2020-10-01T00:00:00" table:style-name="ce2">
            <text:p>10/1/2020</text:p>
          </table:table-cell>
          <table:table-cell office:value-type="float" office:value="117.639999" table:style-name="ce1">
            <text:p>117.639999</text:p>
          </table:table-cell>
          <table:table-cell office:value-type="float" office:value="117.720001" table:style-name="ce1">
            <text:p>117.720001</text:p>
          </table:table-cell>
          <table:table-cell office:value-type="float" office:value="115.83000199999999" table:style-name="ce1">
            <text:p>115.830002</text:p>
          </table:table-cell>
          <table:table-cell office:value-type="float" office:value="116.790001" table:style-name="ce1">
            <text:p>116.790001</text:p>
          </table:table-cell>
          <table:table-cell office:value-type="float" office:value="116.790001" table:style-name="ce1">
            <text:p>116.790001</text:p>
          </table:table-cell>
          <table:table-cell office:value-type="float" office:value="116120400" table:style-name="ce1">
            <text:p>116120400</text:p>
          </table:table-cell>
          <table:table-cell table:number-columns-repeated="16377"/>
        </table:table-row>
        <table:table-row table:style-name="ro1">
          <table:table-cell office:value-type="date" office:date-value="2020-10-02T00:00:00" table:style-name="ce2">
            <text:p>10/2/2020</text:p>
          </table:table-cell>
          <table:table-cell office:value-type="float" office:value="112.889999" table:style-name="ce1">
            <text:p>112.889999</text:p>
          </table:table-cell>
          <table:table-cell office:value-type="float" office:value="115.370003" table:style-name="ce1">
            <text:p>115.370003</text:p>
          </table:table-cell>
          <table:table-cell office:value-type="float" office:value="112.220001" table:style-name="ce1">
            <text:p>112.220001</text:p>
          </table:table-cell>
          <table:table-cell office:value-type="float" office:value="113.019997" table:style-name="ce1">
            <text:p>113.019997</text:p>
          </table:table-cell>
          <table:table-cell office:value-type="float" office:value="113.019997" table:style-name="ce1">
            <text:p>113.019997</text:p>
          </table:table-cell>
          <table:table-cell office:value-type="float" office:value="144712000" table:style-name="ce1">
            <text:p>144712000</text:p>
          </table:table-cell>
          <table:table-cell table:number-columns-repeated="16377"/>
        </table:table-row>
        <table:table-row table:style-name="ro1">
          <table:table-cell office:value-type="date" office:date-value="2020-10-05T00:00:00" table:style-name="ce2">
            <text:p>10/5/2020</text:p>
          </table:table-cell>
          <table:table-cell office:value-type="float" office:value="113.910004" table:style-name="ce1">
            <text:p>113.910004</text:p>
          </table:table-cell>
          <table:table-cell office:value-type="float" office:value="116.650002" table:style-name="ce1">
            <text:p>116.650002</text:p>
          </table:table-cell>
          <table:table-cell office:value-type="float" office:value="113.550003" table:style-name="ce1">
            <text:p>113.550003</text:p>
          </table:table-cell>
          <table:table-cell office:value-type="float" office:value="116.5" table:style-name="ce1">
            <text:p>116.5</text:p>
          </table:table-cell>
          <table:table-cell office:value-type="float" office:value="116.5" table:style-name="ce1">
            <text:p>116.5</text:p>
          </table:table-cell>
          <table:table-cell office:value-type="float" office:value="106243800" table:style-name="ce1">
            <text:p>106243800</text:p>
          </table:table-cell>
          <table:table-cell table:number-columns-repeated="16377"/>
        </table:table-row>
        <table:table-row table:style-name="ro1">
          <table:table-cell office:value-type="date" office:date-value="2020-10-06T00:00:00" table:style-name="ce2">
            <text:p>10/6/2020</text:p>
          </table:table-cell>
          <table:table-cell office:value-type="float" office:value="115.699997" table:style-name="ce1">
            <text:p>115.699997</text:p>
          </table:table-cell>
          <table:table-cell office:value-type="float" office:value="116.120003" table:style-name="ce1">
            <text:p>116.120003</text:p>
          </table:table-cell>
          <table:table-cell office:value-type="float" office:value="112.25" table:style-name="ce1">
            <text:p>112.25</text:p>
          </table:table-cell>
          <table:table-cell office:value-type="float" office:value="113.160004" table:style-name="ce1">
            <text:p>113.160004</text:p>
          </table:table-cell>
          <table:table-cell office:value-type="float" office:value="113.160004" table:style-name="ce1">
            <text:p>113.160004</text:p>
          </table:table-cell>
          <table:table-cell office:value-type="float" office:value="161498200" table:style-name="ce1">
            <text:p>161498200</text:p>
          </table:table-cell>
          <table:table-cell table:number-columns-repeated="16377"/>
        </table:table-row>
        <table:table-row table:style-name="ro1">
          <table:table-cell office:value-type="date" office:date-value="2020-10-07T00:00:00" table:style-name="ce2">
            <text:p>10/7/2020</text:p>
          </table:table-cell>
          <table:table-cell office:value-type="float" office:value="114.620003" table:style-name="ce1">
            <text:p>114.620003</text:p>
          </table:table-cell>
          <table:table-cell office:value-type="float" office:value="115.550003" table:style-name="ce1">
            <text:p>115.550003</text:p>
          </table:table-cell>
          <table:table-cell office:value-type="float" office:value="114.129997" table:style-name="ce1">
            <text:p>114.129997</text:p>
          </table:table-cell>
          <table:table-cell office:value-type="float" office:value="115.08000199999999" table:style-name="ce1">
            <text:p>115.080002</text:p>
          </table:table-cell>
          <table:table-cell office:value-type="float" office:value="115.08000199999999" table:style-name="ce1">
            <text:p>115.080002</text:p>
          </table:table-cell>
          <table:table-cell office:value-type="float" office:value="96849000" table:style-name="ce1">
            <text:p>96849000</text:p>
          </table:table-cell>
          <table:table-cell table:number-columns-repeated="16377"/>
        </table:table-row>
        <table:table-row table:style-name="ro1">
          <table:table-cell office:value-type="date" office:date-value="2020-10-08T00:00:00" table:style-name="ce2">
            <text:p>10/8/2020</text:p>
          </table:table-cell>
          <table:table-cell office:value-type="float" office:value="116.25" table:style-name="ce1">
            <text:p>116.25</text:p>
          </table:table-cell>
          <table:table-cell office:value-type="float" office:value="116.400002" table:style-name="ce1">
            <text:p>116.400002</text:p>
          </table:table-cell>
          <table:table-cell office:value-type="float" office:value="114.589996" table:style-name="ce1">
            <text:p>114.589996</text:p>
          </table:table-cell>
          <table:table-cell office:value-type="float" office:value="114.970001" table:style-name="ce1">
            <text:p>114.970001</text:p>
          </table:table-cell>
          <table:table-cell office:value-type="float" office:value="114.970001" table:style-name="ce1">
            <text:p>114.970001</text:p>
          </table:table-cell>
          <table:table-cell office:value-type="float" office:value="83477200" table:style-name="ce1">
            <text:p>83477200</text:p>
          </table:table-cell>
          <table:table-cell table:number-columns-repeated="16377"/>
        </table:table-row>
        <table:table-row table:style-name="ro1">
          <table:table-cell office:value-type="date" office:date-value="2020-10-09T00:00:00" table:style-name="ce2">
            <text:p>10/9/2020</text:p>
          </table:table-cell>
          <table:table-cell office:value-type="float" office:value="115.279999" table:style-name="ce1">
            <text:p>115.279999</text:p>
          </table:table-cell>
          <table:table-cell office:value-type="float" office:value="117" table:style-name="ce1">
            <text:p>117</text:p>
          </table:table-cell>
          <table:table-cell office:value-type="float" office:value="114.91999800000001" table:style-name="ce1">
            <text:p>114.919998</text:p>
          </table:table-cell>
          <table:table-cell office:value-type="float" office:value="116.970001" table:style-name="ce1">
            <text:p>116.970001</text:p>
          </table:table-cell>
          <table:table-cell office:value-type="float" office:value="116.970001" table:style-name="ce1">
            <text:p>116.970001</text:p>
          </table:table-cell>
          <table:table-cell office:value-type="float" office:value="100506900" table:style-name="ce1">
            <text:p>100506900</text:p>
          </table:table-cell>
          <table:table-cell table:number-columns-repeated="16377"/>
        </table:table-row>
        <table:table-row table:style-name="ro1">
          <table:table-cell office:value-type="date" office:date-value="2020-10-12T00:00:00" table:style-name="ce2">
            <text:p>10/12/2020</text:p>
          </table:table-cell>
          <table:table-cell office:value-type="float" office:value="120.05999799999999" table:style-name="ce1">
            <text:p>120.059998</text:p>
          </table:table-cell>
          <table:table-cell office:value-type="float" office:value="125.18" table:style-name="ce1">
            <text:p>125.18</text:p>
          </table:table-cell>
          <table:table-cell office:value-type="float" office:value="119.279999" table:style-name="ce1">
            <text:p>119.279999</text:p>
          </table:table-cell>
          <table:table-cell office:value-type="float" office:value="124.400002" table:style-name="ce1">
            <text:p>124.400002</text:p>
          </table:table-cell>
          <table:table-cell office:value-type="float" office:value="124.400002" table:style-name="ce1">
            <text:p>124.400002</text:p>
          </table:table-cell>
          <table:table-cell office:value-type="float" office:value="240226800" table:style-name="ce1">
            <text:p>240226800</text:p>
          </table:table-cell>
          <table:table-cell table:number-columns-repeated="16377"/>
        </table:table-row>
        <table:table-row table:style-name="ro1">
          <table:table-cell office:value-type="date" office:date-value="2020-10-13T00:00:00" table:style-name="ce2">
            <text:p>10/13/2020</text:p>
          </table:table-cell>
          <table:table-cell office:value-type="float" office:value="125.269997" table:style-name="ce1">
            <text:p>125.269997</text:p>
          </table:table-cell>
          <table:table-cell office:value-type="float" office:value="125.389999" table:style-name="ce1">
            <text:p>125.389999</text:p>
          </table:table-cell>
          <table:table-cell office:value-type="float" office:value="119.650002" table:style-name="ce1">
            <text:p>119.650002</text:p>
          </table:table-cell>
          <table:table-cell office:value-type="float" office:value="121.099998" table:style-name="ce1">
            <text:p>121.099998</text:p>
          </table:table-cell>
          <table:table-cell office:value-type="float" office:value="121.099998" table:style-name="ce1">
            <text:p>121.099998</text:p>
          </table:table-cell>
          <table:table-cell office:value-type="float" office:value="262330500" table:style-name="ce1">
            <text:p>262330500</text:p>
          </table:table-cell>
          <table:table-cell table:number-columns-repeated="16377"/>
        </table:table-row>
        <table:table-row table:style-name="ro1">
          <table:table-cell office:value-type="date" office:date-value="2020-10-14T00:00:00" table:style-name="ce2">
            <text:p>10/14/2020</text:p>
          </table:table-cell>
          <table:table-cell office:value-type="float" office:value="121" table:style-name="ce1">
            <text:p>121</text:p>
          </table:table-cell>
          <table:table-cell office:value-type="float" office:value="123.029999" table:style-name="ce1">
            <text:p>123.029999</text:p>
          </table:table-cell>
          <table:table-cell office:value-type="float" office:value="119.620003" table:style-name="ce1">
            <text:p>119.620003</text:p>
          </table:table-cell>
          <table:table-cell office:value-type="float" office:value="121.19000200000001" table:style-name="ce1">
            <text:p>121.190002</text:p>
          </table:table-cell>
          <table:table-cell office:value-type="float" office:value="121.19000200000001" table:style-name="ce1">
            <text:p>121.190002</text:p>
          </table:table-cell>
          <table:table-cell office:value-type="float" office:value="151062300" table:style-name="ce1">
            <text:p>151062300</text:p>
          </table:table-cell>
          <table:table-cell table:number-columns-repeated="16377"/>
        </table:table-row>
        <table:table-row table:style-name="ro1">
          <table:table-cell office:value-type="date" office:date-value="2020-10-15T00:00:00" table:style-name="ce2">
            <text:p>10/15/2020</text:p>
          </table:table-cell>
          <table:table-cell office:value-type="float" office:value="118.720001" table:style-name="ce1">
            <text:p>118.720001</text:p>
          </table:table-cell>
          <table:table-cell office:value-type="float" office:value="121.199997" table:style-name="ce1">
            <text:p>121.199997</text:p>
          </table:table-cell>
          <table:table-cell office:value-type="float" office:value="118.150002" table:style-name="ce1">
            <text:p>118.150002</text:p>
          </table:table-cell>
          <table:table-cell office:value-type="float" office:value="120.709999" table:style-name="ce1">
            <text:p>120.709999</text:p>
          </table:table-cell>
          <table:table-cell office:value-type="float" office:value="120.709999" table:style-name="ce1">
            <text:p>120.709999</text:p>
          </table:table-cell>
          <table:table-cell office:value-type="float" office:value="112559200" table:style-name="ce1">
            <text:p>112559200</text:p>
          </table:table-cell>
          <table:table-cell table:number-columns-repeated="16377"/>
        </table:table-row>
        <table:table-row table:style-name="ro1">
          <table:table-cell office:value-type="date" office:date-value="2020-10-16T00:00:00" table:style-name="ce2">
            <text:p>10/16/2020</text:p>
          </table:table-cell>
          <table:table-cell office:value-type="float" office:value="121.279999" table:style-name="ce1">
            <text:p>121.279999</text:p>
          </table:table-cell>
          <table:table-cell office:value-type="float" office:value="121.550003" table:style-name="ce1">
            <text:p>121.550003</text:p>
          </table:table-cell>
          <table:table-cell office:value-type="float" office:value="118.80999799999999" table:style-name="ce1">
            <text:p>118.809998</text:p>
          </table:table-cell>
          <table:table-cell office:value-type="float" office:value="119.019997" table:style-name="ce1">
            <text:p>119.019997</text:p>
          </table:table-cell>
          <table:table-cell office:value-type="float" office:value="119.019997" table:style-name="ce1">
            <text:p>119.019997</text:p>
          </table:table-cell>
          <table:table-cell office:value-type="float" office:value="115393800" table:style-name="ce1">
            <text:p>115393800</text:p>
          </table:table-cell>
          <table:table-cell table:number-columns-repeated="16377"/>
        </table:table-row>
        <table:table-row table:style-name="ro1">
          <table:table-cell office:value-type="date" office:date-value="2020-10-19T00:00:00" table:style-name="ce2">
            <text:p>10/19/2020</text:p>
          </table:table-cell>
          <table:table-cell office:value-type="float" office:value="119.959999" table:style-name="ce1">
            <text:p>119.959999</text:p>
          </table:table-cell>
          <table:table-cell office:value-type="float" office:value="120.41999800000001" table:style-name="ce1">
            <text:p>120.419998</text:p>
          </table:table-cell>
          <table:table-cell office:value-type="float" office:value="115.660004" table:style-name="ce1">
            <text:p>115.660004</text:p>
          </table:table-cell>
          <table:table-cell office:value-type="float" office:value="115.980003" table:style-name="ce1">
            <text:p>115.980003</text:p>
          </table:table-cell>
          <table:table-cell office:value-type="float" office:value="115.980003" table:style-name="ce1">
            <text:p>115.980003</text:p>
          </table:table-cell>
          <table:table-cell office:value-type="float" office:value="120639300" table:style-name="ce1">
            <text:p>120639300</text:p>
          </table:table-cell>
          <table:table-cell table:number-columns-repeated="16377"/>
        </table:table-row>
        <table:table-row table:style-name="ro1">
          <table:table-cell office:value-type="date" office:date-value="2020-10-20T00:00:00" table:style-name="ce2">
            <text:p>10/20/2020</text:p>
          </table:table-cell>
          <table:table-cell office:value-type="float" office:value="116.199997" table:style-name="ce1">
            <text:p>116.199997</text:p>
          </table:table-cell>
          <table:table-cell office:value-type="float" office:value="118.980003" table:style-name="ce1">
            <text:p>118.980003</text:p>
          </table:table-cell>
          <table:table-cell office:value-type="float" office:value="115.629997" table:style-name="ce1">
            <text:p>115.629997</text:p>
          </table:table-cell>
          <table:table-cell office:value-type="float" office:value="117.510002" table:style-name="ce1">
            <text:p>117.510002</text:p>
          </table:table-cell>
          <table:table-cell office:value-type="float" office:value="117.510002" table:style-name="ce1">
            <text:p>117.510002</text:p>
          </table:table-cell>
          <table:table-cell office:value-type="float" office:value="124423700" table:style-name="ce1">
            <text:p>124423700</text:p>
          </table:table-cell>
          <table:table-cell table:number-columns-repeated="16377"/>
        </table:table-row>
        <table:table-row table:style-name="ro1">
          <table:table-cell office:value-type="date" office:date-value="2020-10-21T00:00:00" table:style-name="ce2">
            <text:p>10/21/2020</text:p>
          </table:table-cell>
          <table:table-cell office:value-type="float" office:value="116.66999800000001" table:style-name="ce1">
            <text:p>116.669998</text:p>
          </table:table-cell>
          <table:table-cell office:value-type="float" office:value="118.709999" table:style-name="ce1">
            <text:p>118.709999</text:p>
          </table:table-cell>
          <table:table-cell office:value-type="float" office:value="116.449997" table:style-name="ce1">
            <text:p>116.449997</text:p>
          </table:table-cell>
          <table:table-cell office:value-type="float" office:value="116.870003" table:style-name="ce1">
            <text:p>116.870003</text:p>
          </table:table-cell>
          <table:table-cell office:value-type="float" office:value="116.870003" table:style-name="ce1">
            <text:p>116.870003</text:p>
          </table:table-cell>
          <table:table-cell office:value-type="float" office:value="89946000" table:style-name="ce1">
            <text:p>89946000</text:p>
          </table:table-cell>
          <table:table-cell table:number-columns-repeated="16377"/>
        </table:table-row>
        <table:table-row table:style-name="ro1">
          <table:table-cell office:value-type="date" office:date-value="2020-10-22T00:00:00" table:style-name="ce2">
            <text:p>10/22/2020</text:p>
          </table:table-cell>
          <table:table-cell office:value-type="float" office:value="117.449997" table:style-name="ce1">
            <text:p>117.449997</text:p>
          </table:table-cell>
          <table:table-cell office:value-type="float" office:value="118.040001" table:style-name="ce1">
            <text:p>118.040001</text:p>
          </table:table-cell>
          <table:table-cell office:value-type="float" office:value="114.589996" table:style-name="ce1">
            <text:p>114.589996</text:p>
          </table:table-cell>
          <table:table-cell office:value-type="float" office:value="115.75" table:style-name="ce1">
            <text:p>115.75</text:p>
          </table:table-cell>
          <table:table-cell office:value-type="float" office:value="115.75" table:style-name="ce1">
            <text:p>115.75</text:p>
          </table:table-cell>
          <table:table-cell office:value-type="float" office:value="101988000" table:style-name="ce1">
            <text:p>101988000</text:p>
          </table:table-cell>
          <table:table-cell table:number-columns-repeated="16377"/>
        </table:table-row>
        <table:table-row table:style-name="ro1">
          <table:table-cell office:value-type="date" office:date-value="2020-10-23T00:00:00" table:style-name="ce2">
            <text:p>10/23/2020</text:p>
          </table:table-cell>
          <table:table-cell office:value-type="float" office:value="116.389999" table:style-name="ce1">
            <text:p>116.389999</text:p>
          </table:table-cell>
          <table:table-cell office:value-type="float" office:value="116.550003" table:style-name="ce1">
            <text:p>116.550003</text:p>
          </table:table-cell>
          <table:table-cell office:value-type="float" office:value="114.279999" table:style-name="ce1">
            <text:p>114.279999</text:p>
          </table:table-cell>
          <table:table-cell office:value-type="float" office:value="115.040001" table:style-name="ce1">
            <text:p>115.040001</text:p>
          </table:table-cell>
          <table:table-cell office:value-type="float" office:value="115.040001" table:style-name="ce1">
            <text:p>115.040001</text:p>
          </table:table-cell>
          <table:table-cell office:value-type="float" office:value="82572600" table:style-name="ce1">
            <text:p>82572600</text:p>
          </table:table-cell>
          <table:table-cell table:number-columns-repeated="16377"/>
        </table:table-row>
        <table:table-row table:style-name="ro1">
          <table:table-cell office:value-type="date" office:date-value="2020-10-26T00:00:00" table:style-name="ce2">
            <text:p>10/26/2020</text:p>
          </table:table-cell>
          <table:table-cell office:value-type="float" office:value="114.010002" table:style-name="ce1">
            <text:p>114.010002</text:p>
          </table:table-cell>
          <table:table-cell office:value-type="float" office:value="116.550003" table:style-name="ce1">
            <text:p>116.550003</text:p>
          </table:table-cell>
          <table:table-cell office:value-type="float" office:value="112.879997" table:style-name="ce1">
            <text:p>112.879997</text:p>
          </table:table-cell>
          <table:table-cell office:value-type="float" office:value="115.050003" table:style-name="ce1">
            <text:p>115.050003</text:p>
          </table:table-cell>
          <table:table-cell office:value-type="float" office:value="115.050003" table:style-name="ce1">
            <text:p>115.050003</text:p>
          </table:table-cell>
          <table:table-cell office:value-type="float" office:value="111850700" table:style-name="ce1">
            <text:p>111850700</text:p>
          </table:table-cell>
          <table:table-cell table:number-columns-repeated="16377"/>
        </table:table-row>
        <table:table-row table:style-name="ro1">
          <table:table-cell office:value-type="date" office:date-value="2020-10-27T00:00:00" table:style-name="ce2">
            <text:p>10/27/2020</text:p>
          </table:table-cell>
          <table:table-cell office:value-type="float" office:value="115.489998" table:style-name="ce1">
            <text:p>115.489998</text:p>
          </table:table-cell>
          <table:table-cell office:value-type="float" office:value="117.279999" table:style-name="ce1">
            <text:p>117.279999</text:p>
          </table:table-cell>
          <table:table-cell office:value-type="float" office:value="114.540001" table:style-name="ce1">
            <text:p>114.540001</text:p>
          </table:table-cell>
          <table:table-cell office:value-type="float" office:value="116.599998" table:style-name="ce1">
            <text:p>116.599998</text:p>
          </table:table-cell>
          <table:table-cell office:value-type="float" office:value="116.599998" table:style-name="ce1">
            <text:p>116.599998</text:p>
          </table:table-cell>
          <table:table-cell office:value-type="float" office:value="92276800" table:style-name="ce1">
            <text:p>92276800</text:p>
          </table:table-cell>
          <table:table-cell table:number-columns-repeated="16377"/>
        </table:table-row>
        <table:table-row table:style-name="ro1">
          <table:table-cell office:value-type="date" office:date-value="2020-10-28T00:00:00" table:style-name="ce2">
            <text:p>10/28/2020</text:p>
          </table:table-cell>
          <table:table-cell office:value-type="float" office:value="115.050003" table:style-name="ce1">
            <text:p>115.050003</text:p>
          </table:table-cell>
          <table:table-cell office:value-type="float" office:value="115.43" table:style-name="ce1">
            <text:p>115.43</text:p>
          </table:table-cell>
          <table:table-cell office:value-type="float" office:value="111.099998" table:style-name="ce1">
            <text:p>111.099998</text:p>
          </table:table-cell>
          <table:table-cell office:value-type="float" office:value="111.199997" table:style-name="ce1">
            <text:p>111.199997</text:p>
          </table:table-cell>
          <table:table-cell office:value-type="float" office:value="111.199997" table:style-name="ce1">
            <text:p>111.199997</text:p>
          </table:table-cell>
          <table:table-cell office:value-type="float" office:value="143937800" table:style-name="ce1">
            <text:p>143937800</text:p>
          </table:table-cell>
          <table:table-cell table:number-columns-repeated="16377"/>
        </table:table-row>
        <table:table-row table:style-name="ro1">
          <table:table-cell office:value-type="date" office:date-value="2020-10-29T00:00:00" table:style-name="ce2">
            <text:p>10/29/2020</text:p>
          </table:table-cell>
          <table:table-cell office:value-type="float" office:value="112.370003" table:style-name="ce1">
            <text:p>112.370003</text:p>
          </table:table-cell>
          <table:table-cell office:value-type="float" office:value="116.93" table:style-name="ce1">
            <text:p>116.93</text:p>
          </table:table-cell>
          <table:table-cell office:value-type="float" office:value="112.199997" table:style-name="ce1">
            <text:p>112.199997</text:p>
          </table:table-cell>
          <table:table-cell office:value-type="float" office:value="115.32" table:style-name="ce1">
            <text:p>115.32</text:p>
          </table:table-cell>
          <table:table-cell office:value-type="float" office:value="115.32" table:style-name="ce1">
            <text:p>115.32</text:p>
          </table:table-cell>
          <table:table-cell office:value-type="float" office:value="146129200" table:style-name="ce1">
            <text:p>146129200</text:p>
          </table:table-cell>
          <table:table-cell table:number-columns-repeated="16377"/>
        </table:table-row>
        <table:table-row table:style-name="ro1">
          <table:table-cell office:value-type="date" office:date-value="2020-10-30T00:00:00" table:style-name="ce2">
            <text:p>10/30/2020</text:p>
          </table:table-cell>
          <table:table-cell office:value-type="float" office:value="111.05999799999999" table:style-name="ce1">
            <text:p>111.059998</text:p>
          </table:table-cell>
          <table:table-cell office:value-type="float" office:value="111.989998" table:style-name="ce1">
            <text:p>111.989998</text:p>
          </table:table-cell>
          <table:table-cell office:value-type="float" office:value="107.720001" table:style-name="ce1">
            <text:p>107.720001</text:p>
          </table:table-cell>
          <table:table-cell office:value-type="float" office:value="108.860001" table:style-name="ce1">
            <text:p>108.860001</text:p>
          </table:table-cell>
          <table:table-cell office:value-type="float" office:value="108.860001" table:style-name="ce1">
            <text:p>108.860001</text:p>
          </table:table-cell>
          <table:table-cell office:value-type="float" office:value="190272600" table:style-name="ce1">
            <text:p>190272600</text:p>
          </table:table-cell>
          <table:table-cell table:number-columns-repeated="16377"/>
        </table:table-row>
        <table:table-row table:style-name="ro1">
          <table:table-cell office:value-type="date" office:date-value="2020-11-02T00:00:00" table:style-name="ce2">
            <text:p>11/2/2020</text:p>
          </table:table-cell>
          <table:table-cell office:value-type="float" office:value="109.110001" table:style-name="ce1">
            <text:p>109.110001</text:p>
          </table:table-cell>
          <table:table-cell office:value-type="float" office:value="110.68" table:style-name="ce1">
            <text:p>110.68</text:p>
          </table:table-cell>
          <table:table-cell office:value-type="float" office:value="107.32" table:style-name="ce1">
            <text:p>107.32</text:p>
          </table:table-cell>
          <table:table-cell office:value-type="float" office:value="108.769997" table:style-name="ce1">
            <text:p>108.769997</text:p>
          </table:table-cell>
          <table:table-cell office:value-type="float" office:value="108.769997" table:style-name="ce1">
            <text:p>108.769997</text:p>
          </table:table-cell>
          <table:table-cell office:value-type="float" office:value="122866900" table:style-name="ce1">
            <text:p>122866900</text:p>
          </table:table-cell>
          <table:table-cell table:number-columns-repeated="16377"/>
        </table:table-row>
        <table:table-row table:style-name="ro1">
          <table:table-cell office:value-type="date" office:date-value="2020-11-03T00:00:00" table:style-name="ce2">
            <text:p>11/3/2020</text:p>
          </table:table-cell>
          <table:table-cell office:value-type="float" office:value="109.660004" table:style-name="ce1">
            <text:p>109.660004</text:p>
          </table:table-cell>
          <table:table-cell office:value-type="float" office:value="111.489998" table:style-name="ce1">
            <text:p>111.489998</text:p>
          </table:table-cell>
          <table:table-cell office:value-type="float" office:value="108.730003" table:style-name="ce1">
            <text:p>108.730003</text:p>
          </table:table-cell>
          <table:table-cell office:value-type="float" office:value="110.44000200000001" table:style-name="ce1">
            <text:p>110.440002</text:p>
          </table:table-cell>
          <table:table-cell office:value-type="float" office:value="110.44000200000001" table:style-name="ce1">
            <text:p>110.440002</text:p>
          </table:table-cell>
          <table:table-cell office:value-type="float" office:value="107624400" table:style-name="ce1">
            <text:p>107624400</text:p>
          </table:table-cell>
          <table:table-cell table:number-columns-repeated="16377"/>
        </table:table-row>
        <table:table-row table:style-name="ro1">
          <table:table-cell office:value-type="date" office:date-value="2020-11-04T00:00:00" table:style-name="ce2">
            <text:p>11/4/2020</text:p>
          </table:table-cell>
          <table:table-cell office:value-type="float" office:value="114.139999" table:style-name="ce1">
            <text:p>114.139999</text:p>
          </table:table-cell>
          <table:table-cell office:value-type="float" office:value="115.589996" table:style-name="ce1">
            <text:p>115.589996</text:p>
          </table:table-cell>
          <table:table-cell office:value-type="float" office:value="112.349998" table:style-name="ce1">
            <text:p>112.349998</text:p>
          </table:table-cell>
          <table:table-cell office:value-type="float" office:value="114.949997" table:style-name="ce1">
            <text:p>114.949997</text:p>
          </table:table-cell>
          <table:table-cell office:value-type="float" office:value="114.949997" table:style-name="ce1">
            <text:p>114.949997</text:p>
          </table:table-cell>
          <table:table-cell office:value-type="float" office:value="137809900" table:style-name="ce1">
            <text:p>137809900</text:p>
          </table:table-cell>
          <table:table-cell table:number-columns-repeated="16377"/>
        </table:table-row>
        <table:table-row table:number-rows-repeated="10483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2</meta:generator>
    <meta:initial-creator>Unknown</meta:initial-creator>
    <dc:creator>X</dc:creator>
    <meta:creation-date>2020-11-05T13:05:11Z</meta:creation-date>
    <dc:date>2021-02-18T12:24:36Z</dc:date>
  </office:meta>
</office:document-meta>
</file>